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1" svg:font-family="Roboto"/>
    <style:font-face style:name="FZSongTi1" svg:font-family="FZSongTi"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ZSongTi" svg:font-family="FZSongTi" style:font-family-generic="system" style:font-pitch="variable"/>
    <style:font-face style:name="Roboto" svg:font-family="Roboto" style:font-family-generic="system" style:font-pitch="variable"/>
  </office:font-face-decls>
  <office:automatic-styles>
    <style:style style:name="P1" style:family="paragraph" style:parent-style-name="Preformatted_20_Text">
      <style:paragraph-properties fo:margin-left="0in" fo:margin-right="0in" fo:margin-top="0in" fo:margin-bottom="0.1965in" loext:contextual-spacing="false" fo:text-indent="0in" style:auto-text-indent="false"/>
      <style:text-properties fo:color="#000000"/>
    </style:style>
    <style:style style:name="P2" style:family="paragraph" style:parent-style-name="Preformatted_20_Text">
      <style:paragraph-properties fo:margin-left="0in" fo:margin-right="0in" fo:margin-top="0in" fo:margin-bottom="0in" loext:contextual-spacing="false" fo:text-indent="0in" style:auto-text-indent="false"/>
    </style:style>
    <style:style style:name="P3" style:family="paragraph" style:parent-style-name="Preformatted_20_Text">
      <style:paragraph-properties fo:margin-left="0in" fo:margin-right="0in" fo:margin-top="0in" fo:margin-bottom="0in" loext:contextual-spacing="false" fo:text-indent="0in" style:auto-text-indent="false"/>
      <style:text-properties officeooo:paragraph-rsid="002478f8"/>
    </style:style>
    <style:style style:name="P4" style:family="paragraph" style:parent-style-name="Preformatted_20_Text">
      <style:paragraph-properties fo:margin-left="0in" fo:margin-right="0in" fo:margin-top="0in" fo:margin-bottom="0in" loext:contextual-spacing="false" fo:text-indent="0in" style:auto-text-indent="false"/>
      <style:text-properties officeooo:paragraph-rsid="0025ab58"/>
    </style:style>
    <style:style style:name="P5" style:family="paragraph" style:parent-style-name="Preformatted_20_Text">
      <style:paragraph-properties fo:margin-left="0in" fo:margin-right="0in" fo:margin-top="0in" fo:margin-bottom="0in" loext:contextual-spacing="false" fo:text-indent="0in" style:auto-text-indent="false"/>
      <style:text-properties officeooo:paragraph-rsid="00294ea6"/>
    </style:style>
    <style:style style:name="P6" style:family="paragraph" style:parent-style-name="Preformatted_20_Text">
      <style:paragraph-properties fo:margin-left="0in" fo:margin-right="0in" fo:margin-top="0in" fo:margin-bottom="0in" loext:contextual-spacing="false" fo:text-indent="0in" style:auto-text-indent="false"/>
      <style:text-properties fo:color="#008000" officeooo:paragraph-rsid="00391cc6"/>
    </style:style>
    <style:style style:name="P7" style:family="paragraph" style:parent-style-name="Preformatted_20_Text">
      <style:paragraph-properties fo:margin-left="0in" fo:margin-right="0in" fo:margin-top="0in" fo:margin-bottom="0in" loext:contextual-spacing="false" fo:text-indent="0in" style:auto-text-indent="false"/>
      <style:text-properties officeooo:rsid="006162bf" officeooo:paragraph-rsid="006162bf"/>
    </style:style>
    <style:style style:name="P8" style:family="paragraph" style:parent-style-name="Preformatted_20_Text">
      <style:paragraph-properties fo:margin-left="0in" fo:margin-right="0in" fo:margin-top="0in" fo:margin-bottom="0in" loext:contextual-spacing="false" fo:text-indent="0in" style:auto-text-indent="false"/>
      <style:text-properties officeooo:paragraph-rsid="0088281b"/>
    </style:style>
    <style:style style:name="P9" style:family="paragraph" style:parent-style-name="Preformatted_20_Text">
      <style:paragraph-properties fo:margin-left="0in" fo:margin-right="0in" fo:margin-top="0in" fo:margin-bottom="0in" loext:contextual-spacing="false" fo:text-indent="0in" style:auto-text-indent="false"/>
      <style:text-properties officeooo:paragraph-rsid="0089bddc"/>
    </style:style>
    <style:style style:name="P10" style:family="paragraph" style:parent-style-name="Preformatted_20_Text">
      <style:paragraph-properties fo:margin-left="0in" fo:margin-right="0in" fo:margin-top="0in" fo:margin-bottom="0in" loext:contextual-spacing="false" fo:text-indent="0in" style:auto-text-indent="false"/>
      <style:text-properties officeooo:rsid="01044e60" officeooo:paragraph-rsid="01044e60"/>
    </style:style>
    <style:style style:name="P11" style:family="paragraph" style:parent-style-name="Preformatted_20_Text">
      <style:paragraph-properties fo:margin-left="0in" fo:margin-right="0in" fo:margin-top="0in" fo:margin-bottom="0in" loext:contextual-spacing="false" fo:text-indent="0in" style:auto-text-indent="false" style:writing-mode="page"/>
    </style:style>
    <style:style style:name="P12" style:family="paragraph" style:parent-style-name="Preformatted_20_Text">
      <style:paragraph-properties fo:margin-left="0in" fo:margin-right="0in" fo:margin-top="0in" fo:margin-bottom="0in" loext:contextual-spacing="false" fo:text-indent="0in" style:auto-text-indent="false" style:writing-mode="page"/>
      <style:text-properties officeooo:paragraph-rsid="0025ab58"/>
    </style:style>
    <style:style style:name="P13" style:family="paragraph" style:parent-style-name="Preformatted_20_Text">
      <style:paragraph-properties fo:margin-left="0in" fo:margin-right="0in" fo:margin-top="0in" fo:margin-bottom="0in" loext:contextual-spacing="false" fo:text-indent="0in" style:auto-text-indent="false" style:writing-mode="page"/>
      <style:text-properties officeooo:paragraph-rsid="00268c5f"/>
    </style:style>
    <style:style style:name="P14" style:family="paragraph" style:parent-style-name="Preformatted_20_Text">
      <loext:graphic-properties draw:fill="none"/>
      <style:paragraph-properties fo:margin-left="0in" fo:margin-right="0in" fo:margin-top="0in" fo:margin-bottom="0in" loext:contextual-spacing="false" fo:text-align="start" style:justify-single-word="false" fo:text-indent="0in" style:auto-text-indent="false" fo:background-color="transparent" style:writing-mode="page">
        <style:tab-stops/>
      </style:paragraph-properties>
      <style:text-properties fo:color="#808080" officeooo:rsid="0182f104" officeooo:paragraph-rsid="0182f104"/>
    </style:style>
    <style:style style:name="P15" style:family="paragraph" style:parent-style-name="Preformatted_20_Text">
      <loext:graphic-properties draw:fill="none"/>
      <style:paragraph-properties fo:margin-left="0in" fo:margin-right="0in" fo:margin-top="0in" fo:margin-bottom="0in" loext:contextual-spacing="false" fo:text-align="start" style:justify-single-word="false" fo:text-indent="0in" style:auto-text-indent="false" fo:background-color="transparent" style:writing-mode="page">
        <style:tab-stops>
          <style:tab-stop style:position="3.3752in"/>
          <style:tab-stop style:position="3.75in"/>
        </style:tab-stops>
      </style:paragraph-properties>
      <style:text-properties fo:color="#808080" officeooo:rsid="0185e213" officeooo:paragraph-rsid="0185e213"/>
    </style:style>
    <style:style style:name="P16" style:family="paragraph" style:parent-style-name="Preformatted_20_Text">
      <loext:graphic-properties draw:fill="none"/>
      <style:paragraph-properties fo:margin-left="0in" fo:margin-right="0in" fo:margin-top="0in" fo:margin-bottom="0in" loext:contextual-spacing="false" fo:text-align="start" style:justify-single-word="false" fo:text-indent="0in" style:auto-text-indent="false" fo:background-color="transparent" style:writing-mode="page">
        <style:tab-stops>
          <style:tab-stop style:position="0.3126in"/>
          <style:tab-stop style:position="1.8126in"/>
          <style:tab-stop style:position="1.8402in"/>
          <style:tab-stop style:position="2.4063in"/>
          <style:tab-stop style:position="3.1874in"/>
          <style:tab-stop style:position="3.6874in"/>
          <style:tab-stop style:position="3.9374in"/>
          <style:tab-stop style:position="4.5in"/>
          <style:tab-stop style:position="5.1874in"/>
        </style:tab-stops>
      </style:paragraph-properties>
      <style:text-properties fo:color="#808080" officeooo:rsid="0183d749" officeooo:paragraph-rsid="01877e34"/>
    </style:style>
    <style:style style:name="P17" style:family="paragraph" style:parent-style-name="Preformatted_20_Text">
      <loext:graphic-properties draw:fill="none"/>
      <style:paragraph-properties fo:margin-left="0in" fo:margin-right="0in" fo:margin-top="0in" fo:margin-bottom="0in" loext:contextual-spacing="false" fo:text-align="justify" style:justify-single-word="false" fo:text-indent="0in" style:auto-text-indent="false" fo:background-color="transparent" style:writing-mode="page">
        <style:tab-stops>
          <style:tab-stop style:position="2.25in"/>
        </style:tab-stops>
      </style:paragraph-properties>
      <style:text-properties fo:color="#666666" officeooo:rsid="00381876" officeooo:paragraph-rsid="006315a5"/>
    </style:style>
    <style:style style:name="P18" style:family="paragraph" style:parent-style-name="Preformatted_20_Text">
      <style:paragraph-properties fo:margin-left="0in" fo:margin-right="0in" fo:margin-top="0in" fo:margin-bottom="0in" loext:contextual-spacing="false" fo:text-indent="0in" style:auto-text-indent="false" style:writing-mode="page"/>
      <style:text-properties officeooo:paragraph-rsid="01946fff"/>
    </style:style>
    <style:style style:name="P19" style:family="paragraph" style:parent-style-name="Preformatted_20_Text" style:master-page-name="">
      <loext:graphic-properties draw:fill="none"/>
      <style:paragraph-properties fo:margin-left="0in" fo:margin-right="0in" fo:margin-top="0in" fo:margin-bottom="0in" loext:contextual-spacing="false" fo:text-align="justify" style:justify-single-word="false" fo:text-indent="0in" style:auto-text-indent="false" style:page-number="auto" fo:background-color="transparent"/>
      <style:text-properties fo:color="#000000" fo:font-size="11pt" officeooo:paragraph-rsid="00199c27" style:font-size-asian="11pt" style:font-size-complex="11pt"/>
    </style:style>
    <style:style style:name="P20" style:family="paragraph" style:parent-style-name="Preformatted_20_Text">
      <style:paragraph-properties fo:margin-left="0in" fo:margin-right="0in" fo:margin-top="0in" fo:margin-bottom="0in" loext:contextual-spacing="false" fo:text-align="justify" style:justify-single-word="false" fo:text-indent="0in" style:auto-text-indent="false" style:writing-mode="lr-tb">
        <style:tab-stops>
          <style:tab-stop style:position="1.75in"/>
          <style:tab-stop style:position="2.5in"/>
        </style:tab-stops>
      </style:paragraph-properties>
      <style:text-properties fo:color="#808080" officeooo:rsid="00dc21e7" officeooo:paragraph-rsid="00dc21e7"/>
    </style:style>
    <style:style style:name="P21" style:family="paragraph" style:parent-style-name="Preformatted_20_Text">
      <style:paragraph-properties fo:margin-left="0in" fo:margin-right="0in" fo:margin-top="0in" fo:margin-bottom="0in" loext:contextual-spacing="false" fo:text-indent="0in" style:auto-text-indent="false" style:writing-mode="lr-tb">
        <style:tab-stops>
          <style:tab-stop style:position="2.25in"/>
        </style:tab-stops>
      </style:paragraph-properties>
      <style:text-properties fo:color="#999966" officeooo:rsid="021d387d" officeooo:paragraph-rsid="021d387d"/>
    </style:style>
    <style:style style:name="P22" style:family="paragraph" style:parent-style-name="Preformatted_20_Text">
      <style:paragraph-properties fo:margin-left="0in" fo:margin-right="0in" fo:margin-top="0.0598in" fo:margin-bottom="0in" loext:contextual-spacing="false" fo:text-indent="0in" style:auto-text-indent="false" style:writing-mode="page"/>
    </style:style>
    <style:style style:name="P23" style:family="paragraph" style:parent-style-name="Preformatted_20_Text">
      <style:paragraph-properties fo:margin-left="0in" fo:margin-right="0in" fo:margin-top="0.0598in" fo:margin-bottom="0in" loext:contextual-spacing="false" fo:text-indent="0in" style:auto-text-indent="false" style:writing-mode="page"/>
      <style:text-properties officeooo:paragraph-rsid="0025ab58"/>
    </style:style>
    <style:style style:name="P24" style:family="paragraph" style:parent-style-name="Preformatted_20_Text">
      <style:paragraph-properties fo:margin-left="0in" fo:margin-right="0in" fo:margin-top="0.0598in" fo:margin-bottom="0in" loext:contextual-spacing="false" fo:text-indent="0in" style:auto-text-indent="false" style:writing-mode="page"/>
      <style:text-properties officeooo:paragraph-rsid="00268c5f"/>
    </style:style>
    <style:style style:name="P25" style:family="paragraph" style:parent-style-name="Preformatted_20_Text">
      <style:paragraph-properties fo:margin-left="0in" fo:margin-right="0in" fo:margin-top="0.0598in" fo:margin-bottom="0in" loext:contextual-spacing="false" fo:text-indent="0in" style:auto-text-indent="false" style:writing-mode="page"/>
      <style:text-properties fo:color="#808000" officeooo:rsid="0025ab58" officeooo:paragraph-rsid="0025ab58"/>
    </style:style>
    <style:style style:name="P26" style:family="paragraph" style:parent-style-name="Preformatted_20_Text">
      <style:paragraph-properties fo:margin-left="0in" fo:margin-right="0in" fo:margin-top="0.0598in" fo:margin-bottom="0in" loext:contextual-spacing="false" fo:text-indent="0in" style:auto-text-indent="false" style:writing-mode="page"/>
      <style:text-properties officeooo:paragraph-rsid="0040cf65"/>
    </style:style>
    <style:style style:name="P27" style:family="paragraph" style:parent-style-name="Preformatted_20_Text">
      <style:paragraph-properties fo:margin-left="0in" fo:margin-right="0in" fo:margin-top="0.0598in" fo:margin-bottom="0in" loext:contextual-spacing="false" fo:text-align="justify" style:justify-single-word="false" fo:text-indent="0in" style:auto-text-indent="false" style:writing-mode="page"/>
      <style:text-properties fo:color="#666666"/>
    </style:style>
    <style:style style:name="P28" style:family="paragraph" style:parent-style-name="Preformatted_20_Text">
      <style:paragraph-properties fo:margin-left="0in" fo:margin-right="0in" fo:margin-top="0.0598in" fo:margin-bottom="0in" loext:contextual-spacing="false" fo:text-indent="0in" style:auto-text-indent="false" style:writing-mode="page"/>
      <style:text-properties fo:color="#000000" officeooo:rsid="0062a86f" officeooo:paragraph-rsid="00ac7fd4"/>
    </style:style>
    <style:style style:name="P29" style:family="paragraph" style:parent-style-name="Preformatted_20_Text">
      <style:paragraph-properties fo:margin-left="0in" fo:margin-right="0in" fo:margin-top="0.0598in" fo:margin-bottom="0in" loext:contextual-spacing="false" fo:text-indent="0in" style:auto-text-indent="false" style:writing-mode="page">
        <style:tab-stops>
          <style:tab-stop style:position="2.0626in"/>
        </style:tab-stops>
      </style:paragraph-properties>
      <style:text-properties fo:color="#000000" officeooo:rsid="0062a86f" officeooo:paragraph-rsid="00ac7fd4"/>
    </style:style>
    <style:style style:name="P30" style:family="paragraph" style:parent-style-name="Preformatted_20_Text">
      <style:paragraph-properties fo:margin-left="0in" fo:margin-right="0in" fo:margin-top="0.0598in" fo:margin-bottom="0in" loext:contextual-spacing="false" fo:text-indent="0in" style:auto-text-indent="false" style:writing-mode="page"/>
      <style:text-properties fo:color="#000000" officeooo:rsid="002cff9c" officeooo:paragraph-rsid="01da3438"/>
    </style:style>
    <style:style style:name="P31" style:family="paragraph" style:parent-style-name="Preformatted_20_Text">
      <loext:graphic-properties draw:fill="none"/>
      <style:paragraph-properties fo:margin-left="0in" fo:margin-right="0in" fo:margin-top="0.0598in" fo:margin-bottom="0in" loext:contextual-spacing="false" fo:text-indent="0in" style:auto-text-indent="false" fo:background-color="transparent" style:writing-mode="page"/>
      <style:text-properties officeooo:rsid="0040cf65" officeooo:paragraph-rsid="00c4e478"/>
    </style:style>
    <style:style style:name="P32" style:family="paragraph" style:parent-style-name="Preformatted_20_Text">
      <loext:graphic-properties draw:fill="none"/>
      <style:paragraph-properties fo:margin-left="0in" fo:margin-right="0in" fo:margin-top="0.0598in" fo:margin-bottom="0in" loext:contextual-spacing="false" fo:text-align="start" style:justify-single-word="false" fo:text-indent="0in" style:auto-text-indent="false" fo:background-color="transparent" style:writing-mode="page"/>
      <style:text-properties fo:color="#808080" officeooo:rsid="0185e213" officeooo:paragraph-rsid="0185e213"/>
    </style:style>
    <style:style style:name="P33" style:family="paragraph" style:parent-style-name="Preformatted_20_Text" style:master-page-name="">
      <loext:graphic-properties draw:fill="none"/>
      <style:paragraph-properties fo:margin-left="0in" fo:margin-right="0in" fo:margin-top="0.0598in" fo:margin-bottom="0in" loext:contextual-spacing="false" fo:text-align="start" style:justify-single-word="false" fo:hyphenation-ladder-count="no-limit" fo:text-indent="0in" style:auto-text-indent="false" style:page-number="auto" fo:background-color="transparent" style:writing-mode="page">
        <style:tab-stops/>
      </style:paragraph-properties>
      <style:text-properties fo:color="#808080" officeooo:rsid="020a8371" officeooo:paragraph-rsid="020a8371" fo:hyphenate="true" fo:hyphenation-remain-char-count="2" fo:hyphenation-push-char-count="2"/>
    </style:style>
    <style:style style:name="P34" style:family="paragraph" style:parent-style-name="Preformatted_20_Text" style:master-page-name="">
      <style:paragraph-properties fo:margin-left="0in" fo:margin-right="0in" fo:margin-top="0.0598in" fo:margin-bottom="0in" loext:contextual-spacing="false" fo:text-indent="0in" style:auto-text-indent="false" style:page-number="auto" style:writing-mode="lr-tb"/>
      <style:text-properties officeooo:rsid="00bfa916" officeooo:paragraph-rsid="0208ac59"/>
    </style:style>
    <style:style style:name="P35" style:family="paragraph" style:parent-style-name="Preformatted_20_Text">
      <style:paragraph-properties fo:margin-left="0in" fo:margin-right="0in" fo:margin-top="0.0598in" fo:margin-bottom="0in" loext:contextual-spacing="false" fo:text-indent="0in" style:auto-text-indent="false" style:writing-mode="lr-tb"/>
      <style:text-properties fo:color="#333333" officeooo:rsid="00739894" officeooo:paragraph-rsid="0089bddc"/>
    </style:style>
    <style:style style:name="P36" style:family="paragraph" style:parent-style-name="Preformatted_20_Text">
      <style:paragraph-properties fo:margin-left="0in" fo:margin-right="0in" fo:margin-top="0.0598in" fo:margin-bottom="0in" loext:contextual-spacing="false" fo:text-indent="0in" style:auto-text-indent="false" style:writing-mode="lr-tb"/>
      <style:text-properties fo:color="#333333" officeooo:rsid="00739894" officeooo:paragraph-rsid="00903ca9"/>
    </style:style>
    <style:style style:name="P37" style:family="paragraph" style:parent-style-name="Preformatted_20_Text">
      <style:paragraph-properties fo:margin-left="0in" fo:margin-right="0in" fo:margin-top="0.0598in" fo:margin-bottom="0in" loext:contextual-spacing="false" fo:text-indent="0in" style:auto-text-indent="false" style:writing-mode="lr-tb"/>
      <style:text-properties fo:color="#333333" officeooo:rsid="00739894" officeooo:paragraph-rsid="0088281b"/>
    </style:style>
    <style:style style:name="P38" style:family="paragraph" style:parent-style-name="Preformatted_20_Text">
      <style:paragraph-properties fo:margin-left="0in" fo:margin-right="0in" fo:margin-top="0.0598in" fo:margin-bottom="0in" loext:contextual-spacing="false" fo:text-indent="0in" style:auto-text-indent="false" style:writing-mode="lr-tb"/>
      <style:text-properties fo:color="#808080" officeooo:rsid="00d12681" officeooo:paragraph-rsid="01b64fc3"/>
    </style:style>
    <style:style style:name="P39" style:family="paragraph" style:parent-style-name="Preformatted_20_Text">
      <style:paragraph-properties fo:margin-left="0in" fo:margin-right="0in" fo:margin-top="0.0598in" fo:margin-bottom="0in" loext:contextual-spacing="false" fo:text-indent="0in" style:auto-text-indent="false" style:writing-mode="lr-tb"/>
      <style:text-properties officeooo:rsid="00bfa916" officeooo:paragraph-rsid="0208ac59"/>
    </style:style>
    <style:style style:name="P40" style:family="paragraph" style:parent-style-name="Preformatted_20_Text">
      <style:paragraph-properties fo:margin-left="0in" fo:margin-right="0in" fo:margin-top="0.2in" fo:margin-bottom="0in" loext:contextual-spacing="false" fo:text-indent="0in" style:auto-text-indent="false" style:writing-mode="page"/>
      <style:text-properties officeooo:paragraph-rsid="002478f8"/>
    </style:style>
    <style:style style:name="P41" style:family="paragraph" style:parent-style-name="Preformatted_20_Text">
      <style:paragraph-properties fo:margin-left="0in" fo:margin-right="0in" fo:margin-top="0.2in" fo:margin-bottom="0in" loext:contextual-spacing="false" fo:text-indent="0in" style:auto-text-indent="false" style:writing-mode="page"/>
      <style:text-properties fo:color="#000000" officeooo:paragraph-rsid="005a8002"/>
    </style:style>
    <style:style style:name="P42" style:family="paragraph" style:parent-style-name="Preformatted_20_Text">
      <loext:graphic-properties draw:fill="none"/>
      <style:paragraph-properties fo:margin-left="0in" fo:margin-right="0in" fo:margin-top="0.2in" fo:margin-bottom="0in" loext:contextual-spacing="false" fo:text-indent="0in" style:auto-text-indent="false" fo:background-color="transparent" style:writing-mode="page"/>
      <style:text-properties fo:color="#000000" officeooo:rsid="002527b9" officeooo:paragraph-rsid="002527b9"/>
    </style:style>
    <style:style style:name="P43" style:family="paragraph" style:parent-style-name="Preformatted_20_Text" style:master-page-name="">
      <loext:graphic-properties draw:fill="none"/>
      <style:paragraph-properties fo:margin-left="0in" fo:margin-right="0in" fo:margin-top="0.2in" fo:margin-bottom="0in" loext:contextual-spacing="false" fo:text-align="justify" style:justify-single-word="false" fo:text-indent="0in" style:auto-text-indent="false" style:page-number="auto" fo:background-color="transparent" style:writing-mode="page">
        <style:tab-stops/>
      </style:paragraph-properties>
      <style:text-properties fo:color="#000000" officeooo:rsid="00381876" officeooo:paragraph-rsid="00381876"/>
    </style:style>
    <style:style style:name="P44" style:family="paragraph" style:parent-style-name="Preformatted_20_Text" style:master-page-name="">
      <loext:graphic-properties draw:fill="none"/>
      <style:paragraph-properties fo:margin-left="0in" fo:margin-right="0in" fo:margin-top="0.2in" fo:margin-bottom="0in" loext:contextual-spacing="false" fo:text-indent="0in" style:auto-text-indent="false" style:page-number="auto" fo:background-color="transparent" style:writing-mode="page"/>
      <style:text-properties officeooo:paragraph-rsid="002478f8"/>
    </style:style>
    <style:style style:name="P45" style:family="paragraph" style:parent-style-name="Preformatted_20_Text" style:master-page-name="">
      <loext:graphic-properties draw:fill="none"/>
      <style:paragraph-properties fo:margin-left="0in" fo:margin-right="0in" fo:margin-top="0.2in" fo:margin-bottom="0in" loext:contextual-spacing="false" fo:text-align="justify" style:justify-single-word="false" fo:text-indent="0in" style:auto-text-indent="false" style:page-number="auto" fo:background-color="transparent" style:writing-mode="page"/>
      <style:text-properties fo:color="#666666" officeooo:rsid="00aacf63" officeooo:paragraph-rsid="00aacf63"/>
    </style:style>
    <style:style style:name="P46" style:family="paragraph" style:parent-style-name="Preformatted_20_Text">
      <style:paragraph-properties fo:margin-left="0in" fo:margin-right="0in" fo:margin-top="0.1in" fo:margin-bottom="0in" loext:contextual-spacing="false" fo:text-indent="0in" style:auto-text-indent="false" style:writing-mode="page"/>
      <style:text-properties fo:color="#000000" officeooo:rsid="002527b9" officeooo:paragraph-rsid="002527b9"/>
    </style:style>
    <style:style style:name="P47" style:family="paragraph" style:parent-style-name="Preformatted_20_Text">
      <loext:graphic-properties draw:fill="none"/>
      <style:paragraph-properties fo:margin-left="0in" fo:margin-right="0in" fo:margin-top="0.1in" fo:margin-bottom="0in" loext:contextual-spacing="false" fo:text-align="start" style:justify-single-word="false" fo:text-indent="0in" style:auto-text-indent="false" fo:background-color="transparent" style:writing-mode="page">
        <style:tab-stops>
          <style:tab-stop style:position="0.3126in"/>
        </style:tab-stops>
      </style:paragraph-properties>
      <style:text-properties fo:color="#808080" officeooo:rsid="01877e34" officeooo:paragraph-rsid="01877e34"/>
    </style:style>
    <style:style style:name="P48" style:family="paragraph" style:parent-style-name="Preformatted_20_Text" style:master-page-name="">
      <loext:graphic-properties draw:fill="none"/>
      <style:paragraph-properties fo:margin-left="0in" fo:margin-right="0in" fo:margin-top="0.1in" fo:margin-bottom="0in" loext:contextual-spacing="false" fo:text-align="start" style:justify-single-word="false" fo:text-indent="0in" style:auto-text-indent="false" style:page-number="auto" fo:background-color="transparent" style:writing-mode="page">
        <style:tab-stops>
          <style:tab-stop style:position="4in"/>
        </style:tab-stops>
      </style:paragraph-properties>
      <style:text-properties fo:color="#808080" officeooo:rsid="0182f104" officeooo:paragraph-rsid="0182f104"/>
    </style:style>
    <style:style style:name="P49" style:family="paragraph" style:parent-style-name="Preformatted_20_Text">
      <style:paragraph-properties fo:margin-left="0in" fo:margin-right="0in" fo:margin-top="0.1in" fo:margin-bottom="0in" loext:contextual-spacing="false" fo:text-align="justify" style:justify-single-word="false" fo:text-indent="0in" style:auto-text-indent="false" style:writing-mode="lr-tb"/>
      <style:text-properties fo:color="#808080" officeooo:rsid="00d12681" officeooo:paragraph-rsid="00dc21e7"/>
    </style:style>
    <style:style style:name="P50" style:family="paragraph" style:parent-style-name="Preformatted_20_Text">
      <style:paragraph-properties fo:margin-left="0in" fo:margin-right="0in" fo:margin-top="0.1in" fo:margin-bottom="0in" loext:contextual-spacing="false" fo:text-indent="0in" style:auto-text-indent="false" style:writing-mode="lr-tb"/>
      <style:text-properties fo:color="#000000" officeooo:rsid="0103a321" officeooo:paragraph-rsid="0103a321"/>
    </style:style>
    <style:style style:name="P51" style:family="paragraph" style:parent-style-name="Preformatted_20_Text">
      <style:paragraph-properties fo:margin-left="0in" fo:margin-right="0in" fo:margin-top="0.1201in" fo:margin-bottom="0in" loext:contextual-spacing="false" fo:text-align="justify" style:justify-single-word="false" fo:text-indent="0in" style:auto-text-indent="false" style:writing-mode="page"/>
      <style:text-properties fo:color="#666666" officeooo:paragraph-rsid="001c1a96"/>
    </style:style>
    <style:style style:name="P52" style:family="paragraph" style:parent-style-name="Preformatted_20_Text">
      <style:paragraph-properties fo:margin-left="0in" fo:margin-right="0in" fo:margin-top="0.1201in" fo:margin-bottom="0in" loext:contextual-spacing="false" fo:text-indent="0in" style:auto-text-indent="false" style:writing-mode="page"/>
      <style:text-properties fo:color="#000000" officeooo:paragraph-rsid="005c0ce0"/>
    </style:style>
    <style:style style:name="P53" style:family="paragraph" style:parent-style-name="Preformatted_20_Text">
      <style:paragraph-properties fo:margin-left="0in" fo:margin-right="0in" fo:margin-top="0.1201in" fo:margin-bottom="0in" loext:contextual-spacing="false" fo:text-indent="0in" style:auto-text-indent="false" style:writing-mode="lr-tb"/>
      <style:text-properties fo:color="#000000" officeooo:rsid="00903ca9" officeooo:paragraph-rsid="00903ca9"/>
    </style:style>
    <style:style style:name="P54" style:family="paragraph" style:parent-style-name="Preformatted_20_Text">
      <style:paragraph-properties fo:margin-left="0in" fo:margin-right="0in" fo:margin-top="0.0201in" fo:margin-bottom="0in" loext:contextual-spacing="false" fo:text-indent="0in" style:auto-text-indent="false" style:writing-mode="page"/>
      <style:text-properties officeooo:paragraph-rsid="005c0ce0"/>
    </style:style>
    <style:style style:name="P55" style:family="paragraph" style:parent-style-name="Preformatted_20_Text">
      <style:paragraph-properties fo:margin-left="0in" fo:margin-right="0in" fo:margin-top="0.0201in" fo:margin-bottom="0in" loext:contextual-spacing="false" fo:text-indent="0in" style:auto-text-indent="false" style:writing-mode="page"/>
      <style:text-properties fo:color="#000000" officeooo:paragraph-rsid="005d2671"/>
    </style:style>
    <style:style style:name="P56" style:family="paragraph" style:parent-style-name="Preformatted_20_Text">
      <style:paragraph-properties fo:margin-left="0in" fo:margin-right="0in" fo:margin-top="0.0201in" fo:margin-bottom="0in" loext:contextual-spacing="false" fo:text-indent="0in" style:auto-text-indent="false" style:writing-mode="lr-tb"/>
      <style:text-properties officeooo:paragraph-rsid="0089bddc"/>
    </style:style>
    <style:style style:name="P57" style:family="paragraph" style:parent-style-name="Preformatted_20_Text">
      <style:paragraph-properties fo:margin-left="0in" fo:margin-right="0in" fo:margin-top="0.0201in" fo:margin-bottom="0in" loext:contextual-spacing="false" fo:text-indent="0in" style:auto-text-indent="false" style:writing-mode="lr-tb"/>
      <style:text-properties officeooo:paragraph-rsid="0090cb82"/>
    </style:style>
    <style:style style:name="P58" style:family="paragraph" style:parent-style-name="Preformatted_20_Text">
      <style:paragraph-properties fo:margin-left="0in" fo:margin-right="0in" fo:margin-top="0.0201in" fo:margin-bottom="0in" loext:contextual-spacing="false" fo:text-indent="0in" style:auto-text-indent="false" style:writing-mode="lr-tb"/>
      <style:text-properties officeooo:rsid="00bfa916" officeooo:paragraph-rsid="0208ac59"/>
    </style:style>
    <style:style style:name="P59" style:family="paragraph" style:parent-style-name="Preformatted_20_Text">
      <style:paragraph-properties fo:margin-left="0in" fo:margin-right="0in" fo:margin-top="0.0799in" fo:margin-bottom="0in" loext:contextual-spacing="false" fo:text-indent="0in" style:auto-text-indent="false" style:writing-mode="page"/>
    </style:style>
    <style:style style:name="P60" style:family="paragraph" style:parent-style-name="Preformatted_20_Text">
      <style:paragraph-properties fo:margin-left="0in" fo:margin-right="0in" fo:margin-top="0.0799in" fo:margin-bottom="0in" loext:contextual-spacing="false" fo:text-align="justify" style:justify-single-word="false" fo:text-indent="0in" style:auto-text-indent="false" style:writing-mode="page"/>
      <style:text-properties fo:color="#666666" officeooo:paragraph-rsid="001c1a96"/>
    </style:style>
    <style:style style:name="P61" style:family="paragraph" style:parent-style-name="Preformatted_20_Text">
      <loext:graphic-properties draw:fill="none"/>
      <style:paragraph-properties fo:margin-left="0in" fo:margin-right="0in" fo:margin-top="0.0799in" fo:margin-bottom="0in" loext:contextual-spacing="false" fo:text-indent="0in" style:auto-text-indent="false" fo:background-color="transparent" style:writing-mode="page"/>
      <style:text-properties fo:color="#000000" officeooo:rsid="006e4431" officeooo:paragraph-rsid="006e4431"/>
    </style:style>
    <style:style style:name="P62" style:family="paragraph" style:parent-style-name="Preformatted_20_Text">
      <loext:graphic-properties draw:fill="none"/>
      <style:paragraph-properties fo:margin-left="0in" fo:margin-right="0in" fo:margin-top="0.0799in" fo:margin-bottom="0in" loext:contextual-spacing="false" fo:text-indent="0in" style:auto-text-indent="false" fo:background-color="transparent" style:writing-mode="page">
        <style:tab-stops>
          <style:tab-stop style:position="2.0626in"/>
          <style:tab-stop style:position="3.1402in"/>
        </style:tab-stops>
      </style:paragraph-properties>
      <style:text-properties fo:color="#808080" officeooo:rsid="00b3be57" officeooo:paragraph-rsid="00b3be57"/>
    </style:style>
    <style:style style:name="P63" style:family="paragraph" style:parent-style-name="Preformatted_20_Text" style:master-page-name="">
      <style:paragraph-properties fo:margin-left="0in" fo:margin-right="0in" fo:margin-top="0.0799in" fo:margin-bottom="0in" loext:contextual-spacing="false" fo:text-indent="0in" style:auto-text-indent="false" style:page-number="auto" style:writing-mode="page"/>
      <style:text-properties officeooo:paragraph-rsid="005d2671"/>
    </style:style>
    <style:style style:name="P64" style:family="paragraph" style:parent-style-name="Preformatted_20_Text" style:master-page-name="">
      <loext:graphic-properties draw:fill="none"/>
      <style:paragraph-properties fo:margin-left="0in" fo:margin-right="0in" fo:margin-top="0.0799in" fo:margin-bottom="0in" loext:contextual-spacing="false" fo:text-indent="0in" style:auto-text-indent="false" style:page-number="auto" fo:background-color="transparent" style:writing-mode="page"/>
      <style:text-properties fo:color="#000000" officeooo:rsid="0179d930" officeooo:paragraph-rsid="0179d930"/>
    </style:style>
    <style:style style:name="P65" style:family="paragraph" style:parent-style-name="Preformatted_20_Text" style:master-page-name="">
      <loext:graphic-properties draw:fill="none"/>
      <style:paragraph-properties fo:margin-left="0in" fo:margin-right="0in" fo:margin-top="0.1402in" fo:margin-bottom="0in" loext:contextual-spacing="false" fo:text-indent="0in" style:auto-text-indent="false" style:page-number="auto" fo:background-color="transparent" style:writing-mode="page"/>
      <style:text-properties fo:color="#000000" officeooo:paragraph-rsid="00391cc6"/>
    </style:style>
    <style:style style:name="P66" style:family="paragraph" style:parent-style-name="Preformatted_20_Text">
      <loext:graphic-properties draw:fill="none"/>
      <style:paragraph-properties fo:margin-left="0in" fo:margin-right="0in" fo:margin-top="0.1402in" fo:margin-bottom="0in" loext:contextual-spacing="false" fo:text-align="start" style:justify-single-word="false" fo:text-indent="0in" style:auto-text-indent="false" fo:background-color="transparent" style:writing-mode="page">
        <style:tab-stops/>
      </style:paragraph-properties>
      <style:text-properties fo:color="#000000" officeooo:rsid="0183bec1" officeooo:paragraph-rsid="0183bec1"/>
    </style:style>
    <style:style style:name="P67" style:family="paragraph" style:parent-style-name="Preformatted_20_Text">
      <style:paragraph-properties fo:margin-left="0in" fo:margin-right="0in" fo:margin-top="0.1402in" fo:margin-bottom="0in" loext:contextual-spacing="false" fo:text-indent="0in" style:auto-text-indent="false" style:writing-mode="page"/>
      <style:text-properties fo:color="#000000" officeooo:rsid="0208ac59" officeooo:paragraph-rsid="0208ac59"/>
    </style:style>
    <style:style style:name="P68" style:family="paragraph" style:parent-style-name="Preformatted_20_Text">
      <style:paragraph-properties fo:margin-left="0in" fo:margin-right="0in" fo:margin-top="0.1598in" fo:margin-bottom="0in" loext:contextual-spacing="false" fo:text-indent="0in" style:auto-text-indent="false" fo:break-before="page" style:writing-mode="page"/>
      <style:text-properties fo:color="#000000" officeooo:rsid="0040cf65" officeooo:paragraph-rsid="0040cf65"/>
    </style:style>
    <style:style style:name="P69" style:family="paragraph" style:parent-style-name="Preformatted_20_Text">
      <loext:graphic-properties draw:fill="none"/>
      <style:paragraph-properties fo:margin-left="0in" fo:margin-right="0in" fo:margin-top="0.0402in" fo:margin-bottom="0in" loext:contextual-spacing="false" fo:text-align="justify" style:justify-single-word="false" fo:text-indent="0in" style:auto-text-indent="false" fo:background-color="transparent" style:writing-mode="page">
        <style:tab-stops/>
      </style:paragraph-properties>
      <style:text-properties fo:color="#666666" officeooo:rsid="00381876" officeooo:paragraph-rsid="006315a5"/>
    </style:style>
    <style:style style:name="P70" style:family="paragraph" style:parent-style-name="Preformatted_20_Text">
      <style:paragraph-properties fo:margin-left="0in" fo:margin-right="0in" fo:margin-top="0.0402in" fo:margin-bottom="0in" loext:contextual-spacing="false" fo:text-indent="0in" style:auto-text-indent="false" style:writing-mode="page"/>
      <style:text-properties officeooo:rsid="00422404" officeooo:paragraph-rsid="02028f93"/>
    </style:style>
    <style:style style:name="P71" style:family="paragraph" style:parent-style-name="Preformatted_20_Text" style:master-page-name="">
      <loext:graphic-properties draw:fill="none"/>
      <style:paragraph-properties fo:margin-left="0in" fo:margin-right="0in" fo:margin-top="0.0402in" fo:margin-bottom="0in" loext:contextual-spacing="false" fo:text-align="justify" style:justify-single-word="false" fo:text-indent="0in" style:auto-text-indent="false" style:page-number="auto" fo:background-color="transparent" style:writing-mode="page">
        <style:tab-stops/>
      </style:paragraph-properties>
      <style:text-properties fo:color="#666666" officeooo:rsid="00381876" officeooo:paragraph-rsid="006315a5"/>
    </style:style>
    <style:style style:name="P72" style:family="paragraph" style:parent-style-name="Preformatted_20_Text">
      <style:paragraph-properties fo:margin-left="0in" fo:margin-right="0in" fo:margin-top="0.0402in" fo:margin-bottom="0in" loext:contextual-spacing="false" fo:text-indent="0in" style:auto-text-indent="false" style:writing-mode="lr-tb"/>
      <style:text-properties officeooo:rsid="00bfa916" officeooo:paragraph-rsid="0208ac59"/>
    </style:style>
    <style:style style:name="P73" style:family="paragraph" style:parent-style-name="Preformatted_20_Text">
      <style:paragraph-properties fo:margin-left="0in" fo:margin-right="0in" fo:margin-top="0.25in" fo:margin-bottom="0in" loext:contextual-spacing="false" fo:text-indent="0in" style:auto-text-indent="false" style:writing-mode="page"/>
      <style:text-properties fo:color="#000000" officeooo:rsid="005770da" officeooo:paragraph-rsid="005770da"/>
    </style:style>
    <style:style style:name="P74" style:family="paragraph" style:parent-style-name="Preformatted_20_Text" style:master-page-name="">
      <loext:graphic-properties draw:fill="none"/>
      <style:paragraph-properties fo:margin-left="0in" fo:margin-right="-0.6866in" fo:margin-top="0in" fo:margin-bottom="0in" loext:contextual-spacing="false" fo:text-indent="0in" style:auto-text-indent="false" style:page-number="auto" fo:background-color="transparent"/>
      <style:text-properties officeooo:paragraph-rsid="001bfc59"/>
    </style:style>
    <style:style style:name="P75" style:family="paragraph" style:parent-style-name="Preformatted_20_Text" style:master-page-name="">
      <loext:graphic-properties draw:fill="none"/>
      <style:paragraph-properties fo:margin-left="0.1252in" fo:margin-right="0in" fo:margin-top="0.0598in" fo:margin-bottom="0in" loext:contextual-spacing="false" fo:text-indent="0in" style:auto-text-indent="false" style:page-number="auto" fo:background-color="transparent" style:writing-mode="page"/>
      <style:text-properties fo:color="#666666" officeooo:paragraph-rsid="00391cc6"/>
    </style:style>
    <style:style style:name="P76" style:family="paragraph" style:parent-style-name="Preformatted_20_Text" style:master-page-name="">
      <loext:graphic-properties draw:fill="none"/>
      <style:paragraph-properties fo:margin-left="0.1252in" fo:margin-right="0in" fo:margin-top="0.0598in" fo:margin-bottom="0in" loext:contextual-spacing="false" fo:text-align="justify" style:justify-single-word="false" fo:text-indent="0in" style:auto-text-indent="false" style:page-number="auto" fo:background-color="transparent" style:writing-mode="page">
        <style:tab-stops/>
      </style:paragraph-properties>
      <style:text-properties fo:color="#666666" officeooo:rsid="002cff9c" officeooo:paragraph-rsid="0045e13d"/>
    </style:style>
    <style:style style:name="P77" style:family="paragraph" style:parent-style-name="Preformatted_20_Text">
      <loext:graphic-properties draw:fill="none"/>
      <style:paragraph-properties fo:margin-left="0.1252in" fo:margin-right="0in" fo:margin-top="0in" fo:margin-bottom="0in" loext:contextual-spacing="false" fo:text-align="justify" style:justify-single-word="false" fo:text-indent="0in" style:auto-text-indent="false" fo:background-color="transparent" style:writing-mode="page">
        <style:tab-stops/>
      </style:paragraph-properties>
      <style:text-properties fo:color="#666666" officeooo:paragraph-rsid="0045e13d"/>
    </style:style>
    <style:style style:name="P78" style:family="paragraph" style:parent-style-name="Preformatted_20_Text">
      <loext:graphic-properties draw:fill="none"/>
      <style:paragraph-properties fo:margin-left="0.1252in" fo:margin-right="0in" fo:margin-top="0in" fo:margin-bottom="0in" loext:contextual-spacing="false" fo:text-indent="0in" style:auto-text-indent="false" fo:background-color="transparent" style:writing-mode="page"/>
      <style:text-properties fo:color="#666666" officeooo:paragraph-rsid="00391cc6"/>
    </style:style>
    <style:style style:name="P79" style:family="paragraph" style:parent-style-name="Preformatted_20_Text">
      <loext:graphic-properties draw:fill="none"/>
      <style:paragraph-properties fo:margin-left="0.1252in" fo:margin-right="0in" fo:margin-top="0in" fo:margin-bottom="0in" loext:contextual-spacing="false" fo:text-align="justify" style:justify-single-word="false" fo:text-indent="0in" style:auto-text-indent="false" fo:background-color="transparent" style:writing-mode="page">
        <style:tab-stops/>
      </style:paragraph-properties>
      <style:text-properties fo:color="#666666" officeooo:rsid="00381876" officeooo:paragraph-rsid="0045e13d"/>
    </style:style>
    <style:style style:name="P80" style:family="paragraph" style:parent-style-name="Preformatted_20_Text">
      <loext:graphic-properties draw:fill="none"/>
      <style:paragraph-properties fo:margin-left="0.1252in" fo:margin-right="0in" fo:margin-top="0in" fo:margin-bottom="0in" loext:contextual-spacing="false" fo:text-indent="0in" style:auto-text-indent="false" fo:background-color="transparent" style:writing-mode="page"/>
      <style:text-properties fo:color="#666666" officeooo:paragraph-rsid="0161850c"/>
    </style:style>
    <style:style style:name="P81" style:family="paragraph" style:parent-style-name="Preformatted_20_Text">
      <loext:graphic-properties draw:fill="none"/>
      <style:paragraph-properties fo:margin-left="0.1252in" fo:margin-right="0in" fo:margin-top="0in" fo:margin-bottom="0in" loext:contextual-spacing="false" fo:text-indent="0in" style:auto-text-indent="false" fo:background-color="transparent" style:writing-mode="page">
        <style:tab-stops>
          <style:tab-stop style:position="4.0626in"/>
        </style:tab-stops>
      </style:paragraph-properties>
      <style:text-properties fo:color="#666666" officeooo:rsid="00782ca5" officeooo:paragraph-rsid="0161850c"/>
    </style:style>
    <style:style style:name="P82" style:family="paragraph" style:parent-style-name="Preformatted_20_Text">
      <loext:graphic-properties draw:fill="none"/>
      <style:paragraph-properties fo:margin-left="0.1252in" fo:margin-right="0in" fo:margin-top="0in" fo:margin-bottom="0in" loext:contextual-spacing="false" fo:text-indent="0in" style:auto-text-indent="false" fo:background-color="transparent" style:writing-mode="page"/>
      <style:text-properties fo:color="#808080" officeooo:paragraph-rsid="00391cc6"/>
    </style:style>
    <style:style style:name="P83" style:family="paragraph" style:parent-style-name="Preformatted_20_Text">
      <loext:graphic-properties draw:fill="none"/>
      <style:paragraph-properties fo:margin-left="0.1252in" fo:margin-right="0in" fo:margin-top="0in" fo:margin-bottom="0in" loext:contextual-spacing="false" fo:text-indent="0in" style:auto-text-indent="false" fo:background-color="transparent" style:writing-mode="page">
        <style:tab-stops>
          <style:tab-stop style:position="1.6354in"/>
          <style:tab-stop style:position="2.0626in"/>
          <style:tab-stop style:position="3.1598in"/>
        </style:tab-stops>
      </style:paragraph-properties>
      <style:text-properties fo:color="#808080" officeooo:rsid="01825cc5" officeooo:paragraph-rsid="01825cc5"/>
    </style:style>
    <style:style style:name="P84" style:family="paragraph" style:parent-style-name="Preformatted_20_Text">
      <loext:graphic-properties draw:fill="none"/>
      <style:paragraph-properties fo:margin-left="0.1252in" fo:margin-right="0in" fo:margin-top="0in" fo:margin-bottom="0in" loext:contextual-spacing="false" fo:text-indent="0in" style:auto-text-indent="false" fo:background-color="transparent" style:writing-mode="page">
        <style:tab-stops>
          <style:tab-stop style:position="1.6354in"/>
          <style:tab-stop style:position="2.0626in"/>
          <style:tab-stop style:position="3.1874in"/>
          <style:tab-stop style:position="4in"/>
        </style:tab-stops>
      </style:paragraph-properties>
      <style:text-properties fo:color="#808080" officeooo:rsid="01825cc5" officeooo:paragraph-rsid="01825cc5"/>
    </style:style>
    <style:style style:name="P85" style:family="paragraph" style:parent-style-name="Preformatted_20_Text" style:master-page-name="">
      <loext:graphic-properties draw:fill="none"/>
      <style:paragraph-properties fo:margin-left="0.1252in" fo:margin-right="0in" fo:margin-top="0.0402in" fo:margin-bottom="0in" loext:contextual-spacing="false" fo:text-indent="0in" style:auto-text-indent="false" style:page-number="auto" fo:background-color="transparent" style:writing-mode="page"/>
      <style:text-properties fo:color="#808080" officeooo:paragraph-rsid="00391cc6"/>
    </style:style>
    <style:style style:name="P86" style:family="paragraph" style:parent-style-name="Preformatted_20_Text">
      <loext:graphic-properties draw:fill="none"/>
      <style:paragraph-properties fo:margin-left="0.1252in" fo:margin-right="0in" fo:margin-top="0.0402in" fo:margin-bottom="0in" loext:contextual-spacing="false" fo:text-indent="0in" style:auto-text-indent="false" fo:background-color="transparent" style:writing-mode="page">
        <style:tab-stops>
          <style:tab-stop style:position="2.0626in"/>
          <style:tab-stop style:position="3.1665in"/>
          <style:tab-stop style:position="3.1874in"/>
          <style:tab-stop style:position="3.9583in"/>
          <style:tab-stop style:position="4in"/>
          <style:tab-stop style:position="5.1252in"/>
        </style:tab-stops>
      </style:paragraph-properties>
      <style:text-properties fo:color="#808080" officeooo:rsid="0180bb51" officeooo:paragraph-rsid="0180bb51"/>
    </style:style>
    <style:style style:name="P87" style:family="paragraph" style:parent-style-name="Preformatted_20_Text">
      <loext:graphic-properties draw:fill="none"/>
      <style:paragraph-properties fo:margin-left="0.1252in" fo:margin-right="0in" fo:margin-top="0.0201in" fo:margin-bottom="0in" loext:contextual-spacing="false" fo:text-indent="0in" style:auto-text-indent="false" fo:background-color="transparent" style:writing-mode="page">
        <style:tab-stops>
          <style:tab-stop style:position="2.0626in"/>
          <style:tab-stop style:position="3.0598in"/>
          <style:tab-stop style:position="6.3126in"/>
        </style:tab-stops>
      </style:paragraph-properties>
      <style:text-properties fo:color="#808080" officeooo:rsid="00b3be57" officeooo:paragraph-rsid="00b4147e"/>
    </style:style>
    <style:style style:name="P88" style:family="paragraph" style:parent-style-name="Preformatted_20_Text">
      <loext:graphic-properties draw:fill="none"/>
      <style:paragraph-properties fo:margin-left="0.1252in" fo:margin-right="0in" fo:margin-top="0.1598in" fo:margin-bottom="0in" loext:contextual-spacing="false" fo:text-indent="0in" style:auto-text-indent="false" fo:background-color="transparent" style:writing-mode="page">
        <style:tab-stops>
          <style:tab-stop style:position="2.7299in"/>
          <style:tab-stop style:position="2.75in"/>
          <style:tab-stop style:position="3.1598in"/>
          <style:tab-stop style:position="4.1701in"/>
        </style:tab-stops>
      </style:paragraph-properties>
      <style:text-properties fo:color="#808080" officeooo:rsid="017f05d8" officeooo:paragraph-rsid="017f05d8"/>
    </style:style>
    <style:style style:name="P89" style:family="paragraph" style:parent-style-name="Preformatted_20_Text" style:master-page-name="">
      <loext:graphic-properties draw:fill="none"/>
      <style:paragraph-properties fo:margin-left="0.1866in" fo:margin-right="0in" fo:margin-top="0.0598in" fo:margin-bottom="0in" loext:contextual-spacing="false" fo:text-align="justify" style:justify-single-word="false" fo:text-indent="0in" style:auto-text-indent="false" style:page-number="auto" fo:background-color="transparent" style:writing-mode="page"/>
      <style:text-properties fo:color="#666666"/>
    </style:style>
    <style:style style:name="P90" style:family="paragraph" style:parent-style-name="Preformatted_20_Text" style:master-page-name="">
      <loext:graphic-properties draw:fill="none"/>
      <style:paragraph-properties fo:margin-left="0.1866in" fo:margin-right="0in" fo:margin-top="0.0598in" fo:margin-bottom="0in" loext:contextual-spacing="false" fo:text-align="justify" style:justify-single-word="false" fo:text-indent="0in" style:auto-text-indent="false" style:page-number="auto" fo:background-color="transparent" style:writing-mode="page"/>
      <style:text-properties fo:color="#666666" officeooo:rsid="002527b9" officeooo:paragraph-rsid="007b725b"/>
    </style:style>
    <style:style style:name="P91" style:family="paragraph" style:parent-style-name="Preformatted_20_Text" style:master-page-name="">
      <loext:graphic-properties draw:fill="none"/>
      <style:paragraph-properties fo:margin-left="0in" fo:margin-right="-0.1252in" fo:margin-top="0in" fo:margin-bottom="0in" loext:contextual-spacing="false" fo:text-indent="0in" style:auto-text-indent="false" style:page-number="auto" fo:background-color="transparent" style:writing-mode="page">
        <style:tab-stops>
          <style:tab-stop style:position="1.5in"/>
          <style:tab-stop style:position="1.7811in"/>
          <style:tab-stop style:position="2.6252in"/>
        </style:tab-stops>
      </style:paragraph-properties>
      <style:text-properties officeooo:rsid="0040cf65" officeooo:paragraph-rsid="018c294b"/>
    </style:style>
    <style:style style:name="P92" style:family="paragraph" style:parent-style-name="Preformatted_20_Text" style:master-page-name="">
      <loext:graphic-properties draw:fill="none"/>
      <style:paragraph-properties fo:margin-left="0in" fo:margin-right="-0.1252in" fo:margin-top="0.0598in" fo:margin-bottom="0in" loext:contextual-spacing="false" fo:text-indent="0in" style:auto-text-indent="false" style:page-number="auto" fo:background-color="transparent" style:writing-mode="page">
        <style:tab-stops>
          <style:tab-stop style:position="1.8299in"/>
        </style:tab-stops>
      </style:paragraph-properties>
      <style:text-properties officeooo:rsid="0040cf65" officeooo:paragraph-rsid="00c4e478"/>
    </style:style>
    <style:style style:name="P93" style:family="paragraph" style:parent-style-name="Preformatted_20_Text" style:master-page-name="">
      <loext:graphic-properties draw:fill="none"/>
      <style:paragraph-properties fo:margin-left="0in" fo:margin-right="-0.1252in" fo:margin-top="0.0402in" fo:margin-bottom="0in" loext:contextual-spacing="false" fo:text-indent="0in" style:auto-text-indent="false" style:page-number="auto" fo:background-color="transparent" style:writing-mode="lr-tb"/>
      <style:text-properties officeooo:rsid="00bfa916" officeooo:paragraph-rsid="0208ac59"/>
    </style:style>
    <style:style style:name="P94" style:family="paragraph" style:parent-style-name="Preformatted_20_Text" style:master-page-name="">
      <loext:graphic-properties draw:fill="none"/>
      <style:paragraph-properties fo:margin-left="1in" fo:margin-right="-0.1252in" fo:margin-top="0.0402in" fo:margin-bottom="0in" loext:contextual-spacing="false" fo:text-indent="-0.25in" style:auto-text-indent="false" style:page-number="auto" fo:background-color="transparent" style:writing-mode="page">
        <style:tab-stops>
          <style:tab-stop style:position="7.0626in"/>
        </style:tab-stops>
      </style:paragraph-properties>
      <style:text-properties fo:color="#007826" officeooo:rsid="00422404" officeooo:paragraph-rsid="0081ecc1"/>
    </style:style>
    <style:style style:name="P95" style:family="paragraph" style:parent-style-name="Preformatted_20_Text">
      <loext:graphic-properties draw:fill="none"/>
      <style:paragraph-properties fo:margin-left="0in" fo:margin-right="-0.1902in" fo:margin-top="0.0598in" fo:margin-bottom="0in" loext:contextual-spacing="false" fo:hyphenation-ladder-count="no-limit" fo:text-indent="0in" style:auto-text-indent="false" fo:background-color="transparent" style:writing-mode="page">
        <style:tab-stops>
          <style:tab-stop style:position="0.9898in"/>
          <style:tab-stop style:position="7.0646in"/>
        </style:tab-stops>
      </style:paragraph-properties>
      <style:text-properties officeooo:rsid="00422404" officeooo:paragraph-rsid="00c8c852" fo:hyphenate="true" fo:hyphenation-remain-char-count="2" fo:hyphenation-push-char-count="2"/>
    </style:style>
    <style:style style:name="P96" style:family="paragraph" style:parent-style-name="Preformatted_20_Text" style:master-page-name="">
      <loext:graphic-properties draw:fill="none"/>
      <style:paragraph-properties fo:margin-left="1in" fo:margin-right="-0.1866in" fo:margin-top="0.0598in" fo:margin-bottom="0in" loext:contextual-spacing="false" fo:hyphenation-ladder-count="no-limit" fo:text-indent="-0.25in" style:auto-text-indent="false" style:page-number="auto" fo:background-color="transparent" style:writing-mode="page">
        <style:tab-stops>
          <style:tab-stop style:position="7.0646in"/>
        </style:tab-stops>
      </style:paragraph-properties>
      <style:text-properties officeooo:rsid="00422404" officeooo:paragraph-rsid="00ed1919" fo:hyphenate="true" fo:hyphenation-remain-char-count="2" fo:hyphenation-push-char-count="2"/>
    </style:style>
    <style:style style:name="P97" style:family="paragraph" style:parent-style-name="Preformatted_20_Text" style:master-page-name="">
      <loext:graphic-properties draw:fill="none"/>
      <style:paragraph-properties fo:margin-left="1in" fo:margin-right="0in" fo:margin-top="0in" fo:margin-bottom="0in" loext:contextual-spacing="false" fo:hyphenation-ladder-count="no-limit" fo:text-indent="0in" style:auto-text-indent="false" style:page-number="auto" fo:background-color="transparent" style:writing-mode="page">
        <style:tab-stops>
          <style:tab-stop style:position="7.0646in"/>
        </style:tab-stops>
      </style:paragraph-properties>
      <style:text-properties officeooo:rsid="00422404" officeooo:paragraph-rsid="00ed1919" fo:hyphenate="true" fo:hyphenation-remain-char-count="2" fo:hyphenation-push-char-count="2"/>
    </style:style>
    <style:style style:name="P98" style:family="paragraph" style:parent-style-name="Preformatted_20_Text">
      <loext:graphic-properties draw:fill="none"/>
      <style:paragraph-properties fo:margin-left="0.6252in" fo:margin-right="0in" fo:margin-top="0.0598in" fo:margin-bottom="0in" loext:contextual-spacing="false" fo:text-indent="0in" style:auto-text-indent="false" fo:background-color="transparent" style:writing-mode="lr-tb"/>
      <style:text-properties fo:color="#808080" officeooo:rsid="01063c94" officeooo:paragraph-rsid="01119bc4"/>
    </style:style>
    <style:style style:name="P99" style:family="paragraph" style:parent-style-name="Preformatted_20_Text" style:master-page-name="">
      <loext:graphic-properties draw:fill="none"/>
      <style:paragraph-properties fo:margin-left="0.6252in" fo:margin-right="0in" fo:margin-top="0.0598in" fo:margin-bottom="0in" loext:contextual-spacing="false" fo:text-align="justify" style:justify-single-word="false" fo:hyphenation-ladder-count="no-limit" fo:text-indent="0in" style:auto-text-indent="false" style:page-number="auto" fo:background-color="transparent" style:writing-mode="lr-tb"/>
      <style:text-properties fo:color="#808080" officeooo:rsid="014069a0" officeooo:paragraph-rsid="014069a0" fo:hyphenate="true" fo:hyphenation-remain-char-count="2" fo:hyphenation-push-char-count="2"/>
    </style:style>
    <style:style style:name="P100" style:family="paragraph" style:parent-style-name="Preformatted_20_Text" style:master-page-name="">
      <loext:graphic-properties draw:fill="none"/>
      <style:paragraph-properties fo:margin-left="0.6252in" fo:margin-right="0in" fo:margin-top="0.1402in" fo:margin-bottom="0in" loext:contextual-spacing="false" fo:text-indent="0in" style:auto-text-indent="false" style:page-number="auto" fo:background-color="transparent" style:writing-mode="lr-tb">
        <style:tab-stops/>
      </style:paragraph-properties>
      <style:text-properties fo:color="#808080" officeooo:rsid="021423aa" officeooo:paragraph-rsid="021423aa"/>
    </style:style>
    <style:style style:name="P101" style:family="paragraph" style:parent-style-name="Preformatted_20_Text">
      <loext:graphic-properties draw:fill="none"/>
      <style:paragraph-properties fo:margin-left="0.25in" fo:margin-right="0in" fo:margin-top="0.2in" fo:margin-bottom="0in" loext:contextual-spacing="false" fo:text-indent="0in" style:auto-text-indent="false" fo:background-color="transparent" style:writing-mode="lr-tb"/>
      <style:text-properties fo:color="#000000" officeooo:rsid="0103ae73" officeooo:paragraph-rsid="011042e1"/>
    </style:style>
    <style:style style:name="P102" style:family="paragraph" style:parent-style-name="Preformatted_20_Text">
      <loext:graphic-properties draw:fill="none"/>
      <style:paragraph-properties fo:margin-left="0.25in" fo:margin-right="0in" fo:margin-top="0.2in" fo:margin-bottom="0in" loext:contextual-spacing="false" fo:text-indent="0in" style:auto-text-indent="false" fo:background-color="transparent" style:writing-mode="lr-tb">
        <style:tab-stops>
          <style:tab-stop style:position="0.6252in"/>
        </style:tab-stops>
      </style:paragraph-properties>
      <style:text-properties fo:color="#808080" officeooo:rsid="01513b98" officeooo:paragraph-rsid="0112f23c"/>
    </style:style>
    <style:style style:name="P103" style:family="paragraph" style:parent-style-name="Preformatted_20_Text" style:master-page-name="">
      <loext:graphic-properties draw:fill="none"/>
      <style:paragraph-properties fo:margin-left="0.25in" fo:margin-right="0in" fo:margin-top="0.2in" fo:margin-bottom="0in" loext:contextual-spacing="false" fo:text-indent="0in" style:auto-text-indent="false" style:page-number="auto" fo:background-color="transparent" style:writing-mode="lr-tb"/>
      <style:text-properties fo:color="#000000" officeooo:rsid="0103a321" officeooo:paragraph-rsid="0103a321"/>
    </style:style>
    <style:style style:name="P104" style:family="paragraph" style:parent-style-name="Preformatted_20_Text" style:master-page-name="">
      <loext:graphic-properties draw:fill="none"/>
      <style:paragraph-properties fo:margin-left="0.25in" fo:margin-right="0in" fo:margin-top="0.2in" fo:margin-bottom="0in" loext:contextual-spacing="false" fo:text-indent="0in" style:auto-text-indent="false" style:page-number="auto" fo:background-color="transparent" style:writing-mode="page">
        <style:tab-stops/>
      </style:paragraph-properties>
      <style:text-properties fo:color="#808080" officeooo:rsid="016a2549" officeooo:paragraph-rsid="0210b425"/>
    </style:style>
    <style:style style:name="P105" style:family="paragraph" style:parent-style-name="Preformatted_20_Text" style:master-page-name="">
      <loext:graphic-properties draw:fill="none"/>
      <style:paragraph-properties fo:margin-left="0.25in" fo:margin-right="0in" fo:margin-top="0in" fo:margin-bottom="0in" loext:contextual-spacing="false" fo:text-indent="0in" style:auto-text-indent="false" style:page-number="auto" fo:background-color="transparent" style:writing-mode="lr-tb">
        <style:tab-stops>
          <style:tab-stop style:position="5.8228in"/>
        </style:tab-stops>
      </style:paragraph-properties>
      <style:text-properties fo:color="#000000" officeooo:rsid="0103ae73" officeooo:paragraph-rsid="011042e1"/>
    </style:style>
    <style:style style:name="P106" style:family="paragraph" style:parent-style-name="Preformatted_20_Text" style:master-page-name="">
      <loext:graphic-properties draw:fill="none"/>
      <style:paragraph-properties fo:margin-left="0.25in" fo:margin-right="0in" fo:margin-top="0in" fo:margin-bottom="0in" loext:contextual-spacing="false" fo:text-indent="0in" style:auto-text-indent="false" style:page-number="auto" fo:background-color="transparent" style:writing-mode="lr-tb">
        <style:tab-stops>
          <style:tab-stop style:position="0.6252in"/>
        </style:tab-stops>
      </style:paragraph-properties>
      <style:text-properties fo:color="#000000" officeooo:rsid="01086826" officeooo:paragraph-rsid="010b6c9a"/>
    </style:style>
    <style:style style:name="P107" style:family="paragraph" style:parent-style-name="Preformatted_20_Text">
      <loext:graphic-properties draw:fill="none"/>
      <style:paragraph-properties fo:margin-left="0.25in" fo:margin-right="0in" fo:margin-top="0in" fo:margin-bottom="0in" loext:contextual-spacing="false" fo:text-indent="0in" style:auto-text-indent="false" fo:background-color="transparent" style:writing-mode="lr-tb">
        <style:tab-stops>
          <style:tab-stop style:position="0.6252in"/>
        </style:tab-stops>
      </style:paragraph-properties>
      <style:text-properties fo:color="#808080" officeooo:rsid="0106b60f" officeooo:paragraph-rsid="010b6c9a"/>
    </style:style>
    <style:style style:name="P108" style:family="paragraph" style:parent-style-name="Preformatted_20_Text">
      <style:paragraph-properties fo:margin-left="0.25in" fo:margin-right="0in" fo:margin-top="0in" fo:margin-bottom="0in" loext:contextual-spacing="false" fo:text-indent="0in" style:auto-text-indent="false" style:writing-mode="lr-tb">
        <style:tab-stops>
          <style:tab-stop style:position="1in"/>
          <style:tab-stop style:position="2.3752in"/>
        </style:tab-stops>
      </style:paragraph-properties>
      <style:text-properties fo:color="#808080" officeooo:rsid="01513b98" officeooo:paragraph-rsid="01f463cb"/>
    </style:style>
    <style:style style:name="P109" style:family="paragraph" style:parent-style-name="Preformatted_20_Text">
      <loext:graphic-properties draw:fill="none"/>
      <style:paragraph-properties fo:margin-left="0.25in" fo:margin-right="0in" fo:margin-top="0in" fo:margin-bottom="0in" loext:contextual-spacing="false" fo:hyphenation-ladder-count="no-limit" fo:text-indent="0in" style:auto-text-indent="false" fo:background-color="transparent" style:writing-mode="lr-tb">
        <style:tab-stops>
          <style:tab-stop style:position="1in"/>
          <style:tab-stop style:position="2.3752in"/>
        </style:tab-stops>
      </style:paragraph-properties>
      <style:text-properties fo:color="#808080" fo:font-size="10pt" officeooo:rsid="0220aae2" officeooo:paragraph-rsid="023347d6" style:font-size-asian="10pt" style:font-size-complex="10pt" fo:hyphenate="true" fo:hyphenation-remain-char-count="2" fo:hyphenation-push-char-count="2"/>
    </style:style>
    <style:style style:name="P110" style:family="paragraph" style:parent-style-name="Preformatted_20_Text">
      <loext:graphic-properties draw:fill="none"/>
      <style:paragraph-properties fo:margin-left="0.25in" fo:margin-right="0in" fo:margin-top="0in" fo:margin-bottom="0in" loext:contextual-spacing="false" fo:hyphenation-ladder-count="no-limit" fo:text-indent="0in" style:auto-text-indent="false" fo:background-color="transparent" style:writing-mode="lr-tb">
        <style:tab-stops>
          <style:tab-stop style:position="2.3752in"/>
        </style:tab-stops>
      </style:paragraph-properties>
      <style:text-properties fo:color="#808080" fo:font-size="10pt" officeooo:rsid="0220aae2" officeooo:paragraph-rsid="02344263" style:font-size-asian="10pt" style:font-size-complex="10pt" fo:hyphenate="true" fo:hyphenation-remain-char-count="2" fo:hyphenation-push-char-count="2"/>
    </style:style>
    <style:style style:name="P111" style:family="paragraph" style:parent-style-name="Preformatted_20_Text">
      <loext:graphic-properties draw:fill="none"/>
      <style:paragraph-properties fo:margin-left="0.25in" fo:margin-right="0in" fo:margin-top="0in" fo:margin-bottom="0in" loext:contextual-spacing="false" fo:hyphenation-ladder-count="no-limit" fo:text-indent="0in" style:auto-text-indent="false" fo:background-color="transparent" style:writing-mode="lr-tb">
        <style:tab-stops>
          <style:tab-stop style:position="1in"/>
          <style:tab-stop style:position="7.1043in"/>
        </style:tab-stops>
      </style:paragraph-properties>
      <style:text-properties fo:color="#808080" fo:font-size="10pt" officeooo:rsid="0220aae2" officeooo:paragraph-rsid="02344263" style:font-size-asian="10pt" style:font-size-complex="10pt" fo:hyphenate="true" fo:hyphenation-remain-char-count="2" fo:hyphenation-push-char-count="2"/>
    </style:style>
    <style:style style:name="P112" style:family="paragraph" style:parent-style-name="Preformatted_20_Text">
      <loext:graphic-properties draw:fill="none"/>
      <style:paragraph-properties fo:margin-left="0.25in" fo:margin-right="0in" fo:margin-top="0in" fo:margin-bottom="0in" loext:contextual-spacing="false" fo:hyphenation-ladder-count="no-limit" fo:text-indent="0in" style:auto-text-indent="false" fo:background-color="transparent" style:writing-mode="lr-tb">
        <style:tab-stops>
          <style:tab-stop style:position="0.6252in"/>
          <style:tab-stop style:position="1.1874in"/>
        </style:tab-stops>
      </style:paragraph-properties>
      <style:text-properties fo:color="#808080" fo:font-size="10pt" officeooo:rsid="0234a250" officeooo:paragraph-rsid="0234a250" style:font-size-asian="10pt" style:font-size-complex="10pt" fo:hyphenate="true" fo:hyphenation-remain-char-count="2" fo:hyphenation-push-char-count="2"/>
    </style:style>
    <style:style style:name="P113" style:family="paragraph" style:parent-style-name="Preformatted_20_Text">
      <loext:graphic-properties draw:fill="none"/>
      <style:paragraph-properties fo:margin-left="0.25in" fo:margin-right="0in" fo:margin-top="0in" fo:margin-bottom="0in" loext:contextual-spacing="false" fo:hyphenation-ladder-count="no-limit" fo:text-indent="0in" style:auto-text-indent="false" fo:background-color="transparent" style:writing-mode="lr-tb">
        <style:tab-stops>
          <style:tab-stop style:position="0.6874in"/>
          <style:tab-stop style:position="7.1043in"/>
        </style:tab-stops>
      </style:paragraph-properties>
      <style:text-properties fo:color="#808080" fo:font-size="10pt" officeooo:rsid="023961b2" officeooo:paragraph-rsid="023961b2" style:font-size-asian="10pt" style:font-size-complex="10pt" fo:hyphenate="true" fo:hyphenation-remain-char-count="2" fo:hyphenation-push-char-count="2"/>
    </style:style>
    <style:style style:name="P114" style:family="paragraph" style:parent-style-name="Preformatted_20_Text">
      <loext:graphic-properties draw:fill="none"/>
      <style:paragraph-properties fo:margin-left="0.25in" fo:margin-right="0in" fo:margin-top="0in" fo:margin-bottom="0in" loext:contextual-spacing="false" fo:hyphenation-ladder-count="no-limit" fo:text-indent="0in" style:auto-text-indent="false" fo:background-color="transparent" style:writing-mode="lr-tb">
        <style:tab-stops>
          <style:tab-stop style:position="0.6874in"/>
          <style:tab-stop style:position="2.3299in"/>
          <style:tab-stop style:position="7.1043in"/>
        </style:tab-stops>
      </style:paragraph-properties>
      <style:text-properties fo:color="#808080" fo:font-size="10pt" officeooo:rsid="023961b2" officeooo:paragraph-rsid="023961b2" style:font-size-asian="10pt" style:font-size-complex="10pt" fo:hyphenate="true" fo:hyphenation-remain-char-count="2" fo:hyphenation-push-char-count="2"/>
    </style:style>
    <style:style style:name="P115" style:family="paragraph" style:parent-style-name="Preformatted_20_Text">
      <loext:graphic-properties draw:fill="none"/>
      <style:paragraph-properties fo:margin-left="0.25in" fo:margin-right="0in" fo:margin-top="0in" fo:margin-bottom="0in" loext:contextual-spacing="false" fo:hyphenation-ladder-count="no-limit" fo:text-indent="0in" style:auto-text-indent="false" fo:background-color="transparent" style:writing-mode="lr-tb">
        <style:tab-stops>
          <style:tab-stop style:position="0.6252in"/>
          <style:tab-stop style:position="1.1874in"/>
        </style:tab-stops>
      </style:paragraph-properties>
      <style:text-properties fo:color="#808080" officeooo:rsid="023675b6" officeooo:paragraph-rsid="023675b6" fo:hyphenate="true" fo:hyphenation-remain-char-count="2" fo:hyphenation-push-char-count="2"/>
    </style:style>
    <style:style style:name="P116" style:family="paragraph" style:parent-style-name="Preformatted_20_Text">
      <loext:graphic-properties draw:fill="none"/>
      <style:paragraph-properties fo:margin-left="0.25in" fo:margin-right="0in" fo:margin-top="0in" fo:margin-bottom="0in" loext:contextual-spacing="false" fo:hyphenation-ladder-count="no-limit" fo:text-indent="0in" style:auto-text-indent="false" fo:background-color="transparent" style:writing-mode="lr-tb">
        <style:tab-stops>
          <style:tab-stop style:position="0.6252in"/>
          <style:tab-stop style:position="1.1874in"/>
        </style:tab-stops>
      </style:paragraph-properties>
      <style:text-properties fo:color="#808080" officeooo:rsid="023aeafa" officeooo:paragraph-rsid="023bae9b" fo:hyphenate="true" fo:hyphenation-remain-char-count="2" fo:hyphenation-push-char-count="2"/>
    </style:style>
    <style:style style:name="P117" style:family="paragraph" style:parent-style-name="Preformatted_20_Text">
      <style:paragraph-properties fo:margin-left="0.25in" fo:margin-right="0in" fo:margin-top="0in" fo:margin-bottom="0in" loext:contextual-spacing="false" fo:text-indent="0in" style:auto-text-indent="false" style:writing-mode="lr-tb">
        <style:tab-stops>
          <style:tab-stop style:position="2.3752in"/>
        </style:tab-stops>
      </style:paragraph-properties>
      <style:text-properties officeooo:paragraph-rsid="01502c0f"/>
    </style:style>
    <style:style style:name="P118" style:family="paragraph" style:parent-style-name="Preformatted_20_Text" style:master-page-name="">
      <loext:graphic-properties draw:fill="none"/>
      <style:paragraph-properties fo:margin-left="0.25in" fo:margin-right="0in" fo:margin-top="0.25in" fo:margin-bottom="0in" loext:contextual-spacing="false" fo:text-indent="0in" style:auto-text-indent="false" style:page-number="auto" fo:background-color="transparent" style:writing-mode="lr-tb">
        <style:tab-stops>
          <style:tab-stop style:position="1.3752in"/>
        </style:tab-stops>
      </style:paragraph-properties>
      <style:text-properties fo:color="#000000" officeooo:rsid="0106b60f" officeooo:paragraph-rsid="010b6c9a"/>
    </style:style>
    <style:style style:name="P119" style:family="paragraph" style:parent-style-name="Preformatted_20_Text">
      <loext:graphic-properties draw:fill="none"/>
      <style:paragraph-properties fo:margin-left="0.25in" fo:margin-right="0in" fo:margin-top="0.0201in" fo:margin-bottom="0in" loext:contextual-spacing="false" fo:text-indent="0in" style:auto-text-indent="false" fo:background-color="transparent" style:writing-mode="lr-tb">
        <style:tab-stops/>
      </style:paragraph-properties>
      <style:text-properties fo:color="#000000" officeooo:rsid="0112f23c" officeooo:paragraph-rsid="0210b425"/>
    </style:style>
    <style:style style:name="P120" style:family="paragraph" style:parent-style-name="Preformatted_20_Text">
      <loext:graphic-properties draw:fill="none"/>
      <style:paragraph-properties fo:margin-left="0.25in" fo:margin-right="0in" fo:margin-top="0.0201in" fo:margin-bottom="0in" loext:contextual-spacing="false" fo:text-indent="0in" style:auto-text-indent="false" fo:background-color="transparent" style:writing-mode="lr-tb">
        <style:tab-stops>
          <style:tab-stop style:position="1.4374in"/>
          <style:tab-stop style:position="1.8752in"/>
        </style:tab-stops>
      </style:paragraph-properties>
      <style:text-properties fo:color="#000000" officeooo:rsid="0112f23c" officeooo:paragraph-rsid="0210b425"/>
    </style:style>
    <style:style style:name="P121" style:family="paragraph" style:parent-style-name="Preformatted_20_Text">
      <style:paragraph-properties fo:margin-left="0.25in" fo:margin-right="0in" fo:margin-top="0.0402in" fo:margin-bottom="0in" loext:contextual-spacing="false" fo:text-indent="0in" style:auto-text-indent="false" style:writing-mode="lr-tb">
        <style:tab-stops>
          <style:tab-stop style:position="1.0626in"/>
          <style:tab-stop style:position="2.3752in"/>
        </style:tab-stops>
      </style:paragraph-properties>
      <style:text-properties fo:color="#808080" officeooo:rsid="01513b98" officeooo:paragraph-rsid="0210b425"/>
    </style:style>
    <style:style style:name="P122" style:family="paragraph" style:parent-style-name="Preformatted_20_Text">
      <loext:graphic-properties draw:fill="none"/>
      <style:paragraph-properties fo:margin-left="0.25in" fo:margin-right="0in" fo:margin-top="0.0402in" fo:margin-bottom="0in" loext:contextual-spacing="false" fo:hyphenation-ladder-count="no-limit" fo:text-indent="0in" style:auto-text-indent="false" fo:background-color="transparent" style:writing-mode="lr-tb">
        <style:tab-stops>
          <style:tab-stop style:position="0.6252in"/>
          <style:tab-stop style:position="1.1874in"/>
        </style:tab-stops>
      </style:paragraph-properties>
      <style:text-properties fo:color="#808080" officeooo:rsid="023675b6" officeooo:paragraph-rsid="023675b6" fo:hyphenate="true" fo:hyphenation-remain-char-count="2" fo:hyphenation-push-char-count="2"/>
    </style:style>
    <style:style style:name="P123" style:family="paragraph" style:parent-style-name="Preformatted_20_Text">
      <loext:graphic-properties draw:fill="none"/>
      <style:paragraph-properties fo:margin-left="0.25in" fo:margin-right="0in" fo:margin-top="0.1402in" fo:margin-bottom="0in" loext:contextual-spacing="false" fo:hyphenation-ladder-count="no-limit" fo:text-indent="0in" style:auto-text-indent="false" fo:background-color="transparent" style:writing-mode="lr-tb">
        <style:tab-stops>
          <style:tab-stop style:position="0.6252in"/>
          <style:tab-stop style:position="7.1043in"/>
        </style:tab-stops>
      </style:paragraph-properties>
      <style:text-properties fo:color="#808080" fo:font-size="10pt" officeooo:rsid="0220aae2" officeooo:paragraph-rsid="023454a1" style:font-size-asian="10pt" style:font-size-complex="10pt" fo:hyphenate="true" fo:hyphenation-remain-char-count="2" fo:hyphenation-push-char-count="2"/>
    </style:style>
    <style:style style:name="P124" style:family="paragraph" style:parent-style-name="Preformatted_20_Text">
      <style:paragraph-properties fo:margin-left="0.25in" fo:margin-right="0in" fo:margin-top="0.1402in" fo:margin-bottom="0in" loext:contextual-spacing="false" fo:text-indent="0in" style:auto-text-indent="false" style:writing-mode="lr-tb">
        <style:tab-stops>
          <style:tab-stop style:position="0.75in"/>
          <style:tab-stop style:position="1in"/>
          <style:tab-stop style:position="2.7098in"/>
        </style:tab-stops>
      </style:paragraph-properties>
      <style:text-properties fo:color="#999966" officeooo:rsid="01f5efda" officeooo:paragraph-rsid="01f5efda"/>
    </style:style>
    <style:style style:name="P125" style:family="paragraph" style:parent-style-name="Preformatted_20_Text" style:master-page-name="">
      <loext:graphic-properties draw:fill="none"/>
      <style:paragraph-properties fo:margin-left="0.25in" fo:margin-right="0in" fo:margin-top="0.1402in" fo:margin-bottom="0in" loext:contextual-spacing="false" fo:hyphenation-ladder-count="no-limit" fo:text-indent="0in" style:auto-text-indent="false" style:page-number="auto" fo:background-color="transparent" style:writing-mode="lr-tb">
        <style:tab-stops>
          <style:tab-stop style:position="1.0626in"/>
          <style:tab-stop style:position="2.3752in"/>
        </style:tab-stops>
      </style:paragraph-properties>
      <style:text-properties fo:color="#808080" fo:font-size="10pt" officeooo:rsid="01513b98" officeooo:paragraph-rsid="0232e5e3" style:font-size-asian="10pt" style:font-size-complex="10pt" fo:hyphenate="true" fo:hyphenation-remain-char-count="2" fo:hyphenation-push-char-count="2"/>
    </style:style>
    <style:style style:name="P126" style:family="paragraph" style:parent-style-name="Preformatted_20_Text">
      <loext:graphic-properties draw:fill="none"/>
      <style:paragraph-properties fo:margin-left="0.25in" fo:margin-right="0in" fo:margin-top="0.0598in" fo:margin-bottom="0in" loext:contextual-spacing="false" fo:hyphenation-ladder-count="no-limit" fo:text-indent="0in" style:auto-text-indent="false" fo:background-color="transparent" style:writing-mode="lr-tb">
        <style:tab-stops>
          <style:tab-stop style:position="0.6252in"/>
          <style:tab-stop style:position="1.1874in"/>
        </style:tab-stops>
      </style:paragraph-properties>
      <style:text-properties fo:color="#808080" fo:font-size="10pt" officeooo:rsid="0234a250" officeooo:paragraph-rsid="0234a250" style:font-size-asian="10pt" style:font-size-complex="10pt" fo:hyphenate="true" fo:hyphenation-remain-char-count="2" fo:hyphenation-push-char-count="2"/>
    </style:style>
    <style:style style:name="P127" style:family="paragraph" style:parent-style-name="Preformatted_20_Text">
      <loext:graphic-properties draw:fill="none"/>
      <style:paragraph-properties fo:margin-left="0.25in" fo:margin-right="0in" fo:margin-top="0.0598in" fo:margin-bottom="0in" loext:contextual-spacing="false" fo:hyphenation-ladder-count="no-limit" fo:text-indent="0in" style:auto-text-indent="false" fo:background-color="transparent" style:writing-mode="lr-tb">
        <style:tab-stops>
          <style:tab-stop style:position="0.6201in"/>
          <style:tab-stop style:position="0.6252in"/>
          <style:tab-stop style:position="1.1874in"/>
        </style:tab-stops>
      </style:paragraph-properties>
      <style:text-properties fo:color="#808080" fo:font-size="10pt" officeooo:rsid="0234a250" officeooo:paragraph-rsid="0234a250" style:font-size-asian="10pt" style:font-size-complex="10pt" fo:hyphenate="true" fo:hyphenation-remain-char-count="2" fo:hyphenation-push-char-count="2"/>
    </style:style>
    <style:style style:name="P128" style:family="paragraph" style:parent-style-name="Preformatted_20_Text" style:master-page-name="">
      <loext:graphic-properties draw:fill="none"/>
      <style:paragraph-properties fo:margin-left="0.25in" fo:margin-right="0in" fo:margin-top="0.0598in" fo:margin-bottom="0in" loext:contextual-spacing="false" fo:hyphenation-ladder-count="no-limit" fo:text-indent="0in" style:auto-text-indent="false" style:page-number="auto" fo:background-color="transparent" style:writing-mode="lr-tb">
        <style:tab-stops>
          <style:tab-stop style:position="0.6874in"/>
          <style:tab-stop style:position="7.1043in"/>
        </style:tab-stops>
      </style:paragraph-properties>
      <style:text-properties fo:color="#808080" fo:font-size="10pt" officeooo:rsid="022f7f1b" officeooo:paragraph-rsid="022f7f1b" style:font-size-asian="10pt" style:font-size-complex="10pt" fo:hyphenate="true" fo:hyphenation-remain-char-count="2" fo:hyphenation-push-char-count="2"/>
    </style:style>
    <style:style style:name="P129" style:family="paragraph" style:parent-style-name="Preformatted_20_Text">
      <loext:graphic-properties draw:fill="none"/>
      <style:paragraph-properties fo:margin-left="0.25in" fo:margin-right="0in" fo:margin-top="0.0799in" fo:margin-bottom="0in" loext:contextual-spacing="false" fo:hyphenation-ladder-count="no-limit" fo:text-indent="0in" style:auto-text-indent="false" fo:background-color="transparent" style:writing-mode="lr-tb">
        <style:tab-stops>
          <style:tab-stop style:position="1in"/>
          <style:tab-stop style:position="2.3752in"/>
        </style:tab-stops>
      </style:paragraph-properties>
      <style:text-properties fo:color="#808080" fo:font-size="10pt" officeooo:rsid="0220aae2" officeooo:paragraph-rsid="02344263" style:font-size-asian="10pt" style:font-size-complex="10pt" fo:hyphenate="true" fo:hyphenation-remain-char-count="2" fo:hyphenation-push-char-count="2"/>
    </style:style>
    <style:style style:name="P130" style:family="paragraph" style:parent-style-name="Preformatted_20_Text">
      <loext:graphic-properties draw:fill="none"/>
      <style:paragraph-properties fo:margin-left="0.25in" fo:margin-right="0in" fo:margin-top="0.0799in" fo:margin-bottom="0in" loext:contextual-spacing="false" fo:hyphenation-ladder-count="no-limit" fo:text-indent="0in" style:auto-text-indent="false" fo:background-color="transparent" style:writing-mode="lr-tb">
        <style:tab-stops>
          <style:tab-stop style:position="0.6252in"/>
          <style:tab-stop style:position="1.1874in"/>
        </style:tab-stops>
      </style:paragraph-properties>
      <style:text-properties fo:color="#808080" officeooo:rsid="023675b6" officeooo:paragraph-rsid="023675b6" fo:hyphenate="true" fo:hyphenation-remain-char-count="2" fo:hyphenation-push-char-count="2"/>
    </style:style>
    <style:style style:name="P131" style:family="paragraph" style:parent-style-name="Preformatted_20_Text">
      <loext:graphic-properties draw:fill="none"/>
      <style:paragraph-properties fo:margin-left="0.25in" fo:margin-right="0in" fo:margin-top="0.0799in" fo:margin-bottom="0in" loext:contextual-spacing="false" fo:hyphenation-ladder-count="no-limit" fo:text-indent="0in" style:auto-text-indent="false" fo:background-color="transparent" style:writing-mode="lr-tb">
        <style:tab-stops>
          <style:tab-stop style:position="0.6252in"/>
          <style:tab-stop style:position="1.1874in"/>
        </style:tab-stops>
      </style:paragraph-properties>
      <style:text-properties fo:color="#808080" officeooo:rsid="023aeafa" officeooo:paragraph-rsid="023bae9b" fo:hyphenate="true" fo:hyphenation-remain-char-count="2" fo:hyphenation-push-char-count="2"/>
    </style:style>
    <style:style style:name="P132" style:family="paragraph" style:parent-style-name="Preformatted_20_Text">
      <loext:graphic-properties draw:fill="none"/>
      <style:paragraph-properties fo:margin-left="0.6299in" fo:margin-right="0in" fo:margin-top="0.0598in" fo:margin-bottom="0in" loext:contextual-spacing="false" fo:text-indent="0in" style:auto-text-indent="false" fo:background-color="transparent" style:writing-mode="lr-tb"/>
      <style:text-properties fo:color="#808080" officeooo:rsid="010ea4e8" officeooo:paragraph-rsid="010ea4e8"/>
    </style:style>
    <style:style style:name="P133" style:family="paragraph" style:parent-style-name="Preformatted_20_Text">
      <loext:graphic-properties draw:fill="none"/>
      <style:paragraph-properties fo:margin-left="0.6299in" fo:margin-right="0in" fo:margin-top="0.0598in" fo:margin-bottom="0in" loext:contextual-spacing="false" fo:text-indent="0in" style:auto-text-indent="false" fo:background-color="transparent" style:writing-mode="lr-tb">
        <style:tab-stops>
          <style:tab-stop style:position="0.6252in"/>
        </style:tab-stops>
      </style:paragraph-properties>
      <style:text-properties fo:color="#808080" officeooo:rsid="0112f23c" officeooo:paragraph-rsid="01160be2"/>
    </style:style>
    <style:style style:name="P134" style:family="paragraph" style:parent-style-name="Preformatted_20_Text" style:master-page-name="">
      <loext:graphic-properties draw:fill="none"/>
      <style:paragraph-properties fo:margin-left="0.6299in" fo:margin-right="0in" fo:margin-top="0.0598in" fo:margin-bottom="0in" loext:contextual-spacing="false" fo:hyphenation-ladder-count="no-limit" fo:text-indent="0in" style:auto-text-indent="false" style:page-number="auto" fo:background-color="transparent" style:writing-mode="lr-tb"/>
      <style:text-properties fo:color="#808080" officeooo:rsid="011042e1" officeooo:paragraph-rsid="011042e1" fo:hyphenate="true" fo:hyphenation-remain-char-count="2" fo:hyphenation-push-char-count="2"/>
    </style:style>
    <style:style style:name="P135" style:family="paragraph" style:parent-style-name="Preformatted_20_Text">
      <loext:graphic-properties draw:fill="none"/>
      <style:paragraph-properties fo:margin-left="0.6299in" fo:margin-right="0in" fo:margin-top="0in" fo:margin-bottom="0in" loext:contextual-spacing="false" fo:text-indent="0in" style:auto-text-indent="false" fo:background-color="transparent" style:writing-mode="lr-tb">
        <style:tab-stops>
          <style:tab-stop style:position="0.6252in"/>
        </style:tab-stops>
      </style:paragraph-properties>
      <style:text-properties fo:color="#808080" officeooo:rsid="0117da9c" officeooo:paragraph-rsid="0117da9c"/>
    </style:style>
    <style:style style:name="P136" style:family="paragraph" style:parent-style-name="Preformatted_20_Text">
      <loext:graphic-properties draw:fill="none"/>
      <style:paragraph-properties fo:margin-left="0.6299in" fo:margin-right="0in" fo:margin-top="0in" fo:margin-bottom="0in" loext:contextual-spacing="false" fo:hyphenation-ladder-count="no-limit" fo:text-indent="0in" style:auto-text-indent="false" fo:background-color="transparent" style:writing-mode="lr-tb">
        <style:tab-stops>
          <style:tab-stop style:position="0.6252in"/>
          <style:tab-stop style:position="7.1043in"/>
        </style:tab-stops>
      </style:paragraph-properties>
      <style:text-properties fo:color="#000000" fo:font-size="10.5pt" officeooo:rsid="021d387d" officeooo:paragraph-rsid="021d9e13" style:font-size-asian="10.5pt" style:font-size-complex="10.5pt" fo:hyphenate="true" fo:hyphenation-remain-char-count="2" fo:hyphenation-push-char-count="2"/>
    </style:style>
    <style:style style:name="P137" style:family="paragraph" style:parent-style-name="Preformatted_20_Text">
      <loext:graphic-properties draw:fill="none"/>
      <style:paragraph-properties fo:margin-left="0.6299in" fo:margin-right="0in" fo:margin-top="0in" fo:margin-bottom="0in" loext:contextual-spacing="false" fo:hyphenation-ladder-count="no-limit" fo:text-indent="0in" style:auto-text-indent="false" fo:background-color="transparent" style:writing-mode="lr-tb">
        <style:tab-stops>
          <style:tab-stop style:position="0.6252in"/>
          <style:tab-stop style:position="7.1043in"/>
        </style:tab-stops>
      </style:paragraph-properties>
      <style:text-properties fo:color="#000000" fo:font-size="10.5pt" officeooo:rsid="021d387d" officeooo:paragraph-rsid="023dfbf1" style:font-size-asian="10.5pt" style:font-size-complex="10.5pt" fo:hyphenate="true" fo:hyphenation-remain-char-count="2" fo:hyphenation-push-char-count="2"/>
    </style:style>
    <style:style style:name="P138" style:family="paragraph" style:parent-style-name="Preformatted_20_Text" style:master-page-name="">
      <loext:graphic-properties draw:fill="none"/>
      <style:paragraph-properties fo:margin-left="0.6299in" fo:margin-right="0in" fo:margin-top="0.0201in" fo:margin-bottom="0in" loext:contextual-spacing="false" fo:hyphenation-ladder-count="no-limit" fo:text-indent="0in" style:auto-text-indent="false" style:page-number="auto" fo:background-color="transparent" style:writing-mode="lr-tb">
        <style:tab-stops>
          <style:tab-stop style:position="1.0626in"/>
          <style:tab-stop style:position="7.1043in"/>
        </style:tab-stops>
      </style:paragraph-properties>
      <style:text-properties fo:color="#808080" officeooo:rsid="01332b4e" officeooo:paragraph-rsid="0210b425" fo:hyphenate="true" fo:hyphenation-remain-char-count="2" fo:hyphenation-push-char-count="2"/>
    </style:style>
    <style:style style:name="P139" style:family="paragraph" style:parent-style-name="Preformatted_20_Text">
      <loext:graphic-properties draw:fill="none"/>
      <style:paragraph-properties fo:margin-left="0.6299in" fo:margin-right="0in" fo:margin-top="0.4402in" fo:margin-bottom="0in" loext:contextual-spacing="false" fo:hyphenation-ladder-count="no-limit" fo:text-indent="0in" style:auto-text-indent="false" fo:break-before="page" fo:background-color="transparent" style:writing-mode="lr-tb">
        <style:tab-stops>
          <style:tab-stop style:position="0.6252in"/>
          <style:tab-stop style:position="1.1874in"/>
        </style:tab-stops>
      </style:paragraph-properties>
      <style:text-properties fo:color="#808080" officeooo:rsid="01502c0f" officeooo:paragraph-rsid="021d387d" fo:hyphenate="true" fo:hyphenation-remain-char-count="2" fo:hyphenation-push-char-count="2"/>
    </style:style>
    <style:style style:name="P140" style:family="paragraph" style:parent-style-name="Preformatted_20_Text">
      <loext:graphic-properties draw:fill="none"/>
      <style:paragraph-properties fo:margin-left="0.6299in" fo:margin-right="0in" fo:margin-top="0.4402in" fo:margin-bottom="0in" loext:contextual-spacing="false" fo:hyphenation-ladder-count="no-limit" fo:text-indent="0in" style:auto-text-indent="false" fo:break-before="page" fo:background-color="transparent" style:writing-mode="lr-tb">
        <style:tab-stops>
          <style:tab-stop style:position="0.6252in"/>
          <style:tab-stop style:position="1.1874in"/>
        </style:tab-stops>
      </style:paragraph-properties>
      <style:text-properties fo:color="#808080" officeooo:rsid="01502c0f" officeooo:paragraph-rsid="023dfbf1" fo:hyphenate="true" fo:hyphenation-remain-char-count="2" fo:hyphenation-push-char-count="2"/>
    </style:style>
    <style:style style:name="P141" style:family="paragraph" style:parent-style-name="Preformatted_20_Text" style:master-page-name="">
      <loext:graphic-properties draw:fill="none"/>
      <style:paragraph-properties fo:margin-left="0.6252in" fo:margin-right="0.0618in" fo:margin-top="0.0598in" fo:margin-bottom="0in" loext:contextual-spacing="false" fo:hyphenation-ladder-count="no-limit" fo:text-indent="0in" style:auto-text-indent="false" style:page-number="auto" fo:background-color="transparent" style:writing-mode="lr-tb">
        <style:tab-stops>
          <style:tab-stop style:position="0.6252in"/>
        </style:tab-stops>
      </style:paragraph-properties>
      <style:text-properties fo:color="#808080" officeooo:rsid="012051fc" officeooo:paragraph-rsid="0178a6a3" fo:hyphenate="false" fo:hyphenation-remain-char-count="2" fo:hyphenation-push-char-count="2"/>
    </style:style>
    <style:style style:name="P142" style:family="paragraph" style:parent-style-name="Preformatted_20_Text">
      <loext:graphic-properties draw:fill="none"/>
      <style:paragraph-properties fo:margin-left="0.1299in" fo:margin-right="0in" fo:margin-top="0.0402in" fo:margin-bottom="0in" loext:contextual-spacing="false" fo:text-indent="0in" style:auto-text-indent="false" fo:background-color="transparent" style:writing-mode="page"/>
      <style:text-properties fo:color="#808080" officeooo:rsid="017aacf1" officeooo:paragraph-rsid="017aacf1"/>
    </style:style>
    <style:style style:name="P143" style:family="paragraph" style:parent-style-name="Preformatted_20_Text">
      <loext:graphic-properties draw:fill="none"/>
      <style:paragraph-properties fo:margin-left="0.1299in" fo:margin-right="0in" fo:margin-top="0in" fo:margin-bottom="0in" loext:contextual-spacing="false" fo:text-indent="0in" style:auto-text-indent="false" fo:background-color="transparent" style:writing-mode="page"/>
      <style:text-properties fo:color="#808080" officeooo:rsid="017aacf1" officeooo:paragraph-rsid="017aacf1"/>
    </style:style>
    <style:style style:name="P144" style:family="paragraph" style:parent-style-name="Preformatted_20_Text">
      <loext:graphic-properties draw:fill="none"/>
      <style:paragraph-properties fo:margin-left="0in" fo:margin-right="0.1252in" fo:margin-top="0.0598in" fo:margin-bottom="0in" loext:contextual-spacing="false" fo:text-align="start" style:justify-single-word="false" fo:text-indent="0in" style:auto-text-indent="false" fo:background-color="transparent" style:writing-mode="page">
        <style:tab-stops>
          <style:tab-stop style:position="0.3126in"/>
        </style:tab-stops>
      </style:paragraph-properties>
      <style:text-properties fo:color="#808080" officeooo:rsid="01946fff" officeooo:paragraph-rsid="01946fff"/>
    </style:style>
    <style:style style:name="P145" style:family="paragraph" style:parent-style-name="Preformatted_20_Text" style:master-page-name="">
      <loext:graphic-properties draw:fill="none"/>
      <style:paragraph-properties fo:margin-left="0in" fo:margin-right="0.1252in" fo:margin-top="0.0598in" fo:margin-bottom="0in" loext:contextual-spacing="false" fo:text-align="start" style:justify-single-word="false" fo:text-indent="0in" style:auto-text-indent="false" style:page-number="auto" fo:background-color="transparent" style:writing-mode="page">
        <style:tab-stops>
          <style:tab-stop style:position="0.3126in"/>
        </style:tab-stops>
      </style:paragraph-properties>
      <style:text-properties fo:color="#808080" officeooo:rsid="01877e34" officeooo:paragraph-rsid="01877e34"/>
    </style:style>
    <style:style style:name="P146" style:family="paragraph" style:parent-style-name="Preformatted_20_Text" style:master-page-name="">
      <loext:graphic-properties draw:fill="none"/>
      <style:paragraph-properties fo:margin-left="0in" fo:margin-right="0.1252in" fo:margin-top="0.0598in" fo:margin-bottom="0in" loext:contextual-spacing="false" fo:text-align="justify" style:justify-single-word="false" fo:text-indent="0in" style:auto-text-indent="false" style:page-number="auto" fo:background-color="transparent" style:writing-mode="page"/>
      <style:text-properties fo:color="#000000" officeooo:rsid="002cff9c" officeooo:paragraph-rsid="01da3438"/>
    </style:style>
    <style:style style:name="P147" style:family="paragraph" style:parent-style-name="Preformatted_20_Text">
      <loext:graphic-properties draw:fill="none"/>
      <style:paragraph-properties fo:margin-left="0in" fo:margin-right="0.1252in" fo:margin-top="0.0598in" fo:margin-bottom="0in" loext:contextual-spacing="false" fo:text-align="start" style:justify-single-word="false" fo:text-indent="0in" style:auto-text-indent="false" fo:background-color="transparent" style:writing-mode="lr-tb"/>
      <style:text-properties fo:color="#000000" officeooo:rsid="01f9cc79" officeooo:paragraph-rsid="01f9cc79"/>
    </style:style>
    <style:style style:name="P148" style:family="paragraph" style:parent-style-name="Preformatted_20_Text">
      <loext:graphic-properties draw:fill="none"/>
      <style:paragraph-properties fo:margin-left="0in" fo:margin-right="0.1866in" fo:margin-top="0.0598in" fo:margin-bottom="0in" loext:contextual-spacing="false" fo:text-align="justify" style:justify-single-word="false" fo:text-indent="0in" style:auto-text-indent="false" fo:background-color="transparent" style:writing-mode="lr-tb"/>
      <style:text-properties fo:color="#808080" fo:font-size="10pt" officeooo:rsid="01e59565" officeooo:paragraph-rsid="01e59565" style:font-size-asian="8.75pt" style:font-size-complex="10pt"/>
    </style:style>
    <style:style style:name="P149" style:family="paragraph" style:parent-style-name="Preformatted_20_Text">
      <loext:graphic-properties draw:fill="none"/>
      <style:paragraph-properties fo:margin-left="0in" fo:margin-right="0.1866in" fo:margin-top="0.0598in" fo:margin-bottom="0in" loext:contextual-spacing="false" fo:text-align="justify" style:justify-single-word="false" fo:text-indent="0in" style:auto-text-indent="false" fo:background-color="transparent" style:writing-mode="lr-tb"/>
      <style:text-properties fo:color="#808080" fo:font-size="10pt" officeooo:rsid="01e767bd" officeooo:paragraph-rsid="020d3fbd" style:font-size-asian="8.75pt" style:font-size-complex="10pt"/>
    </style:style>
    <style:style style:name="P150" style:family="paragraph" style:parent-style-name="Preformatted_20_Text" style:master-page-name="">
      <loext:graphic-properties draw:fill="none"/>
      <style:paragraph-properties fo:margin-left="0in" fo:margin-right="0.1866in" fo:margin-top="0.0598in" fo:margin-bottom="0in" loext:contextual-spacing="false" fo:text-align="justify" style:justify-single-word="false" fo:text-indent="0in" style:auto-text-indent="false" style:page-number="auto" fo:background-color="transparent" style:writing-mode="lr-tb"/>
      <style:text-properties fo:color="#808080" officeooo:rsid="01b64fc3" officeooo:paragraph-rsid="01fe99ad"/>
    </style:style>
    <style:style style:name="P151" style:family="paragraph" style:parent-style-name="Preformatted_20_Text">
      <loext:graphic-properties draw:fill="none"/>
      <style:paragraph-properties fo:margin-left="0in" fo:margin-right="0.1866in" fo:margin-top="0.3in" fo:margin-bottom="0in" loext:contextual-spacing="false" fo:text-align="justify" style:justify-single-word="false" fo:text-indent="0in" style:auto-text-indent="false" fo:background-color="transparent" style:writing-mode="lr-tb"/>
      <style:text-properties fo:color="#000000" officeooo:rsid="01e11a0d" officeooo:paragraph-rsid="01e11a0d"/>
    </style:style>
    <style:style style:name="P152" style:family="paragraph" style:parent-style-name="Preformatted_20_Text">
      <loext:graphic-properties draw:fill="none"/>
      <style:paragraph-properties fo:margin-left="0in" fo:margin-right="0.1866in" fo:margin-top="0.0201in" fo:margin-bottom="0in" loext:contextual-spacing="false" fo:text-align="justify" style:justify-single-word="false" fo:text-indent="0in" style:auto-text-indent="false" fo:background-color="transparent" style:writing-mode="lr-tb"/>
      <style:text-properties fo:color="#000000" officeooo:rsid="01e11a0d" officeooo:paragraph-rsid="01e11a0d"/>
    </style:style>
    <style:style style:name="P153" style:family="paragraph" style:parent-style-name="Preformatted_20_Text">
      <loext:graphic-properties draw:fill="none"/>
      <style:paragraph-properties fo:margin-left="0in" fo:margin-right="0.1866in" fo:margin-top="0.0201in" fo:margin-bottom="0in" loext:contextual-spacing="false" fo:text-align="justify" style:justify-single-word="false" fo:text-indent="0in" style:auto-text-indent="false" fo:background-color="transparent" style:writing-mode="lr-tb"/>
      <style:text-properties fo:color="#808080" officeooo:rsid="01e15eed" officeooo:paragraph-rsid="01e59565"/>
    </style:style>
    <style:style style:name="P154" style:family="paragraph" style:parent-style-name="Preformatted_20_Text">
      <loext:graphic-properties draw:fill="none"/>
      <style:paragraph-properties fo:margin-left="0in" fo:margin-right="0.1866in" fo:margin-top="0.0201in" fo:margin-bottom="0in" loext:contextual-spacing="false" fo:text-align="justify" style:justify-single-word="false" fo:text-indent="0in" style:auto-text-indent="false" fo:background-color="transparent" style:writing-mode="lr-tb"/>
      <style:text-properties fo:color="#808080" fo:font-size="10pt" officeooo:rsid="01e7482e" officeooo:paragraph-rsid="01e7482e" style:font-size-asian="8.75pt" style:font-size-complex="10pt"/>
    </style:style>
    <style:style style:name="P155" style:family="paragraph" style:parent-style-name="Preformatted_20_Text" style:master-page-name="">
      <loext:graphic-properties draw:fill="none"/>
      <style:paragraph-properties fo:margin-left="0in" fo:margin-right="0.1866in" fo:margin-top="0.0201in" fo:margin-bottom="0in" loext:contextual-spacing="false" fo:text-align="justify" style:justify-single-word="false" fo:text-indent="0in" style:auto-text-indent="false" style:page-number="auto" fo:background-color="transparent" style:writing-mode="lr-tb"/>
      <style:text-properties fo:color="#999966" officeooo:rsid="01e15eed" officeooo:paragraph-rsid="01e59565"/>
    </style:style>
    <style:style style:name="P156" style:family="paragraph" style:parent-style-name="Preformatted_20_Text">
      <loext:graphic-properties draw:fill="none"/>
      <style:paragraph-properties fo:margin-left="0in" fo:margin-right="0.1866in" fo:margin-top="0.0402in" fo:margin-bottom="0in" loext:contextual-spacing="false" fo:text-align="justify" style:justify-single-word="false" fo:text-indent="0in" style:auto-text-indent="false" fo:background-color="transparent" style:writing-mode="lr-tb"/>
      <style:text-properties fo:color="#808080" officeooo:rsid="01e437ae" officeooo:paragraph-rsid="01e437ae"/>
    </style:style>
    <style:style style:name="P157" style:family="paragraph" style:parent-style-name="Preformatted_20_Text">
      <loext:graphic-properties draw:fill="none"/>
      <style:paragraph-properties fo:margin-left="0in" fo:margin-right="0.1866in" fo:margin-top="0.0799in" fo:margin-bottom="0in" loext:contextual-spacing="false" fo:text-align="justify" style:justify-single-word="false" fo:text-indent="0in" style:auto-text-indent="false" fo:background-color="transparent" style:writing-mode="lr-tb"/>
      <style:text-properties fo:color="#000000" officeooo:rsid="01e15eed" officeooo:paragraph-rsid="01e15eed"/>
    </style:style>
    <style:style style:name="P158" style:family="paragraph" style:parent-style-name="Preformatted_20_Text">
      <loext:graphic-properties draw:fill="none"/>
      <style:paragraph-properties fo:margin-left="0in" fo:margin-right="0.1866in" fo:margin-top="0in" fo:margin-bottom="0in" loext:contextual-spacing="false" fo:text-align="justify" style:justify-single-word="false" fo:text-indent="0in" style:auto-text-indent="false" fo:background-color="transparent" style:writing-mode="lr-tb"/>
      <style:text-properties fo:color="#808080" fo:font-size="10pt" officeooo:rsid="01e767bd" officeooo:paragraph-rsid="020d3fbd" style:font-size-asian="8.75pt" style:font-size-complex="10pt"/>
    </style:style>
    <style:style style:name="P159" style:family="paragraph" style:parent-style-name="Preformatted_20_Text">
      <loext:graphic-properties draw:fill="none"/>
      <style:paragraph-properties fo:margin-left="0in" fo:margin-right="0.1866in" fo:margin-top="0.1402in" fo:margin-bottom="0in" loext:contextual-spacing="false" fo:text-align="justify" style:justify-single-word="false" fo:text-indent="0in" style:auto-text-indent="false" fo:background-color="transparent" style:writing-mode="lr-tb"/>
      <style:text-properties fo:color="#000000" fo:font-size="10pt" officeooo:rsid="01e7482e" officeooo:paragraph-rsid="01e7482e" style:font-size-asian="8.75pt" style:font-size-complex="10pt"/>
    </style:style>
    <style:style style:name="P160" style:family="paragraph" style:parent-style-name="Preformatted_20_Text" style:master-page-name="">
      <loext:graphic-properties draw:fill="none"/>
      <style:paragraph-properties fo:margin-left="0in" fo:margin-right="0.1866in" fo:margin-top="0.1in" fo:margin-bottom="0in" loext:contextual-spacing="false" fo:text-align="justify" style:justify-single-word="false" fo:text-indent="0in" style:auto-text-indent="false" style:page-number="auto" fo:background-color="transparent" style:writing-mode="lr-tb">
        <style:tab-stops/>
      </style:paragraph-properties>
      <style:text-properties fo:color="#000000" officeooo:rsid="00df1296" officeooo:paragraph-rsid="0211fdd0"/>
    </style:style>
    <style:style style:name="P161" style:family="paragraph" style:parent-style-name="Preformatted_20_Text" style:master-page-name="">
      <loext:graphic-properties draw:fill="none"/>
      <style:paragraph-properties fo:margin-left="0.25in" fo:margin-right="0.25in" fo:margin-top="0.0598in" fo:margin-bottom="0in" loext:contextual-spacing="false" fo:text-align="start" style:justify-single-word="false" fo:text-indent="-0.25in" style:auto-text-indent="false" style:page-number="auto" fo:background-color="transparent" style:writing-mode="lr-tb">
        <style:tab-stops>
          <style:tab-stop style:position="6.948in"/>
        </style:tab-stops>
      </style:paragraph-properties>
      <style:text-properties officeooo:rsid="00b30356" officeooo:paragraph-rsid="01fb3c03"/>
    </style:style>
    <style:style style:name="P162" style:family="paragraph" style:parent-style-name="Preformatted_20_Text" style:master-page-name="">
      <loext:graphic-properties draw:fill="none"/>
      <style:paragraph-properties fo:margin-left="0.25in" fo:margin-right="0.4366in" fo:margin-top="0.0598in" fo:margin-bottom="0in" loext:contextual-spacing="false" fo:text-align="start" style:justify-single-word="false" fo:text-indent="-0.25in" style:auto-text-indent="false" style:page-number="auto" fo:background-color="transparent" style:writing-mode="lr-tb">
        <style:tab-stops/>
      </style:paragraph-properties>
      <style:text-properties officeooo:rsid="00b30356" officeooo:paragraph-rsid="01fb3c03"/>
    </style:style>
    <style:style style:name="P163" style:family="paragraph" style:parent-style-name="Preformatted_20_Text">
      <loext:graphic-properties draw:fill="none"/>
      <style:paragraph-properties fo:margin-left="0in" fo:margin-right="-0.5618in" fo:margin-top="0in" fo:margin-bottom="0in" loext:contextual-spacing="false" fo:text-align="start" style:justify-single-word="false" fo:text-indent="0in" style:auto-text-indent="false" fo:background-color="transparent"/>
      <style:text-properties fo:color="#000000" fo:font-size="28pt" officeooo:rsid="00d33608" officeooo:paragraph-rsid="020da713" style:font-size-asian="28pt" style:font-size-complex="28pt"/>
    </style:style>
    <style:style style:name="P164" style:family="paragraph" style:parent-style-name="Preformatted_20_Text">
      <loext:graphic-properties draw:fill="none"/>
      <style:paragraph-properties fo:margin-left="0in" fo:margin-right="-0.5618in" fo:margin-top="0in" fo:margin-bottom="0in" loext:contextual-spacing="false" fo:text-align="start" style:justify-single-word="false" fo:text-indent="0in" style:auto-text-indent="false" fo:background-color="transparent"/>
      <style:text-properties fo:color="#000000" fo:font-size="9pt" officeooo:rsid="0109a28c" officeooo:paragraph-rsid="020da713" style:font-size-asian="7.84999990463257pt" style:font-size-complex="9pt"/>
    </style:style>
    <style:style style:name="P165" style:family="paragraph" style:parent-style-name="Preformatted_20_Text">
      <loext:graphic-properties draw:fill="none"/>
      <style:paragraph-properties fo:margin-left="0in" fo:margin-right="-0.5618in" fo:margin-top="0in" fo:margin-bottom="0in" loext:contextual-spacing="false" fo:text-align="start" style:justify-single-word="false" fo:text-indent="0in" style:auto-text-indent="false" fo:background-color="transparent"/>
      <style:text-properties fo:color="#000000" fo:font-size="9pt" officeooo:rsid="0109a28c" officeooo:paragraph-rsid="020f4048" style:font-size-asian="7.84999990463257pt" style:font-size-complex="9pt"/>
    </style:style>
    <style:style style:name="P166" style:family="paragraph" style:parent-style-name="Preformatted_20_Text" style:master-page-name="">
      <loext:graphic-properties draw:fill="none"/>
      <style:paragraph-properties fo:margin-left="0in" fo:margin-right="-0.5618in" fo:margin-top="0in" fo:margin-bottom="0in" loext:contextual-spacing="false" fo:text-align="start" style:justify-single-word="false" fo:text-indent="0in" style:auto-text-indent="false" style:page-number="auto" fo:break-before="page" fo:background-color="transparent">
        <style:tab-stops>
          <style:tab-stop style:position="0.7709in"/>
        </style:tab-stops>
      </style:paragraph-properties>
      <style:text-properties fo:color="#000000" fo:font-size="28pt" officeooo:rsid="00d33608" officeooo:paragraph-rsid="020f4048" style:font-size-asian="28pt" style:font-size-complex="28pt"/>
    </style:style>
    <style:style style:name="P167" style:family="paragraph" style:parent-style-name="Preformatted_20_Text" style:master-page-name="">
      <loext:graphic-properties draw:fill="none"/>
      <style:paragraph-properties fo:margin-left="0.1252in" fo:margin-right="-0.1252in" fo:margin-top="0.0201in" fo:margin-bottom="0in" loext:contextual-spacing="false" fo:text-indent="0in" style:auto-text-indent="false" style:page-number="auto" fo:background-color="transparent" style:writing-mode="page">
        <style:tab-stops>
          <style:tab-stop style:position="1.7201in"/>
          <style:tab-stop style:position="2.0626in"/>
          <style:tab-stop style:position="3.0799in"/>
          <style:tab-stop style:position="6.3126in"/>
        </style:tab-stops>
      </style:paragraph-properties>
      <style:text-properties fo:color="#808080" officeooo:rsid="00b3be57" officeooo:paragraph-rsid="018200dd"/>
    </style:style>
    <style:style style:name="P168" style:family="paragraph" style:parent-style-name="Preformatted_20_Text">
      <loext:graphic-properties draw:fill="none"/>
      <style:paragraph-properties fo:margin-left="0in" fo:margin-right="0.25in" fo:margin-top="0.3in" fo:margin-bottom="0in" loext:contextual-spacing="false" fo:text-align="start" style:justify-single-word="false" fo:text-indent="0in" style:auto-text-indent="false" fo:background-color="transparent" style:writing-mode="lr-tb"/>
      <style:text-properties fo:color="#000000" officeooo:rsid="00b30356" officeooo:paragraph-rsid="0208ac59"/>
    </style:style>
    <style:style style:name="P169" style:family="paragraph" style:parent-style-name="Preformatted_20_Text">
      <loext:graphic-properties draw:fill="none"/>
      <style:paragraph-properties fo:margin-left="0in" fo:margin-right="0.25in" fo:margin-top="0.3in" fo:margin-bottom="0in" loext:contextual-spacing="false" fo:text-align="start" style:justify-single-word="false" fo:text-indent="0in" style:auto-text-indent="false" fo:background-color="transparent" style:writing-mode="lr-tb"/>
      <style:text-properties officeooo:rsid="00b30356" officeooo:paragraph-rsid="01b4bd18"/>
    </style:style>
    <style:style style:name="P170" style:family="paragraph" style:parent-style-name="Preformatted_20_Text" style:master-page-name="">
      <loext:graphic-properties draw:fill="none"/>
      <style:paragraph-properties fo:margin-left="0in" fo:margin-right="0.3752in" fo:margin-top="0.1in" fo:margin-bottom="0in" loext:contextual-spacing="false" fo:text-align="justify" style:justify-single-word="false" fo:hyphenation-ladder-count="no-limit" fo:text-indent="0in" style:auto-text-indent="false" style:page-number="auto" fo:background-color="transparent" style:writing-mode="page">
        <style:tab-stops/>
      </style:paragraph-properties>
      <style:text-properties fo:color="#808080" officeooo:rsid="020459c8" officeooo:paragraph-rsid="020459c8" fo:hyphenate="true" fo:hyphenation-remain-char-count="2" fo:hyphenation-push-char-count="2"/>
    </style:style>
    <style:style style:name="P171" style:family="paragraph" style:parent-style-name="Preformatted_20_Text" style:master-page-name="">
      <loext:graphic-properties draw:fill="none"/>
      <style:paragraph-properties fo:margin-left="0in" fo:margin-right="0.3752in" fo:margin-top="0.0598in" fo:margin-bottom="0in" loext:contextual-spacing="false" fo:text-align="start" style:justify-single-word="false" fo:hyphenation-ladder-count="no-limit" fo:text-indent="0in" style:auto-text-indent="false" style:page-number="auto" fo:background-color="transparent" style:writing-mode="page">
        <style:tab-stops/>
      </style:paragraph-properties>
      <style:text-properties fo:color="#808080" officeooo:rsid="02071409" officeooo:paragraph-rsid="02071409" fo:hyphenate="true" fo:hyphenation-remain-char-count="2" fo:hyphenation-push-char-count="2"/>
    </style:style>
    <style:style style:name="P172" style:family="paragraph" style:parent-style-name="Preformatted_20_Text" style:master-page-name="">
      <loext:graphic-properties draw:fill="none"/>
      <style:paragraph-properties fo:margin-left="0.6252in" fo:margin-right="0.1252in" fo:margin-top="0.0598in" fo:margin-bottom="0in" loext:contextual-spacing="false" fo:text-align="justify" style:justify-single-word="false" fo:text-indent="0in" style:auto-text-indent="false" style:page-number="auto" fo:background-color="transparent" style:writing-mode="lr-tb"/>
      <style:text-properties fo:color="#808080" officeooo:rsid="01057b5e" officeooo:paragraph-rsid="01057b5e"/>
    </style:style>
    <style:style style:name="P173" style:family="paragraph" style:parent-style-name="Preformatted_20_Text" style:master-page-name="">
      <loext:graphic-properties draw:fill="none"/>
      <style:paragraph-properties fo:margin-left="0.6252in" fo:margin-right="0.1252in" fo:margin-top="0.1402in" fo:margin-bottom="0in" loext:contextual-spacing="false" fo:text-align="justify" style:justify-single-word="false" fo:text-indent="0in" style:auto-text-indent="false" style:page-number="auto" fo:background-color="transparent" style:writing-mode="lr-tb">
        <style:tab-stops/>
      </style:paragraph-properties>
      <style:text-properties fo:color="#808080" officeooo:rsid="021423aa" officeooo:paragraph-rsid="021423aa"/>
    </style:style>
    <style:style style:name="P174" style:family="paragraph" style:parent-style-name="Preformatted_20_Text" style:master-page-name="">
      <loext:graphic-properties draw:fill="none"/>
      <style:paragraph-properties fo:margin-left="0.25in" fo:margin-right="0.25in" fo:margin-top="0.1in" fo:margin-bottom="0in" loext:contextual-spacing="false" fo:text-indent="0in" style:auto-text-indent="false" style:page-number="auto" fo:background-color="transparent" style:writing-mode="lr-tb">
        <style:tab-stops/>
      </style:paragraph-properties>
      <style:text-properties fo:color="#808080" officeooo:rsid="01f2d3d8" officeooo:paragraph-rsid="0210b425"/>
    </style:style>
    <style:style style:name="P175" style:family="paragraph" style:parent-style-name="Preformatted_20_Text" style:master-page-name="">
      <loext:graphic-properties draw:fill="none"/>
      <style:paragraph-properties fo:margin-left="0.25in" fo:margin-right="0.25in" fo:margin-top="0.0201in" fo:margin-bottom="0in" loext:contextual-spacing="false" fo:text-align="justify" style:justify-single-word="false" fo:hyphenation-ladder-count="no-limit" fo:text-indent="0in" style:auto-text-indent="false" style:page-number="auto" fo:background-color="transparent" style:writing-mode="lr-tb">
        <style:tab-stops>
          <style:tab-stop style:position="0.6874in"/>
          <style:tab-stop style:position="7.1043in"/>
        </style:tab-stops>
      </style:paragraph-properties>
      <style:text-properties fo:color="#808080" officeooo:rsid="01f0366a" officeooo:paragraph-rsid="0210b425" fo:hyphenate="true" fo:hyphenation-remain-char-count="2" fo:hyphenation-push-char-count="2"/>
    </style:style>
    <style:style style:name="P176" style:family="paragraph" style:parent-style-name="Preformatted_20_Text" style:master-page-name="">
      <loext:graphic-properties draw:fill="none"/>
      <style:paragraph-properties fo:margin-left="0.25in" fo:margin-right="0.25in" fo:margin-top="0.0598in" fo:margin-bottom="0in" loext:contextual-spacing="false" fo:text-align="justify" style:justify-single-word="false" fo:hyphenation-ladder-count="no-limit" fo:text-indent="0in" style:auto-text-indent="false" style:page-number="auto" fo:background-color="transparent" style:writing-mode="lr-tb">
        <style:tab-stops>
          <style:tab-stop style:position="7.1043in"/>
        </style:tab-stops>
      </style:paragraph-properties>
      <style:text-properties fo:color="#808080" officeooo:rsid="01aac1b8" officeooo:paragraph-rsid="022a327a" fo:hyphenate="true" fo:hyphenation-remain-char-count="2" fo:hyphenation-push-char-count="2"/>
    </style:style>
    <style:style style:name="P177" style:family="paragraph" style:parent-style-name="Preformatted_20_Text" style:master-page-name="">
      <loext:graphic-properties draw:fill="none"/>
      <style:paragraph-properties fo:margin-left="0.25in" fo:margin-right="0.25in" fo:margin-top="0.0598in" fo:margin-bottom="0in" loext:contextual-spacing="false" fo:text-align="justify" style:justify-single-word="false" fo:hyphenation-ladder-count="no-limit" fo:text-indent="0in" style:auto-text-indent="false" style:page-number="auto" fo:background-color="transparent" style:writing-mode="lr-tb">
        <style:tab-stops>
          <style:tab-stop style:position="1.0311in"/>
          <style:tab-stop style:position="7.1043in"/>
        </style:tab-stops>
      </style:paragraph-properties>
      <style:text-properties fo:color="#808080" officeooo:rsid="01f0366a" officeooo:paragraph-rsid="0210b425" fo:hyphenate="true" fo:hyphenation-remain-char-count="2" fo:hyphenation-push-char-count="2"/>
    </style:style>
    <style:style style:name="P178" style:family="paragraph" style:parent-style-name="Preformatted_20_Text" style:master-page-name="">
      <loext:graphic-properties draw:fill="none"/>
      <style:paragraph-properties fo:margin-left="0.25in" fo:margin-right="0.3752in" fo:margin-top="0.0598in" fo:margin-bottom="0in" loext:contextual-spacing="false" fo:text-align="justify" style:justify-single-word="false" fo:hyphenation-ladder-count="no-limit" fo:text-indent="0in" style:auto-text-indent="false" style:page-number="auto" fo:background-color="transparent" style:writing-mode="lr-tb">
        <style:tab-stops>
          <style:tab-stop style:position="2.6874in"/>
        </style:tab-stops>
      </style:paragraph-properties>
      <style:text-properties fo:color="#808080" officeooo:rsid="01eecf6d" officeooo:paragraph-rsid="0210b425" fo:hyphenate="true" fo:hyphenation-remain-char-count="2" fo:hyphenation-push-char-count="2"/>
    </style:style>
    <style:style style:name="P179" style:family="paragraph" style:parent-style-name="Preformatted_20_Text" style:master-page-name="">
      <loext:graphic-properties draw:fill="none"/>
      <style:paragraph-properties fo:margin-left="0.25in" fo:margin-right="0.1866in" fo:margin-top="0.1in" fo:margin-bottom="0in" loext:contextual-spacing="false" fo:hyphenation-ladder-count="no-limit" fo:text-indent="0in" style:auto-text-indent="false" style:page-number="auto" fo:background-color="transparent" style:writing-mode="lr-tb">
        <style:tab-stops>
          <style:tab-stop style:position="1.0626in"/>
          <style:tab-stop style:position="7.1043in"/>
        </style:tab-stops>
      </style:paragraph-properties>
      <style:text-properties fo:color="#808080" officeooo:rsid="01c7f166" officeooo:paragraph-rsid="0210b425" fo:hyphenate="true" fo:hyphenation-remain-char-count="2" fo:hyphenation-push-char-count="2"/>
    </style:style>
    <style:style style:name="P180" style:family="paragraph" style:parent-style-name="Preformatted_20_Text" style:master-page-name="">
      <loext:graphic-properties draw:fill="none"/>
      <style:paragraph-properties fo:margin-left="0.25in" fo:margin-right="-0.1866in" fo:margin-top="0.0402in" fo:margin-bottom="0in" loext:contextual-spacing="false" fo:hyphenation-ladder-count="no-limit" fo:text-indent="0in" style:auto-text-indent="false" style:page-number="auto" fo:background-color="transparent" style:writing-mode="lr-tb">
        <style:tab-stops>
          <style:tab-stop style:position="0.6252in"/>
          <style:tab-stop style:position="2.3299in"/>
          <style:tab-stop style:position="3.8752in"/>
          <style:tab-stop style:position="7.5in"/>
        </style:tab-stops>
      </style:paragraph-properties>
      <style:text-properties fo:color="#808080" fo:font-size="10pt" officeooo:rsid="022f7f1b" officeooo:paragraph-rsid="02376f50" style:font-size-asian="10pt" style:font-size-complex="10pt" fo:hyphenate="true" fo:hyphenation-remain-char-count="2" fo:hyphenation-push-char-count="2"/>
    </style:style>
    <style:style style:name="P181" style:family="paragraph" style:parent-style-name="Preformatted_20_Text">
      <loext:graphic-properties draw:fill="none"/>
      <style:paragraph-properties fo:margin-left="0.25in" fo:margin-right="-0.1866in" fo:margin-top="0in" fo:margin-bottom="0in" loext:contextual-spacing="false" fo:hyphenation-ladder-count="no-limit" fo:text-indent="0in" style:auto-text-indent="false" fo:background-color="transparent" style:writing-mode="lr-tb">
        <style:tab-stops>
          <style:tab-stop style:position="0.6252in"/>
          <style:tab-stop style:position="2.3299in"/>
          <style:tab-stop style:position="3.8752in"/>
          <style:tab-stop style:position="7.5in"/>
        </style:tab-stops>
      </style:paragraph-properties>
      <style:text-properties fo:color="#808080" fo:font-size="10pt" officeooo:rsid="022f7f1b" officeooo:paragraph-rsid="02376f50" style:font-size-asian="10pt" style:font-size-complex="10pt" fo:hyphenate="true" fo:hyphenation-remain-char-count="2" fo:hyphenation-push-char-count="2"/>
    </style:style>
    <style:style style:name="P182" style:family="paragraph" style:parent-style-name="Preformatted_20_Text">
      <loext:graphic-properties draw:fill="none"/>
      <style:paragraph-properties fo:margin-left="0.25in" fo:margin-right="-0.1866in" fo:margin-top="0in" fo:margin-bottom="0in" loext:contextual-spacing="false" fo:hyphenation-ladder-count="no-limit" fo:text-indent="0in" style:auto-text-indent="false" fo:background-color="transparent" style:writing-mode="lr-tb">
        <style:tab-stops>
          <style:tab-stop style:position="0.6874in"/>
          <style:tab-stop style:position="1.5799in"/>
          <style:tab-stop style:position="2.3299in"/>
          <style:tab-stop style:position="3.8752in"/>
          <style:tab-stop style:position="7.5in"/>
        </style:tab-stops>
      </style:paragraph-properties>
      <style:text-properties fo:color="#808080" fo:font-size="10pt" officeooo:rsid="02376f50" officeooo:paragraph-rsid="02376f50" style:font-size-asian="10pt" style:font-size-complex="10pt" fo:hyphenate="true" fo:hyphenation-remain-char-count="2" fo:hyphenation-push-char-count="2"/>
    </style:style>
    <style:style style:name="P183" style:family="paragraph" style:parent-style-name="Preformatted_20_Text">
      <loext:graphic-properties draw:fill="none"/>
      <style:paragraph-properties fo:margin-left="0.25in" fo:margin-right="-0.1866in" fo:margin-top="0.0799in" fo:margin-bottom="0in" loext:contextual-spacing="false" fo:hyphenation-ladder-count="no-limit" fo:text-indent="0in" style:auto-text-indent="false" fo:background-color="transparent" style:writing-mode="lr-tb">
        <style:tab-stops>
          <style:tab-stop style:position="0.6252in"/>
          <style:tab-stop style:position="2.3299in"/>
          <style:tab-stop style:position="3.8752in"/>
          <style:tab-stop style:position="7.5in"/>
        </style:tab-stops>
      </style:paragraph-properties>
      <style:text-properties fo:color="#808080" fo:font-size="10pt" officeooo:rsid="02376f50" officeooo:paragraph-rsid="02376f50" style:font-size-asian="10pt" style:font-size-complex="10pt" fo:hyphenate="true" fo:hyphenation-remain-char-count="2" fo:hyphenation-push-char-count="2"/>
    </style:style>
    <style:style style:name="P184" style:family="paragraph" style:parent-style-name="Preformatted_20_Text" style:master-page-name="First_20_Page">
      <loext:graphic-properties draw:fill="none"/>
      <style:paragraph-properties fo:margin-left="0in" fo:margin-right="-0.5618in" fo:margin-top="0in" fo:margin-bottom="0in" loext:contextual-spacing="false" fo:text-indent="0in" style:auto-text-indent="false" style:page-number="auto" fo:background-color="transparent"/>
    </style:style>
    <style:style style:name="P185" style:family="paragraph" style:parent-style-name="Preformatted_20_Text" style:list-style-name="L1">
      <loext:graphic-properties draw:fill="none"/>
      <style:paragraph-properties fo:margin-left="0in" fo:margin-right="0.1252in" fo:margin-top="0.0598in" fo:margin-bottom="0in" loext:contextual-spacing="false" fo:text-align="start" style:justify-single-word="false" fo:text-indent="0in" style:auto-text-indent="false" fo:background-color="transparent" style:writing-mode="lr-tb">
        <style:tab-stops>
          <style:tab-stop style:position="6.948in"/>
        </style:tab-stops>
      </style:paragraph-properties>
      <style:text-properties officeooo:rsid="00b30356" officeooo:paragraph-rsid="01f9cc79"/>
    </style:style>
    <style:style style:name="P186" style:family="paragraph" style:parent-style-name="Preformatted_20_Text" style:list-style-name="L1">
      <style:paragraph-properties fo:margin-left="0in" fo:margin-right="0in" fo:margin-top="0.3in" fo:margin-bottom="0in" loext:contextual-spacing="false" fo:text-align="justify" style:justify-single-word="false" fo:text-indent="0in" style:auto-text-indent="false" style:writing-mode="lr-tb"/>
      <style:text-properties fo:color="#000000" officeooo:rsid="00be5be9" officeooo:paragraph-rsid="00fa41a9"/>
    </style:style>
    <style:style style:name="P187" style:family="paragraph" style:parent-style-name="Preformatted_20_Text">
      <loext:graphic-properties draw:fill="none"/>
      <style:paragraph-properties fo:margin-left="0.6299in" fo:margin-right="0in" fo:margin-top="0.4402in" fo:margin-bottom="0in" loext:contextual-spacing="false" fo:hyphenation-ladder-count="no-limit" fo:text-indent="0in" style:auto-text-indent="false" fo:background-color="transparent" style:writing-mode="lr-tb">
        <style:tab-stops>
          <style:tab-stop style:position="0.6252in"/>
          <style:tab-stop style:position="1.1874in"/>
        </style:tab-stops>
      </style:paragraph-properties>
      <style:text-properties fo:color="#000000" fo:font-size="28pt" officeooo:rsid="00d33608" officeooo:paragraph-rsid="021d387d" style:font-size-asian="28pt" style:font-size-complex="28pt" fo:hyphenate="true" fo:hyphenation-remain-char-count="2" fo:hyphenation-push-char-count="2"/>
    </style:style>
    <style:style style:name="P188" style:family="paragraph" style:parent-style-name="Preformatted_20_Text">
      <loext:graphic-properties draw:fill="none"/>
      <style:paragraph-properties fo:margin-left="0.25in" fo:margin-right="0in" fo:margin-top="0.1799in" fo:margin-bottom="0in" loext:contextual-spacing="false" fo:text-align="justify" style:justify-single-word="false" fo:text-indent="0in" style:auto-text-indent="false" fo:background-color="transparent" style:writing-mode="lr-tb">
        <style:tab-stops/>
      </style:paragraph-properties>
      <style:text-properties fo:color="#808080" fo:font-size="10.5pt" officeooo:rsid="023eb67b" officeooo:paragraph-rsid="023eb67b" style:font-size-asian="10.5pt" style:font-size-complex="10.5pt"/>
    </style:style>
    <style:style style:name="P189" style:family="paragraph" style:parent-style-name="Preformatted_20_Text">
      <loext:graphic-properties draw:fill="none"/>
      <style:paragraph-properties fo:margin-left="0.25in" fo:margin-right="0in" fo:margin-top="0.1799in" fo:margin-bottom="0in" loext:contextual-spacing="false" fo:text-align="justify" style:justify-single-word="false" fo:text-indent="0in" style:auto-text-indent="false" fo:background-color="transparent" style:writing-mode="lr-tb">
        <style:tab-stops/>
      </style:paragraph-properties>
      <style:text-properties fo:color="#808080" fo:font-size="10.5pt" officeooo:rsid="023e4305" officeooo:paragraph-rsid="023e4305" style:font-size-asian="10.5pt" style:font-size-complex="10.5pt"/>
    </style:style>
    <style:style style:name="P190" style:family="paragraph" style:parent-style-name="Preformatted_20_Text">
      <loext:graphic-properties draw:fill="none"/>
      <style:paragraph-properties fo:margin-left="0.25in" fo:margin-right="0in" fo:margin-top="0.1in" fo:margin-bottom="0in" loext:contextual-spacing="false" fo:text-align="justify" style:justify-single-word="false" fo:text-indent="0in" style:auto-text-indent="false" fo:background-color="transparent" style:writing-mode="lr-tb">
        <style:tab-stops/>
      </style:paragraph-properties>
      <style:text-properties fo:color="#808080" fo:font-size="10.5pt" officeooo:rsid="023dfbf1" officeooo:paragraph-rsid="023dfbf1" style:font-size-asian="10.5pt" style:font-size-complex="10.5pt"/>
    </style:style>
    <style:style style:name="P191" style:family="paragraph" style:parent-style-name="Preformatted_20_Text">
      <loext:graphic-properties draw:fill="none"/>
      <style:paragraph-properties fo:margin-left="0.25in" fo:margin-right="0in" fo:margin-top="0.1in" fo:margin-bottom="0in" loext:contextual-spacing="false" fo:text-align="justify" style:justify-single-word="false" fo:text-indent="0in" style:auto-text-indent="false" fo:background-color="transparent" style:writing-mode="lr-tb">
        <style:tab-stops/>
      </style:paragraph-properties>
      <style:text-properties fo:color="#808080" fo:font-size="10.5pt" officeooo:rsid="023e4305" officeooo:paragraph-rsid="023e4305" style:font-size-asian="10.5pt" style:font-size-complex="10.5pt"/>
    </style:style>
    <style:style style:name="T1" style:family="text">
      <style:text-properties fo:color="#000080"/>
    </style:style>
    <style:style style:name="T2" style:family="text">
      <style:text-properties fo:color="#c0c0c0"/>
    </style:style>
    <style:style style:name="T3" style:family="text">
      <style:text-properties fo:color="#c0c0c0" officeooo:rsid="001bef0d"/>
    </style:style>
    <style:style style:name="T4" style:family="text">
      <style:text-properties fo:color="#c0c0c0" officeooo:rsid="00268c5f"/>
    </style:style>
    <style:style style:name="T5" style:family="text">
      <style:text-properties fo:color="#c0c0c0" fo:font-size="40pt" style:font-size-asian="40pt" style:font-size-complex="40pt"/>
    </style:style>
    <style:style style:name="T6" style:family="text">
      <style:text-properties fo:color="#008000"/>
    </style:style>
    <style:style style:name="T7" style:family="text">
      <style:text-properties fo:color="#008000" officeooo:rsid="001bfc59"/>
    </style:style>
    <style:style style:name="T8" style:family="text">
      <style:text-properties fo:color="#008000" officeooo:rsid="001bef0d"/>
    </style:style>
    <style:style style:name="T9" style:family="text">
      <style:text-properties fo:color="#008000" officeooo:rsid="001cd4e2"/>
    </style:style>
    <style:style style:name="T10" style:family="text">
      <style:text-properties fo:color="#008000" officeooo:rsid="00268c5f"/>
    </style:style>
    <style:style style:name="T11" style:family="text">
      <style:text-properties fo:color="#008000" officeooo:rsid="0028140c"/>
    </style:style>
    <style:style style:name="T12" style:family="text">
      <style:text-properties fo:color="#008000" officeooo:rsid="00294ea6"/>
    </style:style>
    <style:style style:name="T13" style:family="text">
      <style:text-properties fo:color="#008000" officeooo:rsid="005c0ce0"/>
    </style:style>
    <style:style style:name="T14" style:family="text">
      <style:text-properties fo:color="#008000" officeooo:rsid="0088281b"/>
    </style:style>
    <style:style style:name="T15" style:family="text">
      <style:text-properties fo:color="#008000" officeooo:rsid="0088572d"/>
    </style:style>
    <style:style style:name="T16" style:family="text">
      <style:text-properties fo:color="#008000" officeooo:rsid="008ae19f"/>
    </style:style>
    <style:style style:name="T17" style:family="text">
      <style:text-properties fo:color="#008000" officeooo:rsid="0095a63c"/>
    </style:style>
    <style:style style:name="T18" style:family="text">
      <style:text-properties fo:color="#008000" officeooo:rsid="00c19076"/>
    </style:style>
    <style:style style:name="T19" style:family="text">
      <style:text-properties fo:color="#008000" officeooo:rsid="00c2ca3e"/>
    </style:style>
    <style:style style:name="T20" style:family="text">
      <style:text-properties fo:color="#008000" officeooo:rsid="00ce9a5f"/>
    </style:style>
    <style:style style:name="T21" style:family="text">
      <style:text-properties fo:color="#008000" officeooo:rsid="00d12681"/>
    </style:style>
    <style:style style:name="T22" style:family="text">
      <style:text-properties fo:color="#008000" officeooo:rsid="010165af"/>
    </style:style>
    <style:style style:name="T23" style:family="text">
      <style:text-properties fo:color="#008000" officeooo:rsid="011eae3f"/>
    </style:style>
    <style:style style:name="T24" style:family="text">
      <style:text-properties fo:color="#008000" officeooo:rsid="01fccf0e"/>
    </style:style>
    <style:style style:name="T25" style:family="text">
      <style:text-properties fo:color="#800080"/>
    </style:style>
    <style:style style:name="T26" style:family="text">
      <style:text-properties fo:color="#800080" officeooo:rsid="00268c5f"/>
    </style:style>
    <style:style style:name="T27" style:family="text">
      <style:text-properties fo:color="#800080" officeooo:rsid="00739894"/>
    </style:style>
    <style:style style:name="T28" style:family="text">
      <style:text-properties fo:color="#800080" officeooo:rsid="0089bddc"/>
    </style:style>
    <style:style style:name="T29" style:family="text">
      <style:text-properties fo:color="#00677c"/>
    </style:style>
    <style:style style:name="T30" style:family="text">
      <style:text-properties fo:color="#808000"/>
    </style:style>
    <style:style style:name="T31" style:family="text">
      <style:text-properties officeooo:rsid="00199c27"/>
    </style:style>
    <style:style style:name="T32" style:family="text">
      <style:text-properties officeooo:rsid="001ae2bb"/>
    </style:style>
    <style:style style:name="T33" style:family="text">
      <style:text-properties fo:color="#333333" officeooo:rsid="001bef0d"/>
    </style:style>
    <style:style style:name="T34" style:family="text">
      <style:text-properties fo:color="#333333" officeooo:rsid="00268c5f"/>
    </style:style>
    <style:style style:name="T35" style:family="text">
      <style:text-properties fo:color="#333333" officeooo:rsid="00294ea6"/>
    </style:style>
    <style:style style:name="T36" style:family="text">
      <style:text-properties officeooo:rsid="001bfc59"/>
    </style:style>
    <style:style style:name="T37" style:family="text">
      <style:text-properties fo:color="#000000"/>
    </style:style>
    <style:style style:name="T38" style:family="text">
      <style:text-properties fo:color="#000000" officeooo:rsid="001bfc59"/>
    </style:style>
    <style:style style:name="T39" style:family="text">
      <style:text-properties fo:color="#000000" officeooo:rsid="001bef0d"/>
    </style:style>
    <style:style style:name="T40" style:family="text">
      <style:text-properties fo:color="#000000" fo:font-size="11pt" style:font-size-asian="11pt" style:font-size-complex="11pt"/>
    </style:style>
    <style:style style:name="T41" style:family="text">
      <style:text-properties fo:color="#000000" fo:font-size="11pt" officeooo:rsid="00517806" style:font-size-asian="11pt" style:font-size-complex="11pt"/>
    </style:style>
    <style:style style:name="T42" style:family="text">
      <style:text-properties fo:color="#000000" fo:font-size="40pt" style:font-size-asian="40pt" style:font-size-complex="40pt"/>
    </style:style>
    <style:style style:name="T43" style:family="text">
      <style:text-properties fo:color="#000000" officeooo:rsid="00872503"/>
    </style:style>
    <style:style style:name="T44" style:family="text">
      <style:text-properties fo:color="#000000" officeooo:rsid="0088281b"/>
    </style:style>
    <style:style style:name="T45" style:family="text">
      <style:text-properties fo:color="#000000" officeooo:rsid="0088572d"/>
    </style:style>
    <style:style style:name="T46" style:family="text">
      <style:text-properties fo:color="#000000" officeooo:rsid="0089bddc"/>
    </style:style>
    <style:style style:name="T47" style:family="text">
      <style:text-properties fo:color="#000000" officeooo:rsid="00935062"/>
    </style:style>
    <style:style style:name="T48" style:family="text">
      <style:text-properties fo:color="#000000" officeooo:rsid="0093c46c"/>
    </style:style>
    <style:style style:name="T49" style:family="text">
      <style:text-properties fo:color="#000000" officeooo:rsid="00be5be9"/>
    </style:style>
    <style:style style:name="T50" style:family="text">
      <style:text-properties fo:color="#000000" officeooo:rsid="00cf7913"/>
    </style:style>
    <style:style style:name="T51" style:family="text">
      <style:text-properties fo:color="#000000" officeooo:rsid="00cfe81a"/>
    </style:style>
    <style:style style:name="T52" style:family="text">
      <style:text-properties fo:color="#000000" officeooo:rsid="00d12681"/>
    </style:style>
    <style:style style:name="T53" style:family="text">
      <style:text-properties fo:color="#000000" style:text-underline-style="none" officeooo:rsid="00cb9037"/>
    </style:style>
    <style:style style:name="T54" style:family="text">
      <style:text-properties fo:color="#000000" fo:font-size="10.1999998092651pt" officeooo:rsid="001ae2bb" style:font-size-asian="10.1999998092651pt" style:font-size-complex="10.1999998092651pt"/>
    </style:style>
    <style:style style:name="T55" style:family="text">
      <style:text-properties fo:color="#000000" officeooo:rsid="00ff860f"/>
    </style:style>
    <style:style style:name="T56" style:family="text">
      <style:text-properties fo:color="#000000" officeooo:rsid="01003e1b"/>
    </style:style>
    <style:style style:name="T57" style:family="text">
      <style:text-properties fo:color="#000000" officeooo:rsid="01a31607"/>
    </style:style>
    <style:style style:name="T58" style:family="text">
      <style:text-properties fo:color="#000000" officeooo:rsid="01332b4e"/>
    </style:style>
    <style:style style:name="T59" style:family="text">
      <style:text-properties fo:color="#000000" officeooo:rsid="01d229e1"/>
    </style:style>
    <style:style style:name="T60" style:family="text">
      <style:text-properties fo:color="#000000" officeooo:rsid="01f33748"/>
    </style:style>
    <style:style style:name="T61" style:family="text">
      <style:text-properties fo:color="#000000" officeooo:rsid="01f463cb"/>
    </style:style>
    <style:style style:name="T62" style:family="text">
      <style:text-properties fo:color="#000000" officeooo:rsid="01f85c6e"/>
    </style:style>
    <style:style style:name="T63" style:family="text">
      <style:text-properties fo:color="#000000" fo:font-weight="bold" officeooo:rsid="01fb3c03" style:font-weight-asian="bold" style:font-weight-complex="bold"/>
    </style:style>
    <style:style style:name="T64" style:family="text">
      <style:text-properties fo:color="#000000" officeooo:rsid="01fc7ac3"/>
    </style:style>
    <style:style style:name="T65" style:family="text">
      <style:text-properties fo:color="#000000" officeooo:rsid="01fb3c03"/>
    </style:style>
    <style:style style:name="T66" style:family="text">
      <style:text-properties fo:color="#000000" officeooo:rsid="01fccf0e"/>
    </style:style>
    <style:style style:name="T67" style:family="text">
      <style:text-properties fo:color="#000000" officeooo:rsid="01ebe329"/>
    </style:style>
    <style:style style:name="T68" style:family="text">
      <style:text-properties fo:color="#000000" fo:font-size="28pt" officeooo:rsid="020da713" style:font-size-asian="28pt" style:font-size-complex="28pt"/>
    </style:style>
    <style:style style:name="T69" style:family="text">
      <style:text-properties fo:color="#000000" fo:font-size="28pt" officeooo:rsid="00d33608" style:font-size-asian="28pt" style:font-size-complex="28pt"/>
    </style:style>
    <style:style style:name="T70" style:family="text">
      <style:text-properties fo:color="#000000" fo:font-size="28pt" officeooo:rsid="021d8356" style:font-size-asian="28pt" style:font-size-complex="28pt"/>
    </style:style>
    <style:style style:name="T71" style:family="text">
      <style:text-properties fo:color="#000000" fo:font-size="28pt" officeooo:rsid="023dfbf1" style:font-size-asian="28pt" style:font-size-complex="28pt"/>
    </style:style>
    <style:style style:name="T72" style:family="text">
      <style:text-properties fo:color="#000000" officeooo:rsid="0217f162"/>
    </style:style>
    <style:style style:name="T73" style:family="text">
      <style:text-properties fo:color="#000000" officeooo:rsid="01063c94"/>
    </style:style>
    <style:style style:name="T74" style:family="text">
      <style:text-properties fo:color="#000000" officeooo:rsid="0211fdd0"/>
    </style:style>
    <style:style style:name="T75" style:family="text">
      <style:text-properties fo:color="#000000" officeooo:rsid="02265456"/>
    </style:style>
    <style:style style:name="T76" style:family="text">
      <style:text-properties fo:color="#000000" officeooo:rsid="022a327a"/>
    </style:style>
    <style:style style:name="T77" style:family="text">
      <style:text-properties fo:color="#000000" officeooo:rsid="01f20f9d"/>
    </style:style>
    <style:style style:name="T78" style:family="text">
      <style:text-properties fo:color="#000000" officeooo:rsid="023143a3"/>
    </style:style>
    <style:style style:name="T79" style:family="text">
      <style:text-properties fo:color="#000000" officeooo:rsid="023675b6"/>
    </style:style>
    <style:style style:name="T80" style:family="text">
      <style:text-properties fo:color="#000000" officeooo:rsid="023961b2"/>
    </style:style>
    <style:style style:name="T81" style:family="text">
      <style:text-properties fo:color="#000000" officeooo:rsid="023dfbf1"/>
    </style:style>
    <style:style style:name="T82" style:family="text">
      <style:text-properties officeooo:rsid="002cff9c"/>
    </style:style>
    <style:style style:name="T83" style:family="text">
      <style:text-properties fo:color="#007826"/>
    </style:style>
    <style:style style:name="T84" style:family="text">
      <style:text-properties fo:color="#007826" officeooo:rsid="004f391b"/>
    </style:style>
    <style:style style:name="T85" style:family="text">
      <style:text-properties fo:color="#007826" officeooo:rsid="0040cf65"/>
    </style:style>
    <style:style style:name="T86" style:family="text">
      <style:text-properties fo:color="#007826" officeooo:rsid="00631fb1"/>
    </style:style>
    <style:style style:name="T87" style:family="text">
      <style:text-properties fo:color="#007826" officeooo:rsid="00bc0933"/>
    </style:style>
    <style:style style:name="T88" style:family="text">
      <style:text-properties fo:color="#ff66cc"/>
    </style:style>
    <style:style style:name="T89" style:family="text">
      <style:text-properties fo:color="#ff66cc" officeooo:rsid="004cf86f"/>
    </style:style>
    <style:style style:name="T90" style:family="text">
      <style:text-properties fo:color="#ff66cc" officeooo:rsid="004e5eba"/>
    </style:style>
    <style:style style:name="T91" style:family="text">
      <style:text-properties fo:color="#ff66cc" officeooo:rsid="00ff860f"/>
    </style:style>
    <style:style style:name="T92" style:family="text">
      <style:text-properties fo:color="#ff66cc" officeooo:rsid="00422404"/>
    </style:style>
    <style:style style:name="T93" style:family="text">
      <style:text-properties officeooo:rsid="004cdee1"/>
    </style:style>
    <style:style style:name="T94" style:family="text">
      <style:text-properties fo:color="#0066ff"/>
    </style:style>
    <style:style style:name="T95" style:family="text">
      <style:text-properties fo:color="#0066ff" officeooo:rsid="002b1d6c"/>
    </style:style>
    <style:style style:name="T96" style:family="text">
      <style:text-properties fo:color="#0066ff" officeooo:rsid="00268c5f"/>
    </style:style>
    <style:style style:name="T97" style:family="text">
      <style:text-properties fo:color="#0066ff" style:text-underline-style="none" officeooo:rsid="0040cf65"/>
    </style:style>
    <style:style style:name="T98" style:family="text">
      <style:text-properties fo:color="#0066ff" style:text-underline-style="none" officeooo:rsid="00c56b2d"/>
    </style:style>
    <style:style style:name="T99" style:family="text">
      <style:text-properties fo:color="#0066ff" style:text-underline-style="none" officeooo:rsid="00cb9037"/>
    </style:style>
    <style:style style:name="T100" style:family="text">
      <style:text-properties fo:color="#0066ff" officeooo:rsid="00c4e478"/>
    </style:style>
    <style:style style:name="T101" style:family="text">
      <style:text-properties fo:color="#0066ff" officeooo:rsid="00c56b2d"/>
    </style:style>
    <style:style style:name="T102" style:family="text">
      <style:text-properties fo:color="#0066ff" officeooo:rsid="01003e1b"/>
    </style:style>
    <style:style style:name="T103" style:family="text">
      <style:text-properties fo:color="#0066ff" officeooo:rsid="0040cf65"/>
    </style:style>
    <style:style style:name="T104" style:family="text">
      <style:text-properties fo:color="#0066ff" officeooo:rsid="02028f93"/>
    </style:style>
    <style:style style:name="T105" style:family="text">
      <style:text-properties fo:color="#000099" officeooo:rsid="00294ea6"/>
    </style:style>
    <style:style style:name="T106" style:family="text">
      <style:text-properties fo:color="#000099" officeooo:rsid="00268c5f"/>
    </style:style>
    <style:style style:name="T107" style:family="text">
      <style:text-properties fo:color="#000099" officeooo:rsid="002b1d6c"/>
    </style:style>
    <style:style style:name="T108" style:family="text">
      <style:text-properties fo:color="#000099" officeooo:rsid="0028140c"/>
    </style:style>
    <style:style style:name="T109" style:family="text">
      <style:text-properties fo:color="#0000ff"/>
    </style:style>
    <style:style style:name="T110" style:family="text">
      <style:text-properties fo:color="#0000cc"/>
    </style:style>
    <style:style style:name="T111" style:family="text">
      <style:text-properties fo:color="#0000cc" officeooo:rsid="001bfc59"/>
    </style:style>
    <style:style style:name="T112" style:family="text">
      <style:text-properties fo:color="#0000cc" officeooo:rsid="0088281b"/>
    </style:style>
    <style:style style:name="T113" style:family="text">
      <style:text-properties fo:color="#0000cc" officeooo:rsid="00872503"/>
    </style:style>
    <style:style style:name="T114" style:family="text">
      <style:text-properties fo:color="#0000cc" officeooo:rsid="0117b01b"/>
    </style:style>
    <style:style style:name="T115" style:family="text">
      <style:text-properties officeooo:rsid="005a8002"/>
    </style:style>
    <style:style style:name="T116" style:family="text">
      <style:text-properties officeooo:rsid="006162bf"/>
    </style:style>
    <style:style style:name="T117" style:family="text">
      <style:text-properties officeooo:rsid="00628eca"/>
    </style:style>
    <style:style style:name="T118" style:family="text">
      <style:text-properties officeooo:rsid="006315a5"/>
    </style:style>
    <style:style style:name="T119" style:family="text">
      <style:text-properties officeooo:rsid="0066f77c"/>
    </style:style>
    <style:style style:name="T120" style:family="text">
      <style:text-properties officeooo:rsid="00686194"/>
    </style:style>
    <style:style style:name="T121" style:family="text">
      <style:text-properties officeooo:rsid="006a6c52"/>
    </style:style>
    <style:style style:name="T122" style:family="text">
      <style:text-properties fo:color="#006600"/>
    </style:style>
    <style:style style:name="T123" style:family="text">
      <style:text-properties fo:color="#009900"/>
    </style:style>
    <style:style style:name="T124" style:family="text">
      <style:text-properties fo:color="#009900" officeooo:rsid="006b98e4"/>
    </style:style>
    <style:style style:name="T125" style:family="text">
      <style:text-properties fo:color="#009900" officeooo:rsid="0088281b"/>
    </style:style>
    <style:style style:name="T126" style:family="text">
      <style:text-properties officeooo:rsid="0077f899"/>
    </style:style>
    <style:style style:name="T127" style:family="text">
      <style:text-properties officeooo:rsid="00782ca5"/>
    </style:style>
    <style:style style:name="T128" style:family="text">
      <style:text-properties officeooo:rsid="00791b9e"/>
    </style:style>
    <style:style style:name="T129" style:family="text">
      <style:text-properties officeooo:rsid="007b725b"/>
    </style:style>
    <style:style style:name="T130" style:family="text">
      <style:text-properties officeooo:rsid="007ddc6d"/>
    </style:style>
    <style:style style:name="T131" style:family="text">
      <style:text-properties officeooo:rsid="007fa1d2"/>
    </style:style>
    <style:style style:name="T132" style:family="text">
      <style:text-properties officeooo:rsid="0081ecc1"/>
    </style:style>
    <style:style style:name="T133" style:family="text">
      <style:text-properties officeooo:rsid="0090cb82"/>
    </style:style>
    <style:style style:name="T134" style:family="text">
      <style:text-properties officeooo:rsid="00995176"/>
    </style:style>
    <style:style style:name="T135" style:family="text">
      <style:text-properties officeooo:rsid="009a0c69"/>
    </style:style>
    <style:style style:name="T136" style:family="text">
      <style:text-properties officeooo:rsid="009b025a"/>
    </style:style>
    <style:style style:name="T137" style:family="text">
      <style:text-properties fo:color="#666666"/>
    </style:style>
    <style:style style:name="T138" style:family="text">
      <style:text-properties fo:color="#666666" officeooo:rsid="01ffe7f9"/>
    </style:style>
    <style:style style:name="T139" style:family="text">
      <style:text-properties officeooo:rsid="0040cf65"/>
    </style:style>
    <style:style style:name="T140" style:family="text">
      <style:text-properties style:text-underline-style="none" officeooo:rsid="00a2ccb7"/>
    </style:style>
    <style:style style:name="T141" style:family="text">
      <style:text-properties style:text-underline-style="none" officeooo:rsid="0040cf65"/>
    </style:style>
    <style:style style:name="T142" style:family="text">
      <style:text-properties style:text-underline-style="none" officeooo:rsid="00a86efb"/>
    </style:style>
    <style:style style:name="T143" style:family="text">
      <style:text-properties style:text-underline-style="none" officeooo:rsid="00da0812"/>
    </style:style>
    <style:style style:name="T144" style:family="text">
      <style:text-properties style:text-underline-style="none" officeooo:rsid="018c294b"/>
    </style:style>
    <style:style style:name="T145" style:family="text">
      <style:text-properties officeooo:rsid="00b4147e"/>
    </style:style>
    <style:style style:name="T146" style:family="text">
      <style:text-properties officeooo:rsid="00be5be9"/>
    </style:style>
    <style:style style:name="T147" style:family="text">
      <style:text-properties officeooo:rsid="00c89194"/>
    </style:style>
    <style:style style:name="T148" style:family="text">
      <style:text-properties officeooo:rsid="00d1f45e"/>
    </style:style>
    <style:style style:name="T149" style:family="text">
      <style:text-properties fo:color="#808080"/>
    </style:style>
    <style:style style:name="T150" style:family="text">
      <style:text-properties fo:color="#808080" officeooo:rsid="01b47494"/>
    </style:style>
    <style:style style:name="T151" style:family="text">
      <style:text-properties fo:color="#808080" officeooo:rsid="01b4bd18"/>
    </style:style>
    <style:style style:name="T152" style:family="text">
      <style:text-properties fo:color="#808080" officeooo:rsid="01f9cc79"/>
    </style:style>
    <style:style style:name="T153" style:family="text">
      <style:text-properties fo:color="#808080" officeooo:rsid="01fb3c03"/>
    </style:style>
    <style:style style:name="T154" style:family="text">
      <style:text-properties fo:color="#808080" officeooo:rsid="01fc7ac3"/>
    </style:style>
    <style:style style:name="T155" style:family="text">
      <style:text-properties fo:color="#808080" officeooo:rsid="01fe40c6"/>
    </style:style>
    <style:style style:name="T156" style:family="text">
      <style:text-properties fo:color="#808080" officeooo:rsid="020b8ca9"/>
    </style:style>
    <style:style style:name="T157" style:family="text">
      <style:text-properties fo:color="#808080" officeooo:rsid="023dfbf1"/>
    </style:style>
    <style:style style:name="T158" style:family="text">
      <style:text-properties officeooo:rsid="00e0e82e"/>
    </style:style>
    <style:style style:name="T159" style:family="text">
      <style:text-properties officeooo:rsid="00e80c99"/>
    </style:style>
    <style:style style:name="T160" style:family="text">
      <style:text-properties officeooo:rsid="00e8316d"/>
    </style:style>
    <style:style style:name="T161" style:family="text">
      <style:text-properties fo:font-size="10pt" officeooo:rsid="001ae2bb" style:font-size-asian="10pt" style:font-size-complex="10pt"/>
    </style:style>
    <style:style style:name="T162" style:family="text">
      <style:text-properties officeooo:rsid="00df1296"/>
    </style:style>
    <style:style style:name="T163" style:family="text">
      <style:text-properties officeooo:rsid="01063c94"/>
    </style:style>
    <style:style style:name="T164" style:family="text">
      <style:text-properties officeooo:rsid="01086826"/>
    </style:style>
    <style:style style:name="T165" style:family="text">
      <style:text-properties officeooo:rsid="010d3c26"/>
    </style:style>
    <style:style style:name="T166" style:family="text">
      <style:text-properties officeooo:rsid="011042e1"/>
    </style:style>
    <style:style style:name="T167" style:family="text">
      <style:text-properties officeooo:rsid="0103ae73"/>
    </style:style>
    <style:style style:name="T168" style:family="text">
      <style:text-properties officeooo:rsid="011c69c6"/>
    </style:style>
    <style:style style:name="T169" style:family="text">
      <style:text-properties officeooo:rsid="00d12681"/>
    </style:style>
    <style:style style:name="T170" style:family="text">
      <style:text-properties fo:color="#999966"/>
    </style:style>
    <style:style style:name="T171" style:family="text">
      <style:text-properties fo:color="#999966" officeooo:rsid="01063c94"/>
    </style:style>
    <style:style style:name="T172" style:family="text">
      <style:text-properties fo:color="#999966" officeooo:rsid="012d074e"/>
    </style:style>
    <style:style style:name="T173" style:family="text">
      <style:text-properties fo:color="#999966" officeooo:rsid="01a5c27c"/>
    </style:style>
    <style:style style:name="T174" style:family="text">
      <style:text-properties fo:color="#999966" officeooo:rsid="01ac14ce"/>
    </style:style>
    <style:style style:name="T175" style:family="text">
      <style:text-properties fo:color="#999966" officeooo:rsid="01b47494"/>
    </style:style>
    <style:style style:name="T176" style:family="text">
      <style:text-properties fo:color="#999966" officeooo:rsid="01bb4110"/>
    </style:style>
    <style:style style:name="T177" style:family="text">
      <style:text-properties fo:color="#999966" officeooo:rsid="01d229e1"/>
    </style:style>
    <style:style style:name="T178" style:family="text">
      <style:text-properties fo:color="#999966" officeooo:rsid="01346c57"/>
    </style:style>
    <style:style style:name="T179" style:family="text">
      <style:text-properties fo:color="#999966" officeooo:rsid="00739894"/>
    </style:style>
    <style:style style:name="T180" style:family="text">
      <style:text-properties fo:color="#999966" officeooo:rsid="01d7c0ec"/>
    </style:style>
    <style:style style:name="T181" style:family="text">
      <style:text-properties fo:color="#999966" officeooo:rsid="0088572d"/>
    </style:style>
    <style:style style:name="T182" style:family="text">
      <style:text-properties fo:color="#999966" officeooo:rsid="00cfe81a"/>
    </style:style>
    <style:style style:name="T183" style:family="text">
      <style:text-properties fo:color="#999966" officeooo:rsid="0089bddc"/>
    </style:style>
    <style:style style:name="T184" style:family="text">
      <style:text-properties fo:color="#999966" officeooo:rsid="00be5be9"/>
    </style:style>
    <style:style style:name="T185" style:family="text">
      <style:text-properties fo:color="#999966" officeooo:rsid="006a6c52"/>
    </style:style>
    <style:style style:name="T186" style:family="text">
      <style:text-properties fo:color="#999966" officeooo:rsid="01eac1d0"/>
    </style:style>
    <style:style style:name="T187" style:family="text">
      <style:text-properties fo:color="#999966" officeooo:rsid="01f20f9d"/>
    </style:style>
    <style:style style:name="T188" style:family="text">
      <style:text-properties fo:color="#999966" officeooo:rsid="01f463cb"/>
    </style:style>
    <style:style style:name="T189" style:family="text">
      <style:text-properties fo:color="#999966" fo:font-weight="bold" style:font-weight-asian="bold" style:font-weight-complex="bold"/>
    </style:style>
    <style:style style:name="T190" style:family="text">
      <style:text-properties fo:color="#999966" fo:font-weight="bold" officeooo:rsid="01b47494" style:font-weight-asian="bold" style:font-weight-complex="bold"/>
    </style:style>
    <style:style style:name="T191" style:family="text">
      <style:text-properties fo:color="#999966" fo:font-weight="bold" officeooo:rsid="01fb3c03" style:font-weight-asian="bold" style:font-weight-complex="bold"/>
    </style:style>
    <style:style style:name="T192" style:family="text">
      <style:text-properties fo:color="#999966" fo:font-weight="bold" officeooo:rsid="01fe53ae" style:font-weight-asian="bold" style:font-weight-complex="bold"/>
    </style:style>
    <style:style style:name="T193" style:family="text">
      <style:text-properties fo:color="#999966" fo:font-weight="bold" officeooo:rsid="00e0e82e" style:font-weight-asian="bold" style:font-weight-complex="bold"/>
    </style:style>
    <style:style style:name="T194" style:family="text">
      <style:text-properties fo:color="#999966" fo:font-weight="bold" officeooo:rsid="00df1296" style:font-weight-asian="bold" style:font-weight-complex="bold"/>
    </style:style>
    <style:style style:name="T195" style:family="text">
      <style:text-properties fo:color="#999966" officeooo:rsid="01fe40c6"/>
    </style:style>
    <style:style style:name="T196" style:family="text">
      <style:text-properties fo:color="#999966" officeooo:rsid="00ce9a5f"/>
    </style:style>
    <style:style style:name="T197" style:family="text">
      <style:text-properties fo:color="#999966" officeooo:rsid="00cfe81a" fo:background-color="#ffffff" loext:char-shading-value="0"/>
    </style:style>
    <style:style style:name="T198" style:family="text">
      <style:text-properties fo:color="#999966" officeooo:rsid="00ce9a5f" fo:background-color="#ffffff" loext:char-shading-value="0"/>
    </style:style>
    <style:style style:name="T199" style:family="text">
      <style:text-properties fo:color="#999966" officeooo:rsid="00d12681"/>
    </style:style>
    <style:style style:name="T200" style:family="text">
      <style:text-properties fo:color="#999966" officeooo:rsid="01fb3c03"/>
    </style:style>
    <style:style style:name="T201" style:family="text">
      <style:text-properties fo:color="#999966" style:text-underline-style="none" fo:font-weight="bold" style:font-weight-asian="bold" style:font-weight-complex="bold"/>
    </style:style>
    <style:style style:name="T202" style:family="text">
      <style:text-properties fo:color="#999966" officeooo:rsid="01f0530b"/>
    </style:style>
    <style:style style:name="T203" style:family="text">
      <style:text-properties fo:color="#999966" officeooo:rsid="023143a3"/>
    </style:style>
    <style:style style:name="T204" style:family="text">
      <style:text-properties fo:color="#999966" fo:font-size="9pt" fo:font-weight="normal" officeooo:rsid="0222f068" style:font-size-asian="9pt" style:font-weight-asian="normal" style:font-size-complex="9pt" style:font-weight-complex="normal"/>
    </style:style>
    <style:style style:name="T205" style:family="text">
      <style:text-properties fo:color="#999966" fo:font-size="9pt" fo:font-weight="normal" officeooo:rsid="022de916" style:font-size-asian="9pt" style:font-weight-asian="normal" style:font-size-complex="9pt" style:font-weight-complex="normal"/>
    </style:style>
    <style:style style:name="T206" style:family="text">
      <style:text-properties fo:color="#999966" officeooo:rsid="01f0366a"/>
    </style:style>
    <style:style style:name="T207" style:family="text">
      <style:text-properties fo:color="#999966" officeooo:rsid="023961b2"/>
    </style:style>
    <style:style style:name="T208" style:family="text">
      <style:text-properties officeooo:rsid="012d074e"/>
    </style:style>
    <style:style style:name="T209" style:family="text">
      <style:text-properties officeooo:rsid="013f4cbe"/>
    </style:style>
    <style:style style:name="T210" style:family="text">
      <style:text-properties officeooo:rsid="016576bb"/>
    </style:style>
    <style:style style:name="T211" style:family="text">
      <style:text-properties officeooo:rsid="0179d930"/>
    </style:style>
    <style:style style:name="T212" style:family="text">
      <style:text-properties officeooo:rsid="017c36b5"/>
    </style:style>
    <style:style style:name="T213" style:family="text">
      <style:text-properties officeooo:rsid="017e23a0"/>
    </style:style>
    <style:style style:name="T214" style:family="text">
      <style:text-properties fo:font-size="9pt" officeooo:rsid="00b4147e" style:font-size-asian="9pt" style:font-size-complex="9pt"/>
    </style:style>
    <style:style style:name="T215" style:family="text">
      <style:text-properties fo:font-size="9pt" fo:font-weight="normal" officeooo:rsid="0222f068" style:font-size-asian="9pt" style:font-weight-asian="normal" style:font-size-complex="9pt" style:font-weight-complex="normal"/>
    </style:style>
    <style:style style:name="T216" style:family="text">
      <style:text-properties fo:font-size="9pt" fo:font-weight="normal" officeooo:rsid="022de916" style:font-size-asian="9pt" style:font-weight-asian="normal" style:font-size-complex="9pt" style:font-weight-complex="normal"/>
    </style:style>
    <style:style style:name="T217" style:family="text">
      <style:text-properties officeooo:rsid="017f05d8"/>
    </style:style>
    <style:style style:name="T218" style:family="text">
      <style:text-properties officeooo:rsid="0180bb51"/>
    </style:style>
    <style:style style:name="T219" style:family="text">
      <style:text-properties officeooo:rsid="0180f9f6"/>
    </style:style>
    <style:style style:name="T220" style:family="text">
      <style:text-properties officeooo:rsid="01825cc5"/>
    </style:style>
    <style:style style:name="T221" style:family="text">
      <style:text-properties officeooo:rsid="0183d749"/>
    </style:style>
    <style:style style:name="T222" style:family="text">
      <style:text-properties officeooo:rsid="0186a5ae"/>
    </style:style>
    <style:style style:name="T223" style:family="text">
      <style:text-properties officeooo:rsid="018853e2"/>
    </style:style>
    <style:style style:name="T224" style:family="text">
      <style:text-properties officeooo:rsid="00422404"/>
    </style:style>
    <style:style style:name="T225" style:family="text">
      <style:text-properties officeooo:rsid="01969588"/>
    </style:style>
    <style:style style:name="T226" style:family="text">
      <style:text-properties officeooo:rsid="01a1fdbe"/>
    </style:style>
    <style:style style:name="T227" style:family="text">
      <style:text-properties officeooo:rsid="01ac14ce"/>
    </style:style>
    <style:style style:name="T228" style:family="text">
      <style:text-properties officeooo:rsid="01b79e3e"/>
    </style:style>
    <style:style style:name="T229" style:family="text">
      <style:text-properties officeooo:rsid="01d229e1"/>
    </style:style>
    <style:style style:name="T230" style:family="text">
      <style:text-properties officeooo:rsid="01e2ba45"/>
    </style:style>
    <style:style style:name="T231" style:family="text">
      <style:text-properties officeooo:rsid="01e59565"/>
    </style:style>
    <style:style style:name="T232" style:family="text">
      <style:text-properties officeooo:rsid="01e7482e"/>
    </style:style>
    <style:style style:name="T233" style:family="text">
      <style:text-properties officeooo:rsid="01e88632"/>
    </style:style>
    <style:style style:name="T234" style:family="text">
      <style:text-properties officeooo:rsid="01f0530b"/>
    </style:style>
    <style:style style:name="T235" style:family="text">
      <style:text-properties officeooo:rsid="01f20f9d"/>
    </style:style>
    <style:style style:name="T236" style:family="text">
      <style:text-properties officeooo:rsid="01f2d3d8"/>
    </style:style>
    <style:style style:name="T237" style:family="text">
      <style:text-properties officeooo:rsid="01f463cb"/>
    </style:style>
    <style:style style:name="T238" style:family="text">
      <style:text-properties officeooo:rsid="01fe53ae"/>
    </style:style>
    <style:style style:name="T239" style:family="text">
      <style:text-properties officeooo:rsid="0200c90f"/>
    </style:style>
    <style:style style:name="T240" style:family="text">
      <style:text-properties officeooo:rsid="020223a9"/>
    </style:style>
    <style:style style:name="T241" style:family="text">
      <style:text-properties officeooo:rsid="02071409"/>
    </style:style>
    <style:style style:name="T242" style:family="text">
      <style:text-properties officeooo:rsid="0095a63c"/>
    </style:style>
    <style:style style:name="T243" style:family="text">
      <style:text-properties officeooo:rsid="020da713"/>
    </style:style>
    <style:style style:name="T244" style:family="text">
      <style:text-properties officeooo:rsid="0211fdd0"/>
    </style:style>
    <style:style style:name="T245" style:family="text">
      <style:text-properties officeooo:rsid="02154a35"/>
    </style:style>
    <style:style style:name="T246" style:family="text">
      <style:text-properties officeooo:rsid="02192ff3"/>
    </style:style>
    <style:style style:name="T247" style:family="text">
      <style:text-properties officeooo:rsid="021d387d"/>
    </style:style>
    <style:style style:name="T248" style:family="text">
      <style:text-properties officeooo:rsid="021d9e13"/>
    </style:style>
    <style:style style:name="T249" style:family="text">
      <style:text-properties officeooo:rsid="021f8052"/>
    </style:style>
    <style:style style:name="T250" style:family="text">
      <style:text-properties officeooo:rsid="008ae19f"/>
    </style:style>
    <style:style style:name="T251" style:family="text">
      <style:text-properties officeooo:rsid="01513b98"/>
    </style:style>
    <style:style style:name="T252" style:family="text">
      <style:text-properties officeooo:rsid="023143a3"/>
    </style:style>
    <style:style style:name="T253" style:family="text">
      <style:text-properties officeooo:rsid="02344263"/>
    </style:style>
    <style:style style:name="T254" style:family="text">
      <style:text-properties officeooo:rsid="023454a1"/>
    </style:style>
    <style:style style:name="T255" style:family="text">
      <style:text-properties officeooo:rsid="0234a250"/>
    </style:style>
    <style:style style:name="T256" style:family="text">
      <style:text-properties officeooo:rsid="023961b2"/>
    </style:style>
    <style:style style:name="T257" style:family="text">
      <style:text-properties officeooo:rsid="023aeafa"/>
    </style:style>
    <style:style style:name="T258" style:family="text">
      <style:text-properties officeooo:rsid="023bae9b"/>
    </style:style>
    <style:style style:name="T259" style:family="text">
      <style:text-properties officeooo:rsid="023e4305"/>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text:span text:style-name="T5"><text:s/></text:span><text:span text:style-name="T42">The Debugger Annex</text:span></text:p>
      <text:p text:style-name="P1"><text:s text:c="6"/><text:span text:style-name="T136">---------</text:span>--------------------<text:span text:style-name="T136">----------------------------------------</text:span></text:p>
      <text:p text:style-name="P19">The interactive development environments (IDE's), complete with source-level <text:span text:style-name="T31">i</text:span>nte<text:span text:style-name="T134">r</text:span>active debuggers have surely made the development of computer programs quicker and easier!</text:p>
      <text:p text:style-name="P27"><text:span text:style-name="T40">But there is one </text:span><text:span text:style-name="T41">kind of error</text:span><text:span text:style-name="T40"> that these interactive debuggers <text:s/>will <text:s/>NOT catch:</text:span> erroneous operations on numbers that <text:s/>represent quantities and/or places, e.g. 245 calories, 30 mph, 21 inches, <text:span text:style-name="T31">or 72 degrees Fahrenheit.</text:span></text:p>
      <text:p text:style-name="P60">Given the existing <text:span text:style-name="T116">compilers and </text:span>interactive debuggers, there doesn't seem to be any way to tell the system what the numbers represent; and that's the problem, <text:span text:style-name="T135">b</text:span>ut <text:span text:style-name="T32">w</text:span>ith this <text:span text:style-name="T36">package</text:span> there is. <text:span text:style-name="T32">And hence the na</text:span><text:span text:style-name="T161">me </text:span><text:span text:style-name="T54">Debugger Annex</text:span><text:span text:style-name="T161">.</text:span></text:p>
      <text:p text:style-name="P51">Using the object-oriented capability of C++ one can code statements like the following: <text:s text:c="172"/></text:p>
      <text:p text:style-name="P22"><text:span text:style-name="T25">munit_quantity</text:span><text:span text:style-name="T2"> <text:s/></text:span>my_weight<text:span text:style-name="T2"> </text:span>=<text:span text:style-name="T2"> </text:span><text:span text:style-name="T1">197.3</text:span><text:span text:style-name="T2"> </text:span><text:span text:style-name="T37">* lbs</text:span>;</text:p>
      <text:p text:style-name="P2"><text:span text:style-name="T25">munit_quantity</text:span><text:span text:style-name="T2"> <text:s/></text:span>airplane_speed<text:span text:style-name="T2"> </text:span>=<text:span text:style-name="T2"> </text:span><text:span text:style-name="T1">675.0</text:span><text:span text:style-name="T2"> </text:span>*<text:span text:style-name="T2"> </text:span>mph;</text:p>
      <text:p text:style-name="P7"><text:span text:style-name="T25">munit_quantity</text:span><text:span text:style-name="T2"> <text:s/></text:span><text:span text:style-name="T37">Concorde_speed = mach * </text:span><text:span text:style-name="T110">2.03</text:span><text:span text:style-name="T37">;</text:span></text:p>
      <text:p text:style-name="P2"><text:span text:style-name="T25">munit_quantity</text:span><text:span text:style-name="T2"> <text:s/></text:span>package_net_weight<text:span text:style-name="T2"> </text:span>=<text:span text:style-name="T2"> </text:span>lb<text:span text:style-name="T2"> </text:span>/<text:span text:style-name="T2"> </text:span><text:span text:style-name="T1">4.0</text:span>;<text:span text:style-name="T2"> <text:s/></text:span><text:span text:style-name="T6">//</text:span><text:span text:style-name="T2"> </text:span><text:span text:style-name="T6">i.e.</text:span><text:span text:style-name="T2"> </text:span><text:span text:style-name="T6">a</text:span><text:span text:style-name="T2"> </text:span><text:span text:style-name="T6">quarter</text:span><text:span text:style-name="T2"> </text:span><text:span text:style-name="T6">of</text:span><text:span text:style-name="T2"> </text:span><text:span text:style-name="T6">a</text:span><text:span text:style-name="T2"> </text:span><text:span text:style-name="T6">pound</text:span></text:p>
      <text:p text:style-name="P74"><text:span text:style-name="T25">munit_quantity</text:span><text:span text:style-name="T2"> <text:s/></text:span><text:span text:style-name="T38">package_nt_weight <text:s/>= lb * </text:span><text:span text:style-name="T111">0.25</text:span><text:span text:style-name="T38">;</text:span><text:span text:style-name="T37"> </text:span><text:span text:style-name="T6">//</text:span><text:span text:style-name="T2"> </text:span><text:span text:style-name="T6">i.e.</text:span><text:span text:style-name="T2"> </text:span><text:span text:style-name="T6">a</text:span><text:span text:style-name="T2"> </text:span><text:span text:style-name="T6">quarter</text:span><text:span text:style-name="T2"> </text:span><text:span text:style-name="T6">of</text:span><text:span text:style-name="T2"> </text:span><text:span text:style-name="T6">a</text:span><text:span text:style-name="T2"> </text:span><text:span text:style-name="T6">pound –</text:span><text:span text:style-name="T7"> same thing</text:span></text:p>
      <text:p text:style-name="P3"><text:span text:style-name="T25">munit_quantity</text:span><text:span text:style-name="T2"> <text:s/></text:span>vanilla_1_amount<text:span text:style-name="T2"> </text:span>=<text:span text:style-name="T2"> </text:span><text:span text:style-name="T1">5.2</text:span><text:span text:style-name="T2"> <text:s/></text:span>*<text:span text:style-name="T2"> </text:span><text:span text:style-name="T37">grams</text:span>;<text:span text:style-name="T2"> </text:span><text:span text:style-name="T6">//</text:span><text:span text:style-name="T2"> </text:span><text:span text:style-name="T6">weight</text:span><text:span text:style-name="T2"> </text:span><text:span text:style-name="T6">measure</text:span></text:p>
      <text:p text:style-name="P3"><text:span text:style-name="T25">munit_quantity</text:span><text:span text:style-name="T2"> <text:s/></text:span>vanilla_2_amount<text:span text:style-name="T2"> </text:span>=<text:span text:style-name="T2"> </text:span><text:span text:style-name="T1">1.5</text:span><text:span text:style-name="T2"> <text:s/></text:span>*<text:span text:style-name="T2"> </text:span>tsp;<text:span text:style-name="T2"> <text:s text:c="2"/></text:span><text:span text:style-name="T6">//</text:span><text:span text:style-name="T2"> </text:span><text:span text:style-name="T6">volume</text:span><text:span text:style-name="T2"> </text:span><text:span text:style-name="T6">measure</text:span></text:p>
      <text:p text:style-name="P10"><text:span text:style-name="T25">munit_quantity</text:span><text:span text:style-name="T2"> <text:s/></text:span><text:span text:style-name="T37">waiting_time<text:tab/> <text:s text:c="2"/>= <text:s/>20 <text:s text:c="2"/>* time_minutes;</text:span></text:p>
      <text:p text:style-name="P40"><text:span text:style-name="T25">munit_quantity </text:span><text:span text:style-name="T2"><text:s/></text:span><text:span text:style-name="T39">Xu = <text:s/>vanilla_1_amount + vanilla_2_amount;</text:span><text:span text:style-name="T33"> </text:span><text:span text:style-name="T8">//</text:span><text:span text:style-name="T3"> </text:span><text:span text:style-name="T9">This is an error.</text:span></text:p>
      <text:p text:style-name="P89"><text:span text:style-name="T119">It is</text:span> an error, because it attempts to add unlike quantities. Should this package have a table of volume/weight densities of every <text:span text:style-name="T159">known </text:span>powder and liquid? That is a rhetorical question, of course.</text:p>
      <text:p text:style-name="P44"><text:span text:style-name="T25">munit_quantity</text:span><text:span text:style-name="T2"> <text:s/></text:span>distance_driven<text:span text:style-name="T2"> </text:span>=<text:span text:style-name="T2"> </text:span><text:span text:style-name="T1">50.47</text:span><text:span text:style-name="T2"> </text:span><text:span text:style-name="T37">* miles + </text:span><text:span text:style-name="T1">40.52</text:span><text:span text:style-name="T2"> </text:span>*<text:span text:style-name="T2"> </text:span>km;</text:p>
      <text:p text:style-name="P90">The two quantities added here are not unlike <text:span text:style-name="T117">– different units but the same unit type.</text:span> When a conversion factor is put in, th<text:span text:style-name="T128">is</text:span> <text:span text:style-name="T126">addition </text:span>result will be 121.743592 km, 75.647960<text:span text:style-name="T129">71</text:span> miles, <text:span text:style-name="T117">4,793,054.79 inches, or however you choose to format it.</text:span> See below, on <text:span text:style-name="T82">how </text:span>the munit_readout function <text:span text:style-name="T82">determines form and format.</text:span></text:p>
      <text:p text:style-name="P45">In short, the commutative and associative rules apply to the units as well as to numbers. But only like quantities can be added and subtracted. Do you remember working the problems in your physics courses? <text:span text:style-name="T147">In the Implementation section of this document you’ll find more explanation of this modern algebra.</text:span></text:p>
      <text:p text:style-name="P42">Angle is an important unit of measure. And this package makes a special provision for trigonometric and inverse trigonometric functions.</text:p>
      <text:p text:style-name="P46">Examples:</text:p>
      <text:p text:style-name="P25">angle_45 = 45 * trig_degrees; angle_33g = (100.0 / 3.0) * gradients;</text:p>
      <text:p text:style-name="P23"><text:span text:style-name="T30">double</text:span><text:span text:style-name="T2"> </text:span>aorth_45_d_sin<text:span text:style-name="T2"> </text:span>=<text:span text:style-name="T2"> </text:span><text:span text:style-name="T29">sin</text:span>(angle_45);<text:span text:style-name="T2"> <text:s/></text:span><text:span text:style-name="T6">//</text:span><text:span text:style-name="T2"> </text:span><text:span text:style-name="T6">value:</text:span><text:span text:style-name="T2"> </text:span><text:span text:style-name="T11">0.</text:span><text:span text:style-name="T6">5</text:span><text:span text:style-name="T2"> </text:span><text:span text:style-name="T6">*</text:span><text:span text:style-name="T2"> </text:span><text:span text:style-name="T6">sqrt(2)</text:span></text:p>
      <text:p text:style-name="P12"><text:span text:style-name="T30">double</text:span><text:span text:style-name="T2"> </text:span>aorth_45_d_tan<text:span text:style-name="T2"> </text:span>=<text:span text:style-name="T2"> </text:span><text:span text:style-name="T29">tan</text:span>(angle_45);<text:span text:style-name="T2"> <text:s/></text:span><text:span text:style-name="T6">//</text:span><text:span text:style-name="T2"> </text:span><text:span text:style-name="T6">value:</text:span><text:span text:style-name="T2"> </text:span><text:span text:style-name="T6">1</text:span></text:p>
      <text:p text:style-name="P23"><text:span text:style-name="T30">double</text:span><text:span text:style-name="T2"> </text:span>aorth_33_g_sin<text:span text:style-name="T2"> </text:span>=<text:span text:style-name="T2"> </text:span><text:span text:style-name="T29">sin</text:span>(angle_33g);<text:span text:style-name="T2"> </text:span><text:span text:style-name="T6">//</text:span><text:span text:style-name="T2"> </text:span><text:span text:style-name="T6">value:</text:span><text:span text:style-name="T2"> </text:span><text:span text:style-name="T11">0.5</text:span></text:p>
      <text:p text:style-name="P4"><text:span text:style-name="T30">double</text:span><text:span text:style-name="T2"> </text:span>aorth_33_g_cos<text:span text:style-name="T2"> </text:span>=<text:span text:style-name="T2"> </text:span><text:span text:style-name="T29">cos</text:span>(angle_33g);<text:span text:style-name="T2"> </text:span><text:span text:style-name="T6">//</text:span><text:span text:style-name="T2"> </text:span><text:span text:style-name="T6">value:</text:span><text:span text:style-name="T2"> </text:span><text:span text:style-name="T11">s</text:span><text:span text:style-name="T6">qrt(3)</text:span><text:span text:style-name="T2"> </text:span><text:span text:style-name="T6">/</text:span><text:span text:style-name="T2"> </text:span><text:span text:style-name="T12">2</text:span></text:p>
      <text:p text:style-name="P13"><text:span text:style-name="T30">double</text:span><text:span text:style-name="T2"> </text:span>aorth_33_g_tan<text:span text:style-name="T2"> </text:span>=<text:span text:style-name="T2"> </text:span><text:span text:style-name="T29">tan</text:span>(angle_33g);<text:span text:style-name="T2"> </text:span><text:span text:style-name="T6">//</text:span><text:span text:style-name="T2"> </text:span><text:span text:style-name="T6">value:</text:span><text:span text:style-name="T2"> </text:span><text:span text:style-name="T6">sqrt(3)</text:span><text:span text:style-name="T2"> </text:span><text:span text:style-name="T6">/</text:span><text:span text:style-name="T2"> </text:span><text:span text:style-name="T10">3</text:span></text:p>
      <text:p text:style-name="P24"><text:span text:style-name="T25">munit_quantity</text:span><text:span text:style-name="T2"> </text:span><text:span text:style-name="T37">xxiz</text:span><text:span text:style-name="T2"> </text:span>=<text:span text:style-name="T2"> </text:span><text:span text:style-name="T94">A</text:span><text:span text:style-name="T95">tan</text:span><text:span text:style-name="T94">(sqrt</text:span>(<text:span text:style-name="T108">3.</text:span><text:span text:style-name="T105">0</text:span>)<text:span text:style-name="T2"> </text:span>/<text:span text:style-name="T2"> </text:span><text:span text:style-name="T105">3.0</text:span>); <text:span text:style-name="T6">//</text:span><text:span text:style-name="T2"> </text:span><text:span text:style-name="T6">value: </text:span><text:span text:style-name="T12">60 d</text:span><text:span text:style-name="T10">egrees</text:span></text:p>
      <text:p text:style-name="P5"><text:span text:style-name="T26">munit_quantity</text:span><text:span text:style-name="T4"> </text:span><text:span text:style-name="T34">xxi</text:span><text:span text:style-name="T35">a</text:span><text:span text:style-name="T4"> </text:span><text:span text:style-name="T10">=</text:span><text:span text:style-name="T4"> </text:span><text:span text:style-name="T96">Asin(sqrt</text:span><text:span text:style-name="T10">(</text:span><text:span text:style-name="T96">2.</text:span><text:span text:style-name="T95">0</text:span><text:span text:style-name="T10">)</text:span><text:span text:style-name="T4"> </text:span><text:span text:style-name="T10">/</text:span><text:span text:style-name="T4"> </text:span><text:span text:style-name="T106">2.</text:span><text:span text:style-name="T107">0</text:span><text:span text:style-name="T10">); //</text:span><text:span text:style-name="T4"> </text:span><text:span text:style-name="T10">value: 45 degrees</text:span></text:p>
      <text:p text:style-name="P30"><text:soft-page-break/>Notice the capital “A” in the names of the inverse trigonometric functions.</text:p>
      <text:p text:style-name="P146">The name trig_degrees is used in this package to distinguish between temperature degrees and trigonometric degrees.<text:span text:style-name="T137"> </text:span><text:span text:style-name="T138">And t</text:span><text:span text:style-name="T137">he names trig_minutes and trig_seconds are used </text:span><text:span text:style-name="T138">because it’s important </text:span><text:span text:style-name="T137">to distinguish time minutes and seconds from trigonometric minutes and seconds.</text:span></text:p>
      <text:p text:style-name="P29"/>
      <text:p text:style-name="P28">There are multiplicative combinations of quantities. For example:</text:p>
      <text:p text:style-name="P76">Velocity = distance / time.</text:p>
      <text:p text:style-name="P77"><text:span text:style-name="T82">A</text:span>cceleration = velocity / time. <text:span text:style-name="T225">(Can your car go from zero to sixty in three seconds?)</text:span></text:p>
      <text:p text:style-name="P77">force = mass * acceleration,</text:p>
      <text:p text:style-name="P77">energy <text:s/>= force * distance,</text:p>
      <text:p text:style-name="P79">voltage = current * resistance, and power = current * voltage.</text:p>
      <text:p text:style-name="P71">With capacitance and inductance, the multiplicative combinations get complicated.</text:p>
      <text:p text:style-name="P69">Aside from physics and engineering, a job takes a certain number of man-hours;</text:p>
      <text:p text:style-name="P17"><text:span text:style-name="T118">a</text:span>nd on hand * days is an important quantity in inventory control applications.</text:p>
      <text:p text:style-name="P43">Places are something different from quantities. </text:p>
      <text:p text:style-name="P75">A pointer in <text:s/>C/C++ programming denotes a place in a computer's memory.</text:p>
      <text:p text:style-name="P78">A date, <text:s text:c="2"/>with or without an accompanying time of day, is a place in time.</text:p>
      <text:p text:style-name="P78">A temperature, in Fahrenheit o<text:span text:style-name="T130">r</text:span> Celcius is a place.</text:p>
      <text:p text:style-name="P80">A pair of coordinates is a pair of two places: <text:span text:style-name="T127">longitude and latitude,</text:span></text:p>
      <text:p text:style-name="P81"><text:tab/>both being angles.</text:p>
      <text:p text:style-name="P65"><text:span text:style-name="T211">There</text:span> <text:span text:style-name="T131">are only three “regular” arithmetic operations involving places</text:span>:</text:p>
      <text:p text:style-name="P85">1. A place + a quantity = a place. <text:span text:style-name="T120">Example: 4/12/2018 + 3 days = 4/15/2018</text:span></text:p>
      <text:p text:style-name="P82">2. A place - a quantity = a place. <text:span text:style-name="T120">Example: 4/15/2018 – 3 days = 4/12/2018</text:span></text:p>
      <text:p text:style-name="P82">3. A place - a place = a quantity. <text:span text:style-name="T160">Example</text:span>: <text:span text:style-name="T132">4/15/2018 – 4/12/2018 = 3 days</text:span></text:p>
      <text:p text:style-name="P64">and two ‘<text:span text:style-name="T212">tentative place’</text:span> operations for the sake of “algebraic freedom”.</text:p>
      <text:p text:style-name="P142">4. A place + a place = a tentative place.</text:p>
      <text:p text:style-name="P143">5. <text:span text:style-name="T222">A</text:span>n integer * a place <text:span text:style-name="T219">(repeated addition)</text:span></text:p>
      <text:p text:style-name="P61">The units have to be in agreement, <text:span text:style-name="T239">as in</text:span> the addition and subtraction of quantities.</text:p>
      <text:p text:style-name="P62"><text:span text:style-name="T212">tentative place example:<text:tab/></text:span>6/20/1018 +<text:tab/>4/15/20<text:span text:style-name="T217">1</text:span>8 – 4/12/201<text:span text:style-name="T145">8</text:span> = 6/23/2018,</text:p>
      <text:p text:style-name="P87"><text:span text:style-name="T213">This is equivalent to<text:tab/>6/20/2018 +<text:tab/>(</text:span>4/15/20<text:span text:style-name="T217">1</text:span>8 – 4/12/201<text:span text:style-name="T145">8), </text:span><text:span text:style-name="T214">which is a place + a quantity.</text:span></text:p>
      <text:p text:style-name="P88">Same thing for <text:tab/><text:span text:style-name="T220">2</text:span> *<text:tab/><text:span text:style-name="T218">4/15/2018 –<text:tab/>4/12/2018</text:span></text:p>
      <text:p text:style-name="P84">or<text:tab/><text:tab/><text:span text:style-name="T218">4/15/2018 *<text:tab/></text:span>2<text:tab/><text:span text:style-name="T226">- 4/12/2018</text:span></text:p>
      <text:p text:style-name="P83"/>
      <text:p text:style-name="P86">This is equivalent to<text:tab/><text:span text:style-name="T219">4/15/2018 +<text:tab/>4/15/2018`- 4/12/2018.<text:tab/>repeated addition</text:span></text:p>
      <text:p text:style-name="P167"><text:span text:style-name="T213"><text:tab/>or<text:tab/>4/15/2018 +<text:tab/>(</text:span>4/15/20<text:span text:style-name="T217">1</text:span>8 – 4/12/201<text:span text:style-name="T145">8), </text:span><text:span text:style-name="T214">which is a place + a quantity.</text:span></text:p>
      <text:p text:style-name="P48">Tentative, here means not really valid but could be valid in an expression.</text:p>
      <text:p text:style-name="P14">2 * 4/15/2018 <text:s/>or <text:s/>6/20/2018 + 4/15/2018 <text:s/>would be tentatively valid.</text:p>
      <text:p text:style-name="P66">The <text:span text:style-name="T223">tentative</text:span> <text:span text:style-name="T223">place consists of a ‘multiplicity’ and a quantity.</text:span></text:p>
      <text:p text:style-name="P32"><text:span text:style-name="T221">Let P1 = &lt;M1 , Q1&gt; <text:s/>and P2 = &lt;M2 , Q2&gt;. </text:span>Then P1+P2 = &lt;M1 + M2 , Q1 + Q2&gt;</text:p>
      <text:p text:style-name="P15"><text:tab/><text:span text:style-name="T223">And<text:tab/>P1-P2 = &lt;M1 – M2 , Q1 - Q2&gt; </text:span></text:p>
      <text:p text:style-name="P47">simple enough, right? Any tentative place with a multiplitity of 1 is a valid place.</text:p>
      <text:p text:style-name="P16"><text:tab/><text:tab/><text:tab/><text:span text:style-name="T223">Any<text:tab/>“<text:tab/>“<text:tab/>“<text:tab/>“<text:tab/>“<text:tab/>“<text:tab/>0 is a valid quantity.</text:span></text:p>
      <text:p text:style-name="P16"/>
      <text:p text:style-name="P145">I just happen to believe that there is something desirable about preserving the commutative and associative rules, even if it means that X is not a valid expression (but tentative), but X minus P is valid.</text:p>
      <text:p text:style-name="P144">--- – - --- – - --- – - --- – - --- – - --- – - --- – - --- – - --- – - --- – - --- – -</text:p>
      <text:p text:style-name="P68">Coding examples:</text:p>
      <text:p text:style-name="P26"><text:span text:style-name="T88">munit_place</text:span><text:span text:style-name="T2"> </text:span><text:span text:style-name="T48">comfortable</text:span><text:span text:style-name="T47">_</text:span>room_temperature<text:span text:style-name="T2"> <text:s/></text:span>=<text:span text:style-name="T2"> </text:span><text:span text:style-name="T94">Fahrenheit</text:span>(<text:span text:style-name="T1">72</text:span>);</text:p>
      <text:p text:style-name="P18"><text:span text:style-name="T88">munit_place</text:span><text:span text:style-name="T2"> </text:span><text:span text:style-name="T47">healthy_</text:span>body_temperature<text:span text:style-name="T2"> <text:s text:c="5"/></text:span>=<text:span text:style-name="T2"> </text:span><text:span text:style-name="T94">Centigrade</text:span>(<text:span text:style-name="T1">37</text:span>);</text:p>
      <text:p text:style-name="P18"><text:span text:style-name="T92">munit_place</text:span><text:span text:style-name="T224"> dangerous_body_temperature = healthy_body_temperature + <text:s/>6.4 * Rankine_deg;</text:span></text:p>
      <text:p text:style-name="P94">/* <text:span text:style-name="T93">This would be 105°F – the kind of fever that can result in serious brain damage. Whatever the cause, the patient must be packed in ice to bring the fever down.<text:tab/>*/</text:span></text:p>
      <text:p text:style-name="P92"><text:span text:style-name="T90">yrmo_date <text:s/></text:span><text:span text:style-name="T89"><text:s/></text:span>D_Day<text:tab/><text:span text:style-name="T240">= </text:span><text:span text:style-name="T94">make_</text:span><text:span text:style-name="T101">yrmo</text:span><text:span text:style-name="T100">_date</text:span><text:span text:style-name="T94">_from_string</text:span>(<text:span text:style-name="T109">"6/6/1944"</text:span>); <text:span text:style-name="T83">// string to date</text:span></text:p>
      <text:p text:style-name="P91"><text:span text:style-name="T91">munit_place </text:span><text:span text:style-name="T55">_D_Day_</text:span><text:span text:style-name="T56">m</text:span><text:span text:style-name="T55"> <text:s/></text:span><text:span text:style-name="T37">= </text:span><text:span text:style-name="T94">make_</text:span><text:span text:style-name="T102">munit</text:span><text:span text:style-name="T100">_date</text:span><text:span text:style-name="T94">_from_string</text:span><text:span text:style-name="T37">(</text:span><text:span text:style-name="T109">"6/6/1944"</text:span><text:span text:style-name="T37">);</text:span><text:span text:style-name="T55"> <text:s/></text:span></text:p>
      <text:p text:style-name="P31"><text:span text:style-name="T88">yrmo_date</text:span><text:tab/>important_anniversary <text:s text:c="3"/>= <text:s/>D_Day + <text:span text:style-name="T110">50</text:span> * years;</text:p>
      <text:p text:style-name="P96"><text:span text:style-name="T85">/* </text:span><text:span text:style-name="T84">around th</text:span><text:span text:style-name="T86">is</text:span><text:span text:style-name="T84"> 50th anniversary of D Day, several TV channels were continuously</text:span></text:p>
      <text:p text:style-name="P97"><text:span text:style-name="T84">on about memories of World War II. <text:s/>I kind of enjoyed <text:s/>the interviews with people like the Andrews Sisters and Vera Ly</text:span><text:span text:style-name="T87">nn.<text:tab/></text:span><text:span text:style-name="T84">*/</text:span></text:p>
      <text:p text:style-name="P95"><text:span text:style-name="T88">munit_place</text:span> _<text:span text:style-name="T140">D_Day <text:s/>= </text:span><text:span text:style-name="T97">make_</text:span><text:span text:style-name="T98">munit_date_</text:span><text:span text:style-name="T97">from_</text:span><text:span text:style-name="T99">yrmo</text:span><text:span text:style-name="T141">(</text:span><text:span text:style-name="T53">D_Day</text:span><text:span text:style-name="T141">);</text:span></text:p>
      <text:p text:style-name="P70"><text:span text:style-name="T88">munit_place</text:span> <text:span text:style-name="T139">an_important_anniversary = </text:span><text:span text:style-name="T103">make_</text:span><text:span text:style-name="T102">munit</text:span><text:span text:style-name="T100">_date</text:span><text:span text:style-name="T103">_from_</text:span><text:span text:style-name="T104">yrmo</text:span><text:span text:style-name="T139">(</text:span><text:span text:style-name="T143">imp</text:span><text:span text:style-name="T144">o</text:span><text:span text:style-name="T143">rtant_anniversary</text:span><text:span text:style-name="T142">);</text:span></text:p>
      <text:p text:style-name="P170">Some of the above <text:span text:style-name="T241">date arithmetic operations</text:span> and conversion to/from a displayable string involve conversion from munit_place to yrmo_date and/or vice versa. There is no getting away from that. But this package makes it transparent to the user.</text:p>
      <text:p text:style-name="P171">In the spreadsheet packages I have used, there are good date arithmetic facilities. But I haven’t yet seen any date arithmetic facilities that can be included in procedure-oriented programming language code, except in this package.</text:p>
      <text:p text:style-name="P33">– - – – - – – - – – - – – - – – - – – - – – - – – - – – - – – - – – - – – - – – - – – - </text:p>
      <text:p text:style-name="P73">To read out a munit_quantity, <text:span text:style-name="T168">(i.e. convert it to a displayable string) use the munit_readout function, like this:</text:span></text:p>
      <text:p text:style-name="P6"/>
      <text:p text:style-name="P2"><text:span text:style-name="T25">string</text:span><text:span text:style-name="T2"> </text:span>reading_out_m<text:span text:style-name="T2"> </text:span>=<text:span text:style-name="T2"> </text:span><text:span text:style-name="T29">munit_readout</text:span>(distance_driven,<text:span text:style-name="T2"> </text:span><text:span text:style-name="T37">mile</text:span>,<text:span text:style-name="T2"> </text:span><text:span text:style-name="T1">9</text:span>);</text:p>
      <text:p text:style-name="P11"><text:span text:style-name="T6">string</text:span><text:span text:style-name="T2"> </text:span><text:span text:style-name="T6">value</text:span><text:span text:style-name="T2"> </text:span><text:span text:style-name="T6">is</text:span><text:span text:style-name="T2"> </text:span><text:span text:style-name="T6">"75.6479607</text:span><text:span text:style-name="T2"> </text:span><text:span text:style-name="T6">miles"</text:span></text:p>
      <text:p text:style-name="P22"><text:span text:style-name="T25">string</text:span><text:span text:style-name="T2"> </text:span>reading_out_k<text:span text:style-name="T2"> </text:span>=<text:span text:style-name="T2"> </text:span><text:span text:style-name="T29">munit_readout</text:span>(distance_driven,<text:span text:style-name="T2"> </text:span>km,<text:span text:style-name="T2"> </text:span><text:span text:style-name="T1">9</text:span>);<text:span text:style-name="T2"> <text:s text:c="41"/></text:span></text:p>
      <text:p text:style-name="P11"><text:span text:style-name="T6">string</text:span><text:span text:style-name="T2"> </text:span><text:span text:style-name="T6">value</text:span><text:span text:style-name="T2"> </text:span><text:span text:style-name="T6">is</text:span><text:span text:style-name="T2"> </text:span><text:span text:style-name="T6">"121.743592</text:span><text:span text:style-name="T2"> </text:span><text:span text:style-name="T6">km" </text:span><text:span text:style-name="T13">without the quotes.</text:span></text:p>
      <text:p text:style-name="P41">The third parameter, which was nine in the above two examples, defaults to six.</text:p>
      <text:p text:style-name="P59"><text:span text:style-name="T25">munit_quantity</text:span><text:span text:style-name="T2"> </text:span><text:span text:style-name="T170">Sunday_distance_driven</text:span><text:span text:style-name="T2"> </text:span>=<text:span text:style-name="T2"> </text:span><text:span text:style-name="T1">50.0</text:span><text:span text:style-name="T2"> </text:span>*<text:span text:style-name="T2"> </text:span><text:span text:style-name="T37">miles</text:span><text:span text:style-name="T2"> </text:span>+<text:span text:style-name="T2"> </text:span><text:span text:style-name="T1">40.0</text:span><text:span text:style-name="T2"> </text:span>*<text:span text:style-name="T2"> </text:span>km;</text:p>
      <text:p text:style-name="P2"><text:span text:style-name="T25">string</text:span><text:span text:style-name="T2"> </text:span><text:span text:style-name="T170">Sunday_reading_out_k</text:span><text:span text:style-name="T2"> </text:span>=<text:span text:style-name="T2"> </text:span><text:span text:style-name="T29">munit_readout</text:span>(<text:span text:style-name="T170">Sunday_distance_driven</text:span>,<text:span text:style-name="T2"> </text:span>km);<text:span text:style-name="T2"> <text:s text:c="49"/></text:span></text:p>
      <text:p text:style-name="P54"><text:span text:style-name="T6">string</text:span><text:span text:style-name="T2"> </text:span><text:span text:style-name="T6">value</text:span><text:span text:style-name="T2"> </text:span><text:span text:style-name="T6">is</text:span><text:span text:style-name="T2"> </text:span><text:span text:style-name="T6">"120.467</text:span><text:span text:style-name="T2"> </text:span><text:span text:style-name="T6">km"</text:span></text:p>
      <text:p text:style-name="P52">If fewer than the designated number of <text:span text:style-name="T115">significant</text:span> figures is <text:span text:style-name="T115">sufficient</text:span> for the exact value, the trailing zeroes are eliminated.</text:p>
      <text:p text:style-name="P63"><text:span text:style-name="T25">string</text:span><text:span text:style-name="T2"> </text:span><text:span text:style-name="T170">Sunday_reading_out_k9</text:span><text:span text:style-name="T2"> </text:span>=<text:span text:style-name="T2"> </text:span><text:span text:style-name="T29">munit_readout</text:span>(<text:span text:style-name="T170">Sunday_distance_driven</text:span>,<text:span text:style-name="T2"> </text:span>km,<text:span text:style-name="T2"> </text:span><text:span text:style-name="T1">9</text:span>);<text:span text:style-name="T2"> <text:s text:c="37"/></text:span></text:p>
      <text:p text:style-name="P55"><text:span text:style-name="T6">string</text:span><text:span text:style-name="T2"> </text:span><text:span text:style-name="T6">value</text:span><text:span text:style-name="T2"> </text:span><text:span text:style-name="T6">is</text:span><text:span text:style-name="T2"> </text:span><text:span text:style-name="T6">"120.4672</text:span><text:span text:style-name="T2"> </text:span><text:span text:style-name="T6">km" </text:span><text:span text:style-name="T17">– <text:s/>not “120.467200 km”</text:span></text:p>
      <text:p text:style-name="P67"><text:span text:style-name="T242">P</text:span>laces can be read out in the same way.</text:p>
      <text:p text:style-name="P34"><text:span text:style-name="T25">string</text:span><text:span text:style-name="T6"> </text:span><text:span text:style-name="T37">temp_</text:span><text:span text:style-name="T50">h</text:span><text:span text:style-name="T52">l</text:span><text:span text:style-name="T50">y</text:span><text:span text:style-name="T37"> = </text:span><text:span text:style-name="T29">Fahrenheit_readout</text:span><text:span text:style-name="T37">(</text:span><text:span text:style-name="T196">healthy_</text:span><text:span text:style-name="T170">body_temperature</text:span><text:span text:style-name="T6">);</text:span></text:p>
      <text:p text:style-name="P58"><text:span text:style-name="T6">// </text:span><text:span text:style-name="T18">string value: “</text:span><text:span text:style-name="T19">98.6</text:span><text:span text:style-name="T18"> d</text:span><text:span text:style-name="T22">e</text:span><text:span text:style-name="T18">g_F”</text:span></text:p>
      <text:p text:style-name="P39"><text:span text:style-name="T25">string</text:span><text:span text:style-name="T6"> </text:span><text:span text:style-name="T37">temp_</text:span><text:span text:style-name="T50">d</text:span><text:span text:style-name="T52">n</text:span><text:span text:style-name="T50">g</text:span><text:span text:style-name="T37"> = </text:span><text:span text:style-name="T29">Fahrenheit_readout</text:span><text:span text:style-name="T37">(</text:span><text:span text:style-name="T196">dangerous_</text:span><text:span text:style-name="T170">body_temperature</text:span><text:span text:style-name="T37">);</text:span></text:p>
      <text:p text:style-name="P58"><text:span text:style-name="T37">// </text:span><text:span text:style-name="T18">string value: “</text:span><text:span text:style-name="T20">105 </text:span><text:span text:style-name="T18">d</text:span><text:span text:style-name="T22">e</text:span><text:span text:style-name="T18">g_F”</text:span></text:p>
      <text:p text:style-name="P72"><text:span text:style-name="T25">string</text:span><text:span text:style-name="T6"> </text:span><text:span text:style-name="T37">temp_</text:span><text:span text:style-name="T50">r</text:span><text:span text:style-name="T51">c</text:span><text:span text:style-name="T52">m</text:span><text:span text:style-name="T37"> = </text:span><text:span text:style-name="T29">Centigrade_readout</text:span><text:span text:style-name="T37">(</text:span><text:span text:style-name="T196">comfortable_</text:span><text:span text:style-name="T170">room_temperature</text:span><text:span text:style-name="T37">, </text:span><text:span text:style-name="T66">9</text:span><text:span text:style-name="T37">);</text:span></text:p>
      <text:p text:style-name="P58"><text:span text:style-name="T6">// </text:span><text:span text:style-name="T18">string value: “22.222</text:span><text:span text:style-name="T24">2222</text:span><text:span text:style-name="T18"> d</text:span><text:span text:style-name="T23">e</text:span><text:span text:style-name="T18">g_</text:span><text:span text:style-name="T19">C” <text:s/></text:span><text:span text:style-name="T24">Nine significant figures were called for.</text:span></text:p>
      <text:p text:style-name="P93"><text:span text:style-name="T25">string</text:span><text:span text:style-name="T6"> </text:span><text:span text:style-name="T37">temp_</text:span><text:span text:style-name="T64">out</text:span><text:span text:style-name="T37"> = </text:span><text:span text:style-name="T29">Centigrade_readout</text:span><text:span text:style-name="T6">(</text:span><text:span text:style-name="T197">comfortable</text:span><text:span text:style-name="T198">_</text:span><text:span text:style-name="T170">room_temperature</text:span><text:span text:style-name="T37"> </text:span><text:span text:style-name="T51">+ </text:span><text:span text:style-name="T52">23 * </text:span><text:span text:style-name="T199">Rankine_deg</text:span><text:span text:style-name="T6">);</text:span></text:p>
      <text:p text:style-name="P58"><text:span text:style-name="T6">// </text:span><text:span text:style-name="T18">string value: “</text:span><text:span text:style-name="T21">95</text:span><text:span text:style-name="T18"> d</text:span><text:span text:style-name="T22">e</text:span><text:span text:style-name="T18">g_</text:span><text:span text:style-name="T19">C” <text:s/></text:span><text:span text:style-name="T21">uncomfortable outdoor temperature</text:span></text:p>
      <text:p text:style-name="P168"><text:soft-page-break/></text:p>
      <text:p text:style-name="P53">Some of the unit names in the second parameter of <text:span text:style-name="T29">munit_readout </text:span>generate<text:span text:style-name="T29"> </text:span>“split string” <text:s/><text:span text:style-name="T133">results. Examples:</text:span></text:p>
      <text:p text:style-name="P37"><text:span text:style-name="T25">munit_quantity </text:span><text:span text:style-name="T37">xxia</text:span><text:span text:style-name="T43">t </text:span><text:span text:style-name="T37"><text:s/>= </text:span><text:span text:style-name="T113">52.0</text:span><text:span text:style-name="T43"> * trig_degrees </text:span><text:span text:style-name="T37">+ </text:span><text:span text:style-name="T112">5.</text:span><text:span text:style-name="T114">0</text:span><text:span text:style-name="T44"> * trig_seconds + </text:span><text:span text:style-name="T110">78.</text:span><text:span text:style-name="T114">0</text:span><text:span text:style-name="T37"> * trig_minutes;</text:span></text:p>
      <text:p text:style-name="P8"><text:span text:style-name="T25">string</text:span><text:span text:style-name="T2"> </text:span>aoXXS<text:span text:style-name="T146">t</text:span><text:span text:style-name="T2"> </text:span>=<text:span text:style-name="T2"> </text:span><text:span text:style-name="T29">munit_readout</text:span>(<text:span text:style-name="T121">xxiat,</text:span><text:span text:style-name="T2"> </text:span>trig_seconds);</text:p>
      <text:p text:style-name="P57"><text:span text:style-name="T6">//</text:span><text:span text:style-name="T2"> </text:span><text:span text:style-name="T6">string</text:span><text:span text:style-name="T2"> </text:span><text:span text:style-name="T6">value:</text:span><text:span text:style-name="T2"> </text:span><text:span text:style-name="T6">"</text:span><text:span text:style-name="T14">53</text:span><text:span text:style-name="T2"> </text:span><text:span text:style-name="T123">degrees</text:span><text:span text:style-name="T122"> </text:span><text:span text:style-name="T124">18 minutes </text:span><text:span text:style-name="T125">5</text:span><text:span text:style-name="T123"> </text:span><text:span text:style-name="T6">seconds”</text:span></text:p>
      <text:p text:style-name="P36"><text:span text:style-name="T25">munit_quantity </text:span><text:span text:style-name="T37">xxia</text:span><text:span text:style-name="T45">u </text:span><text:span text:style-name="T37"><text:s/>= </text:span><text:span text:style-name="T45">1410.0 * </text:span><text:span text:style-name="T60">ft;</text:span></text:p>
      <text:p text:style-name="P9"><text:span text:style-name="T25">string</text:span><text:span text:style-name="T2"> </text:span>aoXXS<text:span text:style-name="T146">u</text:span><text:span text:style-name="T2"> </text:span>=<text:span text:style-name="T2"> </text:span><text:span text:style-name="T29">munit_readout</text:span>(<text:span text:style-name="T121">xxiau,</text:span><text:span text:style-name="T2"> </text:span><text:span text:style-name="T45">inches</text:span>);</text:p>
      <text:p text:style-name="P56"><text:span text:style-name="T6">//</text:span><text:span text:style-name="T2"> </text:span><text:span text:style-name="T6">string</text:span><text:span text:style-name="T2"> </text:span><text:span text:style-name="T6">value:</text:span><text:span text:style-name="T2"> </text:span><text:span text:style-name="T6">"</text:span><text:span text:style-name="T15">117 ft 6 inches</text:span><text:span text:style-name="T6">"</text:span></text:p>
      <text:p text:style-name="P35"><text:bookmark-start text:name="__DdeLink__3384_872873169"/><text:span text:style-name="T25">munit_quantity </text:span><text:span text:style-name="T37">xxia</text:span><text:span text:style-name="T45">u</text:span><text:span text:style-name="T51">v</text:span><text:span text:style-name="T37"> = </text:span><text:span text:style-name="T60">10677.5</text:span><text:span text:style-name="T46"> * </text:span><text:span text:style-name="T62">ft;</text:span></text:p>
      <text:p text:style-name="P9"><text:span text:style-name="T25">string</text:span><text:span text:style-name="T2"> </text:span>aoXXS<text:span text:style-name="T146">m</text:span><text:span text:style-name="T2"> </text:span>=<text:span text:style-name="T2"> </text:span><text:span text:style-name="T29">munit_readout</text:span>(<text:span text:style-name="T121">xxiauv,</text:span><text:span text:style-name="T2"> </text:span><text:span text:style-name="T45">inches</text:span>);</text:p>
      <text:p text:style-name="P56"><text:span text:style-name="T6">//</text:span><text:span text:style-name="T2"> </text:span><text:span text:style-name="T6">string</text:span><text:span text:style-name="T2"> </text:span><text:span text:style-name="T6">value:</text:span><text:span text:style-name="T2"> </text:span><text:span text:style-name="T6">"</text:span><text:span text:style-name="T16">2 miles </text:span><text:span text:style-name="T15">117 ft 6 inches</text:span><text:span text:style-name="T6">"</text:span></text:p>
      <text:p text:style-name="P169"><text:bookmark-end text:name="__DdeLink__3384_872873169"/><text:span text:style-name="T37">The above, on these </text:span><text:span text:style-name="T57">four</text:span><text:span text:style-name="T37"> pages is all you need to know, to use this package right </text:span><text:span text:style-name="T49">out of the box.</text:span></text:p>
      <text:p text:style-name="P147">In so doing, keep three things in mind:</text:p>
      <text:list xml:id="list5634882735176590213" text:style-name="L1">
        <text:list-header>
          <text:p text:style-name="P185"><text:span text:style-name="T63">1.</text:span><text:span text:style-name="T191"> </text:span><text:span text:style-name="T190">munit_quantities.cpp</text:span><text:span text:style-name="T150"> is a sample program meant to show what this package does.</text:span></text:p>
        </text:list-header>
      </text:list>
      <text:p text:style-name="P162"><text:span text:style-name="T64">2.</text:span><text:span text:style-name="T154"> </text:span><text:span text:style-name="T152">In your main program, put </text:span><text:span text:style-name="T190">#include "munit_QP_standard.h"</text:span><text:span text:style-name="T175"> </text:span><text:span text:style-name="T152">as the first line </text:span><text:span text:style-name="T153">after all the other </text:span><text:span text:style-name="T156">required </text:span><text:span text:style-name="T200">#include</text:span><text:span text:style-name="T153"> </text:span><text:span text:style-name="T150">statement</text:span><text:span text:style-name="T153">s.</text:span></text:p>
      <text:p text:style-name="P161"><text:span text:style-name="T65">3.</text:span><text:span text:style-name="T153"> Don’t put in </text:span><text:span text:style-name="T190">int main(int argc, char *argv[])</text:span><text:span text:style-name="T175"> </text:span><text:span text:style-name="T155">or the opening curly brace</text:span><text:span text:style-name="T195"> </text:span><text:span text:style-name="T151">in it. </text:span><text:span text:style-name="T155">These are </text:span><text:span text:style-name="T153">included in the </text:span><text:span text:style-name="T191">munit_QP_standard.h</text:span><text:span text:style-name="T153">. </text:span><text:span text:style-name="T155">Still, don’t forget the closing curly brace </text:span><text:span text:style-name="T157">and </text:span><text:span text:style-name="T81">return</text:span><text:span text:style-name="T157"> statement.</text:span></text:p>
      <text:list xml:id="list183318474818733" text:continue-numbering="true" text:style-name="L1">
        <text:list-header>
          <text:p text:style-name="P186">Read on, if you need to do some tweaking, like adding/deleting units or changing unit names. </text:p>
        </text:list-header>
      </text:list>
      <text:p text:style-name="P49">Maybe you might want 53°18’5” instead of 53 degrees 18 minutes 5 seconds?</text:p>
      <text:p text:style-name="P20"><text:span text:style-name="T169">W</text:span>hat about<text:tab/><text:span text:style-name="T133">10:18<text:tab/></text:span>instead of 10 hours 18 minutes?</text:p>
      <text:p text:style-name="P38"><text:span text:style-name="T148">Non-ASCII </text:span>Uni<text:span text:style-name="T148">code characters, such as the degree symbol, could come out looking funny on some screens and/or printers. And 10:18 could mean 10 minutes 18 seconds, depending on context. And what about more weight units, like grains or scruples? What about users who want to change almost all the unit names to fit a language other than English?</text:span></text:p>
      <text:p text:style-name="P150">For <text:span text:style-name="T228">this kind of tweaking</text:span>, one has to edit <text:span text:style-name="T189">munit_vectordefs.h</text:span><text:span text:style-name="T170"> </text:span><text:span text:style-name="T238">and maybe </text:span><text:span text:style-name="T192">split_measure.h</text:span><text:span text:style-name="T238">. The non-English speakers would need to edit the names of the months and the days of the week in </text:span><text:span text:style-name="T189">days_and_months.h</text:span><text:span text:style-name="T170">.</text:span></text:p>
      <text:p text:style-name="P151">Caution:</text:p>
      <text:p text:style-name="P152">If you plan to add units (munit quantities to use as the second operand of munit_readout statements) a <text:span text:style-name="T230">matching </text:span>quovink statement <text:span text:style-name="T231">must previously be executed, </text:span>in order for it to be valid.</text:p>
      <text:p text:style-name="P157">Example:</text:p>
      <text:p text:style-name="P153">in munit_vectordefs.h Line <text:span text:style-name="T231">71</text:span>:</text:p>
      <text:p text:style-name="P155">munit_quantity mile = 63360.0 * inch; quovink(mile, miles);<text:tab/></text:p>
      <text:p text:style-name="P156">on page 3 here: <text:span text:style-name="T170">string reading_out_m = munit_readout(distance_driven, mile, 9);</text:span></text:p>
      <text:p text:style-name="P148">The first operand of quovink <text:span text:style-name="T232">matches the second operant of munit_readout. The quovink automatically gets executed before the munit_readout, because the former is in munit_ vectordefs.h.</text:span></text:p>
      <text:p text:style-name="P159">Two more provisos:</text:p>
      <text:p text:style-name="P154"><text:span text:style-name="T233">1. </text:span>The first operand of quovink must match a previously-defined munit_quantity.</text:p>
      <text:p text:style-name="P158"><text:span text:style-name="T233">2. </text:span>The first operand of munit_readout must be a scalar multiple of the second operand.</text:p>
      <text:p text:style-name="P149"><text:span text:style-name="T67">For an explanation of how quovink works, see page </text:span><text:span text:style-name="T72">6</text:span><text:span text:style-name="T67"> here.</text:span></text:p>
      <text:p text:style-name="P163"><text:soft-page-break/><text:s/><text:span text:style-name="T243">The munit_vectordefs.h file</text:span></text:p>
      <text:p text:style-name="P164">----------------------------------------------------------------------------------------------</text:p>
      <text:p text:style-name="P160">The changes mentioned at the bottom of page <text:span text:style-name="T246">4</text:span> <text:span text:style-name="T243">here </text:span>are done by editing the <text:span text:style-name="T201">munit_vectordefs.h</text:span>. <text:span text:style-name="T193">split_measure.h</text:span><text:span text:style-name="T158"> has to be edited only when putting in/editing the readout results of split units — split strings like 17’5” or 17 feet 5 inches.</text:span></text:p>
      <text:p text:style-name="P50">Here is a look at the different parts of <text:span text:style-name="T194">munit_vectordefs.h</text:span><text:span text:style-name="T162"> .</text:span></text:p>
      <text:p text:style-name="P103">Lines 30 through 50: <text:span text:style-name="T210">t</text:span>he <text:span text:style-name="T209">Constructor</text:span> <text:span text:style-name="T210">that </text:span>is used in defining the “fundamental” units</text:p>
      <text:p text:style-name="P132">In the Implementation, we’ll see how the constructor works.</text:p>
      <text:p text:style-name="P134">The comment lines 34 and 35 are meant to emphasize the fact that the two fundamental units <text:span text:style-name="T209">of time and angle</text:span> are defined in other files of this package; and those files must not be edited by the user.</text:p>
      <text:p text:style-name="P101">Lines 62 through 76: <text:span text:style-name="T166">S</text:span>calar multiples of <text:span text:style-name="T166">the Constructor-defined </text:span>fundamental units</text:p>
      <text:p text:style-name="P105"><text:s/><text:tab/>are defined.</text:p>
      <text:p text:style-name="P99">With mm defined as the fundamental unit of length, some other units like mile, meter, and km are scalar multiples of mm (millimeter). <text:span text:style-name="T167">Notice that the “</text:span>unconventional” unit <text:span text:style-name="T167">furlong is defined as an eighth of a mile.</text:span></text:p>
      <text:p text:style-name="P172">Notice that the<text:span text:style-name="T244">se</text:span> <text:span text:style-name="T163">statements are a lot like the statements on the first page of this file; statement like “</text:span><text:span text:style-name="T73">waiting time = 20 </text:span><text:span text:style-name="T75">days</text:span><text:span text:style-name="T163">“ and “</text:span><text:span text:style-name="T73">hour = 60 minutes</text:span><text:span text:style-name="T171">” </text:span><text:span text:style-name="T244"><text:s/>are similar, because both </text:span><text:span text:style-name="T74">are scalar multiples</text:span><text:span text:style-name="T244"> of the fundamental unit time_second (defined in munit_preliminaries.h).</text:span></text:p>
      <text:p text:style-name="P98">Add some more scalar multiples of the fundamental units here, if you want to. <text:span text:style-name="T167">Maybe you might want to define some “unorthodox” units, like grains or scruples?</text:span></text:p>
      <text:p text:style-name="P118">Line <text:span text:style-name="T164">105 to end of file: </text:span></text:p>
      <text:p text:style-name="P106"><text:tab/>the units derived through multiplicative combinations of fundamental units</text:p>
      <text:p text:style-name="P107"><text:tab/><text:span text:style-name="T165">and, of course scalar multiples of these multiplicative combinations</text:span></text:p>
      <text:p text:style-name="P100">Anyone who has had <text:s/>an <text:s/>elementary <text:s/>course <text:s/>in <text:s/>physics <text:s/>knows a few things like <text:span text:style-name="T37">velocity = distance / time</text:span>, acceleration = velocity / time, force = mass * acceleration and <text:span text:style-name="T37">energy </text:span><text:span text:style-name="T75">= </text:span><text:span text:style-name="T37">force * distance</text:span>.</text:p>
      <text:p text:style-name="P173">Aside from physics and engineering, On Hand * days is an important quantity in inbentory applications. And a job takes a certain number of worker hours. It kinda stands to reason that a job can be done by three <text:span text:style-name="T245">peo</text:span>ple in <text:span text:style-name="T245">one-third</text:span> of the time it takes for one person to do it!</text:p>
      <text:p text:style-name="P102"/>
      <text:p text:style-name="P166"><text:s/><text:tab/><text:span text:style-name="T243">quovink and munit_readout</text:span></text:p>
      <text:p text:style-name="P165">----------------------------------------------------------------------------------------------</text:p>
      <text:p text:style-name="P119"><text:span text:style-name="T235">general form: </text:span><text:span text:style-name="T187">quovink</text:span><text:span text:style-name="T235">(</text:span><text:span text:style-name="T187">runit</text:span><text:span text:style-name="T235">, </text:span><text:span text:style-name="T187">op2</text:span><text:span text:style-name="T235">);</text:span></text:p>
      <text:p text:style-name="P120"><text:span text:style-name="T235">and:<text:tab/></text:span><text:span text:style-name="T187">munit_readout</text:span><text:span text:style-name="T235">(</text:span><text:span text:style-name="T187">subject</text:span><text:span text:style-name="T235">, </text:span><text:span text:style-name="T187">runit</text:span><text:span text:style-name="T235">, </text:span><text:span text:style-name="T187">sigdigits</text:span><text:span text:style-name="T235">);</text:span></text:p>
      <text:p text:style-name="P174">As stated in Page 4 here, <text:span text:style-name="T170">runit</text:span> (first operand of quovink and second operand of munit_readout<text:span text:style-name="T247">)</text:span> have to agree with each other.</text:p>
      <text:p text:style-name="P178"><text:span text:style-name="T187">op2 </text:span>is a string literal that is not enclosed in quotes, and there <text:span text:style-name="T249">are</text:span> some limitation<text:span text:style-name="T249">s</text:span> on the charactres it can contain. For an explanation of how this works, read up on the C/C++ preprocessor’s stringizing operator.</text:p>
      <text:p text:style-name="P179"><text:span text:style-name="T58">Example:</text:span><text:tab/><text:span text:style-name="T186">quovink(trig_degree, degrees);</text:span></text:p>
      <text:p text:style-name="P138"><text:span text:style-name="T173"><text:tab/>string rd_angle = munit_readout(6</text:span><text:span text:style-name="T176">7</text:span><text:span text:style-name="T173">.</text:span><text:span text:style-name="T176">5</text:span><text:span text:style-name="T173"> * gradients, trig_degrees);</text:span></text:p>
      <text:p text:style-name="P176"><text:span text:style-name="T59">If</text:span><text:span text:style-name="T229"> </text:span><text:span text:style-name="T177">op2</text:span><text:span text:style-name="T229"> </text:span><text:span text:style-name="T59">does </text:span><text:span text:style-name="T76">not </text:span><text:span text:style-name="T59">begin with a numeral</text:span><text:span text:style-name="T229">, then </text:span><text:span text:style-name="T172">subject / runit </text:span><text:span text:style-name="T236">is computed, the</text:span><text:span text:style-name="T174"> </text:span><text:span text:style-name="T208">result is converted to a string; and the second operand of quovink is concatenated to it.</text:span></text:p>
      <text:p text:style-name="P177">In this example, <text:span text:style-name="T170">subject / runit</text:span> = 67.5 / (10/9) = 60.75 and <text:span text:style-name="T202">op2</text:span><text:span text:style-name="T234"> = “degrees”.</text:span></text:p>
      <text:p text:style-name="P175"><text:span text:style-name="T234">So, the munit_readout would return the string <text:s text:c="4"/>“60.75 degrees”.</text:span> </text:p>
      <text:p text:style-name="P104"><text:span text:style-name="T59">If</text:span><text:span text:style-name="T229"> </text:span><text:span text:style-name="T177">op2</text:span><text:span text:style-name="T229"> </text:span><text:span text:style-name="T59">does begin with a numeral,</text:span><text:span text:style-name="T229"> control passes to the line in split_measure.h that begins with “case xxxx”, where xxxx is the number specified by </text:span><text:span text:style-name="T174">op2</text:span><text:span text:style-name="T227">.</text:span></text:p>
      <text:p text:style-name="P121"><text:span text:style-name="T60">Example: </text:span><text:span text:style-name="T237">in vectordefs:</text:span><text:span text:style-name="T61"><text:tab/></text:span><text:span text:style-name="T178">munit_quantity inch = 25.4 * mm; </text:span><text:span text:style-name="T180">q</text:span><text:span text:style-name="T178">uovin</text:span><text:span text:style-name="T180">k</text:span><text:span text:style-name="T178">(inch, 15257);</text:span></text:p>
      <text:p text:style-name="P108"><text:span text:style-name="T27"><text:tab/></text:span>on page 3 here:<text:span text:style-name="T27"><text:tab/></text:span><text:span text:style-name="T179">munit_quantity xxia</text:span><text:span text:style-name="T181">u</text:span><text:span text:style-name="T182">v</text:span><text:span text:style-name="T179"> = </text:span><text:span text:style-name="T183">1</text:span><text:span text:style-name="T188">0677.5</text:span><text:span text:style-name="T183"> * </text:span><text:span text:style-name="T188">ft</text:span><text:span text:style-name="T183">;</text:span></text:p>
      <text:p text:style-name="P117"><text:span text:style-name="T25"><text:tab/></text:span><text:span text:style-name="T170">string aoXXS</text:span><text:span text:style-name="T184">m</text:span><text:span text:style-name="T170"> = munit_readout(</text:span><text:span text:style-name="T185">xxiauv,</text:span><text:span text:style-name="T170"> </text:span><text:span text:style-name="T181">inches</text:span><text:span text:style-name="T170">);</text:span></text:p>
      <text:p text:style-name="P124"><text:span text:style-name="T149">and on to</text:span> split_measure.h.</text:p>
      <text:p text:style-name="P21">– - – – - – – - – – - – – - – – - – – - – – - – – - – – - – – - – – - – – - – – - – – - </text:p>
      <text:p text:style-name="P187"/>
      <text:p text:style-name="P139"><text:span text:style-name="T69"><text:s/></text:span><text:span text:style-name="T68"><text:s/></text:span><text:span text:style-name="T70">split_measure.h</text:span></text:p>
      <text:p text:style-name="P136">– <text:span text:style-name="T248">- –- </text:span>– <text:span text:style-name="T248">- –- </text:span>– <text:span text:style-name="T248">- –- </text:span>– <text:span text:style-name="T248">- –- </text:span>– <text:span text:style-name="T248">- –- </text:span>– <text:span text:style-name="T248">- –- </text:span>– <text:span text:style-name="T248">- –- </text:span></text:p>
      <text:p text:style-name="P128"><text:span text:style-name="T37">must execute previously:</text:span> <text:span text:style-name="T187">quovink</text:span><text:span text:style-name="T77">(</text:span><text:span text:style-name="T187">runit</text:span><text:span text:style-name="T77">, </text:span><text:span text:style-name="T187">op2</text:span><text:span text:style-name="T77">);</text:span></text:p>
      <text:p text:style-name="P113"><text:span text:style-name="T77">m</text:span><text:span text:style-name="T37">ust form the subject.</text:span></text:p>
      <text:p text:style-name="P114"><text:span text:style-name="T37">then the readout stmt:<text:tab/></text:span><text:span text:style-name="T187">munit_readout</text:span><text:span text:style-name="T77">(</text:span><text:span text:style-name="T187">subject</text:span><text:span text:style-name="T77">, </text:span><text:span text:style-name="T187">runit</text:span><text:span text:style-name="T77">, </text:span><text:span text:style-name="T187">sigdigits</text:span><text:span text:style-name="T77">);</text:span></text:p>
      <text:p text:style-name="P180"><text:span text:style-name="T80">and</text:span><text:span text:style-name="T79"> in split_measure.h:<text:tab/></text:span><text:span text:style-name="T78">usually the line:</text:span></text:p>
      <text:p text:style-name="P181"><text:span text:style-name="T78"><text:tab/> </text:span><text:span text:style-name="T37"><text:tab/></text:span><text:span text:style-name="T203">case op2: </text:span><text:span text:style-name="T252">splitting</text:span><text:span text:style-name="T203"> nstrings, strings, numbers </text:span><text:span text:style-name="T252">end_splitting;</text:span></text:p>
      <text:p text:style-name="P183">with nstrings = <text:span text:style-name="T255">1 + the number of parts.</text:span></text:p>
      <text:p text:style-name="P182"><text:tab/>strings:<text:tab/>one for each part <text:span text:style-name="T257">– (nstrings – 1) strings</text:span></text:p>
      <text:p text:style-name="P182"><text:tab/>numbers:<text:tab/>one for each part <text:span text:style-name="T257">– (nstrings – 2) numbers</text:span></text:p>
      <text:p text:style-name="P125"><text:span text:style-name="T60">Example: </text:span><text:span text:style-name="T237">in vectordefs:</text:span><text:span text:style-name="T61"><text:tab/></text:span><text:span text:style-name="T178">munit_quantity inch = 25.4 * mm; </text:span><text:span text:style-name="T180">q</text:span><text:span text:style-name="T178">uovin</text:span><text:span text:style-name="T180">k</text:span><text:span text:style-name="T178">(inch, 15257);</text:span></text:p>
      <text:p text:style-name="P109"><text:span text:style-name="T27"><text:tab/></text:span><text:span text:style-name="T251">on page 3 here:<text:tab/></text:span><text:span text:style-name="T179">mnit_quantity xxia</text:span><text:span text:style-name="T181">u</text:span><text:span text:style-name="T182">v</text:span><text:span text:style-name="T179"> = </text:span><text:span text:style-name="T183">1</text:span><text:span text:style-name="T188">0677.5</text:span><text:span text:style-name="T183"> * </text:span><text:span text:style-name="T188">ft</text:span><text:span text:style-name="T183">;</text:span></text:p>
      <text:p text:style-name="P110"><text:span text:style-name="T28"><text:tab/></text:span><text:span text:style-name="T183">string aoXXS</text:span><text:span text:style-name="T184">m</text:span><text:span text:style-name="T183"> = munit_readout(</text:span><text:span text:style-name="T185">xxiauv,</text:span><text:span text:style-name="T183"> </text:span><text:span text:style-name="T181">inches</text:span><text:span text:style-name="T183">);</text:span></text:p>
      <text:p text:style-name="P129"><text:span text:style-name="T183"><text:tab/></text:span><text:span text:style-name="T256">and</text:span><text:span text:style-name="T207"> </text:span><text:span text:style-name="T253">in split_measure.h:</text:span></text:p>
      <text:p text:style-name="P111"><text:span text:style-name="T204"><text:tab/></text:span><text:span text:style-name="T215">case</text:span><text:span text:style-name="T204"> 15257: </text:span><text:span text:style-name="T216">splitting</text:span><text:span text:style-name="T205"> </text:span><text:span text:style-name="T204">4, "", " miles ", " ft ", <text:s text:c="2"/>" inches", 5280, 12 </text:span><text:span text:style-name="T216">end_spliting</text:span><text:span text:style-name="T204">;</text:span></text:p>
      <text:p text:style-name="P123">In th<text:span text:style-name="T257">is</text:span> example, op2 == 15257. <text:span text:style-name="T254">So, control passes to the line in cplit_measure.h that begins with case 15257.</text:span></text:p>
      <text:p text:style-name="P127">nstrings =<text:tab/>1 + the number of parts. <text:span text:style-name="T257">In this example nstrings = 4</text:span></text:p>
      <text:p text:style-name="P126"><text:tab/><text:tab/>In this example, the number <text:s/><text:span text:style-name="T206">subject / runit </text:span>is to be split into three </text:p>
      <text:p text:style-name="P112"><text:tab/><text:tab/>parts: miles, feet, and inches, e.g. <text:s/><text:span text:style-name="T250">2 miles 117 ft 6 inches.</text:span></text:p>
      <text:p text:style-name="P130">strings:<text:tab/>“miles”, “ft”, “inches” – the strings that represent the parts</text:p>
      <text:p text:style-name="P115"><text:tab/><text:tab/><text:span text:style-name="T257">three strings, since nstrings = 4 </text:span></text:p>
      <text:p text:style-name="P122"><text:tab/><text:tab/><text:span text:style-name="T257">Notice the null string before, in the split_measure line. See below for am <text:tab/><text:tab/>example of where there is a non-null string in this position.</text:span></text:p>
      <text:p text:style-name="P131">Numbers:<text:tab/><text:span text:style-name="T258">the limiting numbers of each part</text:span></text:p>
      <text:p text:style-name="P116"><text:tab/><text:tab/><text:span text:style-name="T258">two numbers, since nstrings = 4.</text:span></text:p>
      <text:p text:style-name="P131"><text:tab/><text:tab/><text:span text:style-name="T258">In this example, </text:span>5280, 12 <text:span text:style-name="T258">– in keeping with the fact that there are twelve <text:tab/><text:tab/>inches in one ft and <text:tab/>5280 ft in a mile.</text:span></text:p>
      <text:p text:style-name="P141"><text:tab/></text:p>
      <text:p text:style-name="P133"/>
      <text:p text:style-name="P133"/>
      <text:p text:style-name="P133"/>
      <text:p text:style-name="P135"/>
      <text:p text:style-name="P133"><text:s/></text:p>
      <text:p text:style-name="P140"><text:span text:style-name="T69"><text:s/></text:span><text:span text:style-name="T68"><text:s/></text:span><text:span text:style-name="T71">date arithmetic</text:span></text:p>
      <text:p text:style-name="P137">– <text:span text:style-name="T248">- –- </text:span>– <text:span text:style-name="T248">- –- </text:span>– <text:span text:style-name="T248">- –- </text:span>– <text:span text:style-name="T248">- –- </text:span>– <text:span text:style-name="T248">- –- </text:span>– <text:span text:style-name="T248">- –- </text:span>– <text:span text:style-name="T248">- –- </text:span></text:p>
      <text:p text:style-name="P190">In the last part <text:span text:style-name="T259">of the munit_system.cpp file, it shows munit_place dates and yrmo dates being formed and read out.</text:span></text:p>
      <text:p text:style-name="P191">You might, just for the neck of it, want to check them against a spreadsheet.</text:p>
      <text:p text:style-name="P189">Even though date arithmetic is available in spreadsheets, there doesn’t seem to be any such facility that one can put in C/C++ code; but with this package, now there is.</text:p>
      <text:p text:style-name="P188">My date arithmetic is not quite accurate for years before the Gregorian calendar was universally adopted, but the spreadsheets’ date arithmetic isn’t either.</text:p>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1" svg:font-family="Roboto"/>
    <style:font-face style:name="FZSongTi1" svg:font-family="FZSongTi"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ZSongTi" svg:font-family="FZSongTi"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Ti" style:font-size-asian="10.5pt" style:language-asian="zh" style:country-asian="CN" style:font-name-complex="Robot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FZSongTi" style:font-size-asian="10.5pt" style:language-asian="zh" style:country-asian="CN" style:font-name-complex="Roboto"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FZSongTi" style:font-family-asian="FZSongTi" style:font-family-generic-asian="system" style:font-pitch-asian="variable" style:font-size-asian="14pt" style:font-name-complex="Roboto"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Roboto1" style:font-family-complex="Roboto"/>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Roboto1"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1" style:font-family-complex="Roboto"/>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FZSongTi1" style:font-family-asian="FZSongTi"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799in" fo:margin-bottom="0.5598in" fo:margin-left="0.8543in" fo:margin-right="0.27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2.3799in" fo:margin-right="0in" fo:margin-bottom="0.2in" style:shadow="none"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4201in" fo:margin-bottom="0.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7</text:page-number></text:p>
      </style:header>
      <style:header-first>
        <text:p text:style-name="Header_20_left"><text:page-number text:select-page="current">2</text:page-number></text:p>
      </style:header-first>
      <style:header-left>
        <text:p text:style-name="Header"><text:page-number text:select-page="current">8</text:page-number></text:p>
      </style:header-left>
    </style:master-page>
    <style:master-page style:name="HTML" style:page-layout-name="Mpm2"/>
    <style:master-page style:name="First_20_Page" style:display-name="First Page" style:page-layout-name="Mpm3" style:next-style-name="Standard">
      <style:header>
        <text:p text:style-name="Header"/>
      </style:head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7:48:39.780273099</meta:creation-date>
    <dc:date>2018-04-30T18:33:18.177015167</dc:date>
    <meta:editing-duration>P2DT1H29M34S</meta:editing-duration>
    <meta:editing-cycles>202</meta:editing-cycles>
    <meta:generator>LibreOffice/5.2.5.1$Linux_X86_64 LibreOffice_project/20m0$Build-1</meta:generator>
    <meta:print-date>2018-04-27T20:04:40.855860473</meta:print-date>
    <meta:document-statistic meta:table-count="0" meta:image-count="0" meta:object-count="0" meta:page-count="8" meta:paragraph-count="206" meta:word-count="2644" meta:character-count="17115" meta:non-whitespace-character-count="14126"/>
  </office:meta>
</office:document-meta>
</file>